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fo:text-align="justify" style:justify-single-word="false"/>
    </style:style>
    <style:style style:name="P3"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4" style:family="paragraph" style:parent-style-name="Text_20_body">
      <style:paragraph-properties fo:line-height="150%" fo:text-align="justify" style:justify-single-word="false"/>
      <style:text-properties officeooo:paragraph-rsid="000ff2f6"/>
    </style:style>
    <style:style style:name="P5" style:family="paragraph" style:parent-style-name="Text_20_body">
      <style:paragraph-properties fo:line-height="150%" fo:text-align="justify" style:justify-single-word="false"/>
      <style:text-properties officeooo:paragraph-rsid="00113d2a"/>
    </style:style>
    <style:style style:name="P6" style:family="paragraph" style:parent-style-name="Text_20_body">
      <style:paragraph-properties fo:line-height="150%" fo:text-align="justify" style:justify-single-word="false"/>
      <style:text-properties officeooo:paragraph-rsid="00126878"/>
    </style:style>
    <style:style style:name="P7" style:family="paragraph" style:parent-style-name="Text_20_body">
      <style:paragraph-properties fo:text-align="justify" style:justify-single-word="false"/>
    </style:style>
    <style:style style:name="P8"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fo:hyphenate="true" fo:hyphenation-remain-char-count="2" fo:hyphenation-push-char-count="2"/>
    </style:style>
    <style:style style:name="P9"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style:font-weight-complex="bold" fo:hyphenate="true" fo:hyphenation-remain-char-count="2" fo:hyphenation-push-char-count="2"/>
    </style:style>
    <style:style style:name="P10" style:family="paragraph" style:parent-style-name="Text_20_body">
      <style:paragraph-properties fo:line-height="150%" fo:text-align="justify" style:justify-single-word="false"/>
      <style:text-properties style:text-underline-style="solid" style:text-underline-width="auto" style:text-underline-color="font-color" fo:font-weight="bold" officeooo:rsid="00113d2a" officeooo:paragraph-rsid="00113d2a" style:font-weight-asian="bold" style:font-weight-complex="bold"/>
    </style:style>
    <style:style style:name="P11" style:family="paragraph" style:parent-style-name="Text_20_body">
      <style:paragraph-properties fo:line-height="150%" fo:text-align="justify" style:justify-single-word="false"/>
      <style:text-properties fo:font-weight="bold" style:font-weight-asian="bold" style:font-weight-complex="bold"/>
    </style:style>
    <style:style style:name="P12" style:family="paragraph" style:parent-style-name="Text_20_body">
      <style:paragraph-properties fo:line-height="150%" fo:text-align="justify" style:justify-single-word="false"/>
      <style:text-properties fo:language="fr" fo:country="FR" officeooo:paragraph-rsid="000ff2f6"/>
    </style:style>
    <style:style style:name="P13" style:family="paragraph" style:parent-style-name="Text_20_body">
      <style:paragraph-properties fo:line-height="150%" fo:text-align="justify" style:justify-single-word="false"/>
      <style:text-properties fo:language="fr" fo:country="FR" officeooo:rsid="0019d5a1" officeooo:paragraph-rsid="000ff2f6"/>
    </style:style>
    <style:style style:name="P14" style:family="paragraph" style:parent-style-name="Text_20_body">
      <style:paragraph-properties fo:line-height="150%" fo:text-align="justify" style:justify-single-word="false"/>
      <style:text-properties fo:language="fr" fo:country="FR" officeooo:rsid="002dea7e" officeooo:paragraph-rsid="000ff2f6"/>
    </style:style>
    <style:style style:name="P15"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0ff2f6" style:font-weight-asian="normal" style:font-weight-complex="normal"/>
    </style:style>
    <style:style style:name="P16" style:family="paragraph" style:parent-style-name="Text_20_body">
      <style:paragraph-properties fo:line-height="150%" fo:text-align="justify" style:justify-single-word="false"/>
      <style:text-properties officeooo:rsid="0031ca7c" officeooo:paragraph-rsid="000ff2f6"/>
    </style:style>
    <style:style style:name="P17" style:family="paragraph" style:parent-style-name="Text_20_body">
      <style:paragraph-properties fo:line-height="150%" fo:text-align="justify" style:justify-single-word="false"/>
      <style:text-properties officeooo:rsid="00113d2a" officeooo:paragraph-rsid="00113d2a"/>
    </style:style>
    <style:style style:name="P18" style:family="paragraph" style:parent-style-name="Text_20_body">
      <style:paragraph-properties fo:margin-left="1.251cm" fo:margin-right="0cm" fo:line-height="150%" fo:text-align="justify" style:justify-single-word="false" fo:hyphenation-ladder-count="no-limit" fo:text-indent="0cm" style:auto-text-indent="false"/>
      <style:text-properties fo:hyphenate="true" fo:hyphenation-remain-char-count="2" fo:hyphenation-push-char-count="2"/>
    </style:style>
    <style:style style:name="P19"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20" style:family="paragraph" style:parent-style-name="Normal1">
      <style:paragraph-properties fo:line-height="150%"/>
    </style:style>
    <style:style style:name="P21" style:family="paragraph" style:parent-style-name="Normal1">
      <style:paragraph-properties fo:line-height="150%" fo:text-align="justify" style:justify-single-word="false"/>
    </style:style>
    <style:style style:name="P22" style:family="paragraph" style:parent-style-name="Normal1">
      <style:paragraph-properties fo:line-height="150%" fo:text-align="justify" style:justify-single-word="false" fo:hyphenation-ladder-count="no-limit"/>
      <style:text-properties fo:hyphenate="true" fo:hyphenation-remain-char-count="2" fo:hyphenation-push-char-count="2"/>
    </style:style>
    <style:style style:name="P23" style:family="paragraph" style:parent-style-name="LO-Normal">
      <style:paragraph-properties fo:line-height="150%" fo:text-align="justify" style:justify-single-word="false" fo:orphans="2" fo:widows="2" fo:hyphenation-ladder-count="no-limit"/>
      <style:text-properties fo:hyphenate="true" fo:hyphenation-remain-char-count="2" fo:hyphenation-push-char-count="2"/>
    </style:style>
    <style:style style:name="P24" style:family="paragraph" style:parent-style-name="Text_20_body">
      <style:paragraph-properties fo:margin-left="0cm" fo:margin-right="0cm" fo:line-height="150%" fo:text-align="justify" style:justify-single-word="false" fo:text-indent="1.251cm" style:auto-text-indent="false"/>
    </style:style>
    <style:style style:name="P25" style:family="paragraph" style:parent-style-name="LO-Normal">
      <style:paragraph-properties fo:margin-left="0cm" fo:margin-right="0cm" fo:line-height="150%" fo:text-align="justify" style:justify-single-word="false" fo:orphans="2" fo:widows="2" fo:hyphenation-ladder-count="no-limit" fo:text-indent="1.251cm" style:auto-text-indent="false"/>
      <style:text-properties fo:hyphenate="true" fo:hyphenation-remain-char-count="2" fo:hyphenation-push-char-count="2"/>
    </style:style>
    <style:style style:name="P26" style:family="paragraph" style:parent-style-name="Text_20_body">
      <style:paragraph-properties fo:margin-left="0cm" fo:margin-right="0cm" fo:line-height="150%" fo:text-align="justify" style:justify-single-word="false" fo:text-indent="1.27cm" style:auto-text-indent="false"/>
    </style:style>
    <style:style style:name="P27" style:family="paragraph" style:parent-style-name="Text_20_body">
      <style:paragraph-properties fo:margin-left="0cm" fo:margin-right="0cm" fo:line-height="150%" fo:text-align="justify" style:justify-single-word="false" fo:text-indent="1.27cm" style:auto-text-indent="false"/>
      <style:text-properties officeooo:paragraph-rsid="000e65cc"/>
    </style:style>
    <style:style style:name="P28" style:family="paragraph" style:parent-style-name="Text_20_body">
      <style:paragraph-properties fo:margin-left="0cm" fo:margin-right="0cm" fo:line-height="150%" fo:text-align="justify" style:justify-single-word="false" fo:text-indent="1.27cm" style:auto-text-indent="false"/>
      <style:text-properties officeooo:paragraph-rsid="00113d2a"/>
    </style:style>
    <style:style style:name="P29" style:family="paragraph" style:parent-style-name="Text_20_body">
      <style:paragraph-properties fo:margin-left="1.27cm" fo:margin-right="0cm" fo:line-height="100%" fo:text-align="justify" style:justify-single-word="false" fo:hyphenation-ladder-count="no-limit" fo:text-indent="0cm" style:auto-text-indent="false"/>
      <style:text-properties fo:hyphenate="true" fo:hyphenation-remain-char-count="2" fo:hyphenation-push-char-count="2"/>
    </style:style>
    <style:style style:name="P30" style:family="paragraph" style:parent-style-name="Text_20_body">
      <style:paragraph-properties fo:margin-left="1.27cm" fo:margin-right="0cm" fo:line-height="10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31"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0ff2f6" style:font-style-asian="italic" style:font-style-complex="italic"/>
    </style:style>
    <style:style style:name="P32"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0ff2f6"/>
    </style:style>
    <style:style style:name="P33" style:family="paragraph" style:parent-style-name="Footnote">
      <style:paragraph-properties fo:margin-left="0cm" fo:margin-right="0cm" fo:text-indent="0cm" style:auto-text-indent="false"/>
    </style:style>
    <style:style style:name="P34" style:family="paragraph" style:parent-style-name="Footnote">
      <style:paragraph-properties fo:margin-left="0cm" fo:margin-right="0cm" fo:text-indent="0cm" style:auto-text-indent="false"/>
      <style:text-properties officeooo:rsid="000c60bc" officeooo:paragraph-rsid="000c60bc"/>
    </style:style>
    <style:style style:name="P35"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36"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37" style:family="paragraph" style:parent-style-name="Text_20_body">
      <style:paragraph-properties fo:margin-left="0cm" fo:margin-right="0cm" fo:line-height="150%" fo:text-align="justify" style:justify-single-word="false" fo:text-indent="0cm" style:auto-text-indent="false"/>
      <style:text-properties officeooo:rsid="00113d2a" officeooo:paragraph-rsid="00113d2a"/>
    </style:style>
    <style:style style:name="P38" style:family="paragraph" style:parent-style-name="Normal">
      <style:text-properties fo:language="fr" fo:country="FR" officeooo:paragraph-rsid="000ff2f6"/>
    </style:style>
    <style:style style:name="P39"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0e286" fo:hyphenate="true" fo:hyphenation-remain-char-count="2" fo:hyphenation-push-char-count="2"/>
    </style:style>
    <style:style style:name="P40" style:family="paragraph" style:parent-style-name="Footnote">
      <style:text-properties style:font-name="Liberation Serif"/>
    </style:style>
    <style:style style:name="P41" style:family="paragraph" style:parent-style-name="Footnote">
      <style:text-properties style:font-name="Liberation Serif" fo:language="fr" fo:country="FR"/>
    </style:style>
    <style:style style:name="P42" style:family="paragraph" style:parent-style-name="Footnote">
      <style:text-properties style:font-name="Liberation Serif" fo:language="fr" fo:country="FR" officeooo:rsid="0025e690" officeooo:paragraph-rsid="0025e690"/>
    </style:style>
    <style:style style:name="P43" style:family="paragraph" style:parent-style-name="Footnote">
      <style:text-properties style:font-name="Liberation Serif" fo:font-style="italic" officeooo:rsid="00295e05" officeooo:paragraph-rsid="00295e05" style:font-style-asian="italic" style:font-style-complex="italic"/>
    </style:style>
    <style:style style:name="P44" style:family="paragraph" style:parent-style-name="Footnote">
      <style:text-properties style:font-name="Liberation Serif" officeooo:rsid="00295e05" officeooo:paragraph-rsid="0029d3e8"/>
    </style:style>
    <style:style style:name="P45" style:family="paragraph" style:parent-style-name="Footnote">
      <style:text-properties style:font-name="Liberation Serif" officeooo:rsid="0037a1a0" officeooo:paragraph-rsid="0037a1a0"/>
    </style:style>
    <style:style style:name="P46" style:family="paragraph" style:parent-style-name="Footnote">
      <style:text-properties style:font-name="Liberation Serif" officeooo:rsid="00383cb1" officeooo:paragraph-rsid="003a2362"/>
    </style:style>
    <style:style style:name="P47" style:family="paragraph" style:parent-style-name="Footnote">
      <style:text-properties style:font-name="Liberation Serif" officeooo:rsid="00126878" officeooo:paragraph-rsid="00126878"/>
    </style:style>
    <style:style style:name="P48" style:family="paragraph" style:parent-style-name="Footnote">
      <style:text-properties officeooo:rsid="002dea7e" officeooo:paragraph-rsid="000ff2f6"/>
    </style:style>
    <style:style style:name="P49" style:family="paragraph" style:parent-style-name="Footnote">
      <style:text-properties officeooo:rsid="003a2362" officeooo:paragraph-rsid="003a2362"/>
    </style:style>
    <style:style style:name="P50" style:family="paragraph" style:parent-style-name="Footnote">
      <style:text-properties officeooo:rsid="003a2362" officeooo:paragraph-rsid="000ff2f6"/>
    </style:style>
    <style:style style:name="P51" style:family="paragraph" style:parent-style-name="Footnote">
      <style:text-properties officeooo:rsid="00126878" officeooo:paragraph-rsid="00126878"/>
    </style:style>
    <style:style style:name="P52" style:family="paragraph" style:parent-style-name="Standard">
      <style:paragraph-properties fo:text-align="justify" style:justify-single-word="false"/>
      <style:text-properties style:font-name="Liberation Serif" officeooo:paragraph-rsid="00191e48"/>
    </style:style>
    <style:style style:name="P53" style:family="paragraph" style:parent-style-name="Standard">
      <style:paragraph-properties fo:line-height="150%" fo:text-align="justify" style:justify-single-word="false"/>
      <style:text-properties fo:font-size="12pt" officeooo:rsid="001ab208" officeooo:paragraph-rsid="001c7135" style:font-size-asian="12pt" style:font-size-complex="12pt"/>
    </style:style>
    <style:style style:name="P54" style:family="paragraph" style:parent-style-name="Standard">
      <style:paragraph-properties fo:text-align="justify" style:justify-single-word="false"/>
      <style:text-properties fo:font-size="12pt" officeooo:paragraph-rsid="001c7135" style:font-size-asian="12pt" style:font-size-complex="12pt"/>
    </style:style>
    <style:style style:name="P55" style:family="paragraph" style:parent-style-name="Standard">
      <style:paragraph-properties fo:text-align="justify" style:justify-single-word="false"/>
      <style:text-properties fo:font-size="12pt" officeooo:rsid="00193916" officeooo:paragraph-rsid="001c7135" style:font-size-asian="12pt" style:font-size-complex="12pt"/>
    </style:style>
    <style:style style:name="P56" style:family="paragraph" style:parent-style-name="Standard">
      <style:paragraph-properties fo:text-align="justify" style:justify-single-word="false"/>
      <style:text-properties fo:font-size="12pt" fo:font-style="italic" officeooo:rsid="00194524" officeooo:paragraph-rsid="001c7135" style:font-size-asian="12pt" style:font-style-asian="italic" style:font-size-complex="12pt" style:font-style-complex="italic"/>
    </style:style>
    <style:style style:name="P57" style:family="paragraph" style:parent-style-name="Standard">
      <style:paragraph-properties fo:text-align="justify" style:justify-single-word="false"/>
      <style:text-properties fo:font-size="12pt" fo:font-style="italic" officeooo:rsid="00193916" officeooo:paragraph-rsid="001c7135" style:font-size-asian="12pt" style:font-style-asian="italic" style:font-size-complex="12pt" style:font-style-complex="italic"/>
    </style:style>
    <style:style style:name="P58" style:family="paragraph" style:parent-style-name="Standard">
      <style:paragraph-properties fo:text-align="justify" style:justify-single-word="false"/>
      <style:text-properties fo:font-size="12pt" fo:font-style="italic" officeooo:paragraph-rsid="001c7135" style:font-size-asian="12pt" style:font-style-asian="italic" style:font-size-complex="12pt" style:font-style-complex="italic"/>
    </style:style>
    <style:style style:name="P59" style:family="paragraph" style:parent-style-name="Standard">
      <style:paragraph-properties fo:text-align="justify" style:justify-single-word="false"/>
      <style:text-properties fo:font-size="12pt" fo:font-style="italic" style:text-underline-style="solid" style:text-underline-width="auto" style:text-underline-color="font-color" fo:font-weight="bold" officeooo:rsid="001a8daf" officeooo:paragraph-rsid="001c7135" style:font-size-asian="12pt" style:font-style-asian="italic" style:font-weight-asian="bold" style:font-size-complex="12pt" style:font-style-complex="italic" style:font-weight-complex="bold"/>
    </style:style>
    <style:style style:name="P60" style:family="paragraph" style:parent-style-name="Standard">
      <style:paragraph-properties fo:text-align="justify" style:justify-single-word="false"/>
      <style:text-properties fo:font-size="12pt" fo:font-style="normal" officeooo:rsid="00193916" officeooo:paragraph-rsid="001c7135" style:font-size-asian="12pt" style:font-style-asian="normal" style:font-size-complex="12pt" style:font-style-complex="normal"/>
    </style:style>
    <style:style style:name="P61" style:family="paragraph" style:parent-style-name="Standard">
      <style:paragraph-properties fo:text-align="justify" style:justify-single-word="false"/>
      <style:text-properties fo:font-size="12pt" fo:font-style="normal" officeooo:rsid="00194524" officeooo:paragraph-rsid="001c7135" style:font-size-asian="12pt" style:font-style-asian="normal" style:font-size-complex="12pt" style:font-style-complex="normal"/>
    </style:style>
    <style:style style:name="P62" style:family="paragraph" style:parent-style-name="Standard">
      <style:paragraph-properties fo:text-align="justify" style:justify-single-word="false"/>
      <style:text-properties fo:font-size="12pt" fo:font-style="normal" style:text-underline-style="solid" style:text-underline-width="auto" style:text-underline-color="font-color" officeooo:rsid="00194524" officeooo:paragraph-rsid="001c7135" style:font-size-asian="12pt" style:font-style-asian="normal" style:font-size-complex="12pt" style:font-style-complex="normal"/>
    </style:style>
    <style:style style:name="P63"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194524" officeooo:paragraph-rsid="001c7135" style:font-size-asian="12pt" style:font-style-asian="normal" style:font-weight-asian="bold" style:font-size-complex="12pt" style:font-style-complex="normal" style:font-weight-complex="bold"/>
    </style:style>
    <style:style style:name="P64" style:family="paragraph" style:parent-style-name="Standard">
      <style:paragraph-properties fo:text-align="justify" style:justify-single-word="false"/>
      <style:text-properties fo:font-size="12pt" fo:language="en" fo:country="US" fo:font-style="italic" officeooo:paragraph-rsid="001c7135" style:font-size-asian="12pt" style:font-style-asian="italic" style:font-size-complex="12pt" style:font-style-complex="italic"/>
    </style:style>
    <style:style style:name="P6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a8daf" officeooo:paragraph-rsid="001c7135" style:font-size-asian="12pt" style:font-weight-asian="bold" style:font-size-complex="12pt" style:font-weight-complex="bold"/>
    </style:style>
    <style:style style:name="P66" style:family="paragraph" style:parent-style-name="Standard">
      <style:paragraph-properties fo:margin-left="0cm" fo:margin-right="0cm" fo:text-align="justify" style:justify-single-word="false" fo:text-indent="0cm" style:auto-text-indent="false"/>
      <style:text-properties fo:font-size="12pt" fo:font-style="italic" fo:font-weight="normal" officeooo:rsid="00194524" officeooo:paragraph-rsid="001c7135" style:font-size-asian="12pt" style:font-style-asian="italic" style:font-weight-asian="normal" style:font-size-complex="12pt" style:font-style-complex="italic"/>
    </style:style>
    <style:style style:name="P67" style:family="paragraph" style:parent-style-name="Standard">
      <style:paragraph-properties fo:margin-left="0cm" fo:margin-right="0cm" fo:text-align="justify" style:justify-single-word="false" fo:text-indent="0cm" style:auto-text-indent="false"/>
      <style:text-properties fo:font-size="12pt" fo:font-style="italic" officeooo:rsid="00194524" officeooo:paragraph-rsid="001c7135" style:font-size-asian="12pt" style:font-style-asian="italic" style:font-size-complex="12pt" style:font-style-complex="italic"/>
    </style:style>
    <style:style style:name="P68" style:family="paragraph" style:parent-style-name="Standard">
      <style:paragraph-properties fo:margin-left="0cm" fo:margin-right="0cm" fo:text-align="justify" style:justify-single-word="false" fo:text-indent="0cm" style:auto-text-indent="false"/>
      <style:text-properties fo:font-size="12pt" fo:font-style="italic" officeooo:rsid="00193916" officeooo:paragraph-rsid="001c7135" style:font-size-asian="12pt" style:font-style-asian="italic" style:font-size-complex="12pt" style:font-style-complex="italic"/>
    </style:style>
    <style:style style:name="P69" style:family="paragraph" style:parent-style-name="Standard">
      <style:paragraph-properties fo:text-align="justify" style:justify-single-word="false" fo:background-color="#ffff00">
        <style:background-image/>
      </style:paragraph-properties>
      <style:text-properties fo:font-size="12pt" fo:font-style="italic" officeooo:rsid="00193916" officeooo:paragraph-rsid="001c7135" style:font-size-asian="12pt" style:font-style-asian="italic" style:font-size-complex="12pt" style:font-style-complex="italic"/>
    </style:style>
    <style:style style:name="P70" style:family="paragraph" style:parent-style-name="Heading_20_3">
      <style:paragraph-properties fo:line-height="150%"/>
    </style:style>
    <style:style style:name="P71" style:family="paragraph" style:parent-style-name="Text_20_body" style:master-page-name="Standard">
      <style:paragraph-properties fo:line-height="150%" fo:text-align="justify" style:justify-single-word="false" fo:hyphenation-ladder-count="no-limit" style:page-number="auto"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72"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73" style:family="paragraph" style:parent-style-name="Text_20_body" style:list-style-name="WWNum1">
      <style:paragraph-properties fo:line-height="150%" fo:text-align="justify" style:justify-single-word="false" fo:hyphenation-ladder-count="no-limit"/>
      <style:text-properties fo:hyphenate="true" fo:hyphenation-remain-char-count="2" fo:hyphenation-push-char-count="2"/>
    </style:style>
    <style:style style:name="P74" style:family="paragraph" style:parent-style-name="Text_20_body">
      <style:paragraph-properties fo:line-height="150%" fo:text-align="justify" style:justify-single-word="false"/>
      <style:text-properties officeooo:paragraph-rsid="00160211"/>
    </style:style>
    <style:style style:name="P75" style:family="paragraph" style:parent-style-name="Text_20_body" style:list-style-name="L1">
      <style:paragraph-properties fo:line-height="150%" fo:text-align="justify" style:justify-single-word="false"/>
      <style:text-properties fo:language="fr" fo:country="FR" officeooo:rsid="0019d5a1" officeooo:paragraph-rsid="000ff2f6"/>
    </style:style>
    <style:style style:name="P76" style:family="paragraph" style:parent-style-name="Text_20_body">
      <style:paragraph-properties fo:line-height="150%" fo:text-align="justify" style:justify-single-word="false"/>
      <style:text-properties fo:language="fr" fo:country="FR" officeooo:rsid="0029d3e8" officeooo:paragraph-rsid="000ff2f6"/>
    </style:style>
    <style:style style:name="P77" style:family="paragraph" style:parent-style-name="Text_20_body">
      <style:paragraph-properties fo:line-height="150%" fo:text-align="justify" style:justify-single-word="false"/>
      <style:text-properties style:font-name="Liberation Sans" fo:font-style="italic" style:text-underline-style="none" fo:font-weight="bold" officeooo:paragraph-rsid="00160211" style:font-style-asian="italic" style:font-weight-asian="bold" style:font-style-complex="italic" style:font-weight-complex="bold"/>
    </style:style>
    <style:style style:name="P78" style:family="paragraph" style:parent-style-name="Text_20_body">
      <style:paragraph-properties fo:line-height="150%" fo:text-align="justify" style:justify-single-word="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79" style:family="paragraph" style:parent-style-name="Text_20_body">
      <style:paragraph-properties fo:line-height="150%" fo:text-align="justify" style:justify-single-word="false"/>
      <style:text-properties style:font-name="Liberation Sans" style:text-underline-style="solid" style:text-underline-width="auto" style:text-underline-color="font-color" fo:font-weight="bold" style:font-weight-asian="bold" style:font-weight-complex="bold"/>
    </style:style>
    <style:style style:name="P80"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81" style:family="paragraph" style:parent-style-name="Text_20_body">
      <style:paragraph-properties fo:line-height="150%" fo:text-align="start" style:justify-single-word="false"/>
      <style:text-properties style:font-name="Liberation Sans" style:text-underline-style="solid" style:text-underline-width="auto" style:text-underline-color="font-color" fo:font-weight="bold" style:font-weight-asian="bold" style:font-weight-complex="bold"/>
    </style:style>
    <style:style style:name="P82"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fo:hyphenate="true" fo:hyphenation-remain-char-count="2" fo:hyphenation-push-char-count="2"/>
    </style:style>
    <style:style style:name="P83" style:family="paragraph" style:parent-style-name="Text_20_body">
      <style:paragraph-properties fo:line-height="150%" fo:text-align="justify" style:justify-single-word="false" fo:hyphenation-ladder-count="no-limit"/>
      <style:text-properties style:font-name="Liberation Sans" fo:font-style="normal" style:text-underline-style="solid" style:text-underline-width="auto" style:text-underline-color="font-color" fo:font-weight="bold" style:font-style-asian="normal" style:font-weight-asian="bold" style:font-style-complex="normal" style:font-weight-complex="bold" fo:hyphenate="true" fo:hyphenation-remain-char-count="2" fo:hyphenation-push-char-count="2"/>
    </style:style>
    <style:style style:name="P84" style:family="paragraph" style:parent-style-name="Text_20_body">
      <style:paragraph-properties fo:line-height="150%" fo:text-align="justify" style:justify-single-word="false"/>
      <style:text-properties style:font-name="Liberation Sans" fo:font-style="normal" style:text-underline-style="solid" style:text-underline-width="auto" style:text-underline-color="font-color" fo:font-weight="bold" officeooo:paragraph-rsid="00160211" style:font-style-asian="normal" style:font-weight-asian="bold" style:font-style-complex="normal" style:font-weight-complex="bold"/>
    </style:style>
    <style:style style:name="P85" style:family="paragraph" style:parent-style-name="Text_20_body">
      <style:paragraph-properties fo:text-align="justify" style:justify-single-word="false"/>
      <style:text-properties style:font-name="Liberation Sans"/>
    </style:style>
    <style:style style:name="P86"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19d5a1" officeooo:paragraph-rsid="000ff2f6" style:font-weight-asian="bold" style:font-weight-complex="bold"/>
    </style:style>
    <style:style style:name="P87"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31ca7c" officeooo:paragraph-rsid="000ff2f6" style:font-weight-asian="bold" style:font-weight-complex="bold"/>
    </style:style>
    <style:style style:name="P88"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dea7e" officeooo:paragraph-rsid="000ff2f6" style:font-style-asian="italic" style:font-weight-asian="bold" style:font-style-complex="italic" style:font-weight-complex="bold"/>
    </style:style>
    <style:style style:name="P89" style:family="paragraph" style:parent-style-name="Text_20_body">
      <style:paragraph-properties fo:line-height="150%" fo:text-align="justify" style:justify-single-word="false"/>
      <style:text-properties style:text-underline-style="solid" style:text-underline-width="auto" style:text-underline-color="font-color" fo:font-weight="bold" officeooo:paragraph-rsid="00160211" style:font-weight-asian="bold" style:font-weight-complex="bold"/>
    </style:style>
    <style:style style:name="P90" style:family="paragraph" style:parent-style-name="Text_20_body">
      <style:paragraph-properties fo:line-height="150%" fo:text-align="justify" style:justify-single-word="false"/>
      <style:text-properties officeooo:rsid="001ab208" officeooo:paragraph-rsid="001ab208"/>
    </style:style>
    <style:style style:name="P91" style:family="paragraph" style:parent-style-name="Text_20_body">
      <style:paragraph-properties fo:margin-left="0cm" fo:margin-right="0cm" fo:line-height="150%" fo:text-align="justify" style:justify-single-word="false" fo:text-indent="1.27cm" style:auto-text-indent="false"/>
      <style:text-properties officeooo:rsid="00113d2a" officeooo:paragraph-rsid="00113d2a"/>
    </style:style>
    <style:style style:name="P92"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officeooo:rsid="002e7292" officeooo:paragraph-rsid="000ff2f6" style:font-style-asian="normal" style:font-style-complex="normal"/>
    </style:style>
    <style:style style:name="P93"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94" style:family="paragraph" style:parent-style-name="Text_20_body">
      <style:paragraph-properties fo:margin-left="0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95" style:family="paragraph" style:parent-style-name="Text_20_body">
      <style:paragraph-properties fo:margin-left="0cm" fo:margin-right="0cm" fo:line-height="150%" fo:text-align="justify" style:justify-single-word="false" fo:text-indent="0cm" style:auto-text-indent="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96" style:family="paragraph" style:parent-style-name="Text_20_body">
      <style:paragraph-properties fo:line-height="150%" fo:text-align="justify" style:justify-single-word="false"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style:style>
    <style:style style:name="P97"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98" style:family="paragraph" style:parent-style-name="Text_20_body">
      <style:paragraph-properties fo:margin-left="1.251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99" style:family="paragraph" style:parent-style-name="Text_20_body" style:master-page-name="Standard">
      <style:paragraph-properties fo:line-height="150%" fo:text-align="justify" style:justify-single-word="false" style:page-number="auto" fo:break-before="page"/>
      <style:text-properties style:font-name="Liberation Sans" fo:font-size="16pt" style:text-underline-style="solid" style:text-underline-width="auto" style:text-underline-color="font-color" fo:font-weight="bold" officeooo:rsid="001c7135" officeooo:paragraph-rsid="001c7135" style:font-size-asian="16pt" style:font-weight-asian="bold" style:font-size-complex="16pt" style:font-weight-complex="bold"/>
    </style:style>
    <style:style style:name="P100" style:family="paragraph" style:parent-style-name="Heading_20_2">
      <style:text-properties style:font-name="Liberation Sans" style:text-underline-style="solid" style:text-underline-width="auto" style:text-underline-color="font-color" fo:font-weight="bold" style:font-weight-asian="bold" style:font-weight-complex="bold"/>
    </style:style>
    <style:style style:name="P101" style:family="paragraph" style:parent-style-name="Heading_20_2">
      <style:text-properties style:font-name="Liberation Sans" fo:language="fr" fo:country="FR" style:text-underline-style="solid" style:text-underline-width="auto" style:text-underline-color="font-color" officeooo:paragraph-rsid="000ff2f6"/>
    </style:style>
    <style:style style:name="P102" style:family="paragraph" style:parent-style-name="Heading_20_1">
      <style:paragraph-properties fo:break-before="page"/>
      <style:text-properties style:font-name="Liberation Sans" fo:font-size="16pt" style:text-underline-style="solid" style:text-underline-width="auto" style:text-underline-color="font-color" fo:font-weight="bold" style:font-size-asian="16pt" style:font-weight-asian="bold" style:font-size-complex="16pt" style:font-weight-complex="bold"/>
    </style:style>
    <style:style style:name="P103" style:family="paragraph" style:parent-style-name="Heading_20_1">
      <style:paragraph-properties fo:break-before="page"/>
      <style:text-properties style:font-name="Liberation Sans" fo:font-size="16pt" fo:language="fr" fo:country="FR" style:text-underline-style="solid" style:text-underline-width="auto" style:text-underline-color="font-color" officeooo:paragraph-rsid="000ff2f6" style:font-size-asian="16pt" style:font-size-complex="16pt"/>
    </style:style>
    <style:style style:name="P104" style:family="paragraph" style:parent-style-name="Heading_20_4">
      <style:paragraph-properties fo:line-height="150%"/>
      <style:text-properties style:font-name="Liberation Serif1" fo:font-size="12pt" style:font-size-asian="12pt"/>
    </style:style>
    <style:style style:name="P105" style:family="paragraph" style:parent-style-name="Heading_20_4">
      <style:paragraph-properties fo:line-height="150%"/>
      <style:text-properties fo:color="#00000a" style:font-name="Liberation Sans" fo:font-size="14pt" fo:font-style="italic" style:text-underline-style="solid" style:text-underline-width="auto" style:text-underline-color="font-color" style:font-size-asian="14pt" style:font-style-asian="italic" style:font-size-complex="14pt" style:font-style-complex="italic"/>
    </style:style>
    <style:style style:name="P106" style:family="paragraph" style:parent-style-name="Normal1">
      <style:paragraph-properties fo:margin-left="1.251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07" style:family="paragraph" style:parent-style-name="Footnote" style:master-page-name="Converted1">
      <style:paragraph-properties style:page-number="auto"/>
    </style:style>
    <style:style style:name="P108" style:family="paragraph" style:parent-style-name="Footnote" style:master-page-name="Converted2">
      <style:paragraph-properties style:page-number="auto"/>
    </style:style>
    <style:style style:name="P109" style:family="paragraph" style:parent-style-name="Footnote" style:master-page-name="Converted3">
      <style:paragraph-properties style:page-number="auto"/>
    </style:style>
    <style:style style:name="P110" style:family="paragraph" style:parent-style-name="Footnote" style:master-page-name="Converted4">
      <style:paragraph-properties style:page-number="auto"/>
    </style:style>
    <style:style style:name="P111" style:family="paragraph" style:parent-style-name="Footnote" style:master-page-name="Converted5">
      <style:paragraph-properties style:page-number="auto"/>
    </style:style>
    <style:style style:name="P112" style:family="paragraph" style:parent-style-name="Footnote" style:master-page-name="Converted6">
      <style:paragraph-properties style:page-number="auto"/>
    </style:style>
    <style:style style:name="P113" style:family="paragraph" style:parent-style-name="Footnote" style:master-page-name="Converted7">
      <style:paragraph-properties style:page-number="auto"/>
    </style:style>
    <style:style style:name="P114" style:family="paragraph" style:parent-style-name="Footnote" style:master-page-name="Converted8">
      <style:paragraph-properties style:page-number="auto"/>
    </style:style>
    <style:style style:name="P115" style:family="paragraph" style:parent-style-name="Footnote" style:master-page-name="Converted9">
      <style:paragraph-properties style:page-number="auto"/>
    </style:style>
    <style:style style:name="P116" style:family="paragraph" style:parent-style-name="Footnote" style:master-page-name="Converted10">
      <style:paragraph-properties style:page-number="auto"/>
    </style:style>
    <style:style style:name="P117" style:family="paragraph" style:parent-style-name="Footnote" style:master-page-name="Converted11">
      <style:paragraph-properties style:page-number="auto"/>
    </style:style>
    <style:style style:name="P118" style:family="paragraph" style:parent-style-name="Footnote" style:master-page-name="Converted12">
      <style:paragraph-properties style:page-number="auto"/>
    </style:style>
    <style:style style:name="P119" style:family="paragraph" style:parent-style-name="Footnote" style:master-page-name="Converted13">
      <style:paragraph-properties style:page-number="auto"/>
    </style:style>
    <style:style style:name="P120" style:family="paragraph" style:parent-style-name="Footnote" style:master-page-name="Converted14">
      <style:paragraph-properties style:page-number="auto"/>
      <style:text-properties fo:language="en" fo:country="US"/>
    </style:style>
    <style:style style:name="P121" style:family="paragraph" style:parent-style-name="Footnote" style:master-page-name="Converted15">
      <style:paragraph-properties style:page-number="auto"/>
      <style:text-properties fo:language="fr" fo:country="BE"/>
    </style:style>
    <style:style style:name="P122" style:family="paragraph" style:parent-style-name="Footnote" style:master-page-name="Converted16">
      <style:paragraph-properties style:page-number="auto"/>
    </style:style>
    <style:style style:name="P123" style:family="paragraph" style:parent-style-name="Footnote" style:master-page-name="Converted17">
      <style:paragraph-properties style:page-number="auto"/>
      <style:text-properties officeooo:paragraph-rsid="000c60bc"/>
    </style:style>
    <style:style style:name="P124" style:family="paragraph" style:parent-style-name="Footnote" style:master-page-name="Converted18">
      <style:paragraph-properties style:page-number="auto"/>
    </style:style>
    <style:style style:name="P125" style:family="paragraph" style:parent-style-name="Footnote" style:master-page-name="Converted19">
      <style:paragraph-properties style:page-number="auto"/>
    </style:style>
    <style:style style:name="P126" style:family="paragraph" style:parent-style-name="Footnote" style:master-page-name="Converted20">
      <style:paragraph-properties style:page-number="auto"/>
    </style:style>
    <style:style style:name="P127" style:family="paragraph" style:parent-style-name="Footnote" style:master-page-name="Converted21">
      <style:paragraph-properties style:page-number="auto"/>
    </style:style>
    <style:style style:name="P128" style:family="paragraph" style:parent-style-name="Footnote" style:master-page-name="Converted22">
      <style:paragraph-properties style:page-number="auto"/>
    </style:style>
    <style:style style:name="P129" style:family="paragraph" style:parent-style-name="Footnote" style:master-page-name="Converted23">
      <style:paragraph-properties style:page-number="auto"/>
    </style:style>
    <style:style style:name="P130" style:family="paragraph" style:parent-style-name="Footnote" style:master-page-name="Converted24">
      <style:paragraph-properties style:page-number="auto"/>
    </style:style>
    <style:style style:name="P131" style:family="paragraph" style:parent-style-name="Footnote" style:master-page-name="Converted25">
      <style:paragraph-properties style:page-number="auto"/>
    </style:style>
    <style:style style:name="P132" style:family="paragraph" style:parent-style-name="Footnote" style:master-page-name="Converted26">
      <style:paragraph-properties style:page-number="auto"/>
    </style:style>
    <style:style style:name="P133" style:family="paragraph" style:parent-style-name="Footnote" style:master-page-name="Converted27">
      <style:paragraph-properties style:page-number="auto"/>
    </style:style>
    <style:style style:name="P134" style:family="paragraph" style:parent-style-name="Footnote" style:master-page-name="Converted28">
      <style:paragraph-properties style:page-number="auto"/>
    </style:style>
    <style:style style:name="P135" style:family="paragraph" style:parent-style-name="Footnote" style:master-page-name="Converted29">
      <style:paragraph-properties style:page-number="auto"/>
      <style:text-properties fo:language="en" fo:country="US"/>
    </style:style>
    <style:style style:name="P136" style:family="paragraph" style:parent-style-name="Footnote" style:master-page-name="Converted30">
      <style:paragraph-properties style:page-number="auto"/>
      <style:text-properties fo:language="en" fo:country="US"/>
    </style:style>
    <style:style style:name="P137" style:family="paragraph" style:parent-style-name="Footnote" style:master-page-name="Converted31">
      <style:paragraph-properties style:page-number="auto"/>
      <style:text-properties fo:language="en" fo:country="US"/>
    </style:style>
    <style:style style:name="P138" style:family="paragraph" style:parent-style-name="Footnote" style:master-page-name="Converted32">
      <style:paragraph-properties style:page-number="auto"/>
      <style:text-properties fo:language="en" fo:country="US"/>
    </style:style>
    <style:style style:name="P139" style:family="paragraph" style:parent-style-name="Footnote" style:master-page-name="Converted33">
      <style:paragraph-properties style:page-number="auto"/>
    </style:style>
    <style:style style:name="P140" style:family="paragraph" style:parent-style-name="Footnote" style:master-page-name="Converted34">
      <style:paragraph-properties style:page-number="auto"/>
      <style:text-properties fo:language="en" fo:country="US"/>
    </style:style>
    <style:style style:name="P141" style:family="paragraph" style:parent-style-name="Footnote" style:master-page-name="Converted35">
      <style:paragraph-properties style:page-number="auto"/>
    </style:style>
    <style:style style:name="P142" style:family="paragraph" style:parent-style-name="Footnote" style:master-page-name="Converted36">
      <style:paragraph-properties style:page-number="auto"/>
    </style:style>
    <style:style style:name="P143" style:family="paragraph" style:parent-style-name="Footnote" style:master-page-name="Converted37">
      <style:paragraph-properties style:page-number="auto"/>
      <style:text-properties fo:font-weight="normal" style:font-weight-asian="normal"/>
    </style:style>
    <style:style style:name="P144" style:family="paragraph" style:parent-style-name="Footnote" style:master-page-name="Converted38">
      <style:paragraph-properties style:page-number="auto"/>
    </style:style>
    <style:style style:name="P145" style:family="paragraph" style:parent-style-name="Footnote" style:master-page-name="Converted39">
      <style:paragraph-properties style:page-number="auto"/>
    </style:style>
    <style:style style:name="P146" style:family="paragraph" style:parent-style-name="Footnote" style:master-page-name="Converted40">
      <style:paragraph-properties style:page-number="auto"/>
    </style:style>
    <style:style style:name="P147" style:family="paragraph" style:parent-style-name="Footnote" style:master-page-name="Converted41">
      <style:paragraph-properties style:page-number="auto"/>
    </style:style>
    <style:style style:name="P148" style:family="paragraph" style:parent-style-name="Footnote" style:master-page-name="Converted42">
      <style:paragraph-properties style:page-number="auto"/>
    </style:style>
    <style:style style:name="P149" style:family="paragraph" style:parent-style-name="Footnote" style:master-page-name="Converted43">
      <style:paragraph-properties style:page-number="auto"/>
    </style:style>
    <style:style style:name="P150" style:family="paragraph" style:parent-style-name="Footnote" style:master-page-name="Converted44">
      <style:paragraph-properties style:page-number="auto"/>
    </style:style>
    <style:style style:name="P151" style:family="paragraph" style:parent-style-name="Footnote" style:master-page-name="Converted45">
      <style:paragraph-properties style:page-number="auto"/>
    </style:style>
    <style:style style:name="P152" style:family="paragraph" style:parent-style-name="Footnote" style:master-page-name="Converted46">
      <style:paragraph-properties style:page-number="auto"/>
    </style:style>
    <style:style style:name="P153" style:family="paragraph" style:parent-style-name="Footnote" style:master-page-name="Converted47">
      <style:paragraph-properties style:page-number="auto"/>
    </style:style>
    <style:style style:name="P154" style:family="paragraph" style:parent-style-name="Footnote" style:master-page-name="Converted48">
      <style:paragraph-properties style:page-number="auto"/>
    </style:style>
    <style:style style:name="P155" style:family="paragraph" style:parent-style-name="Footnote" style:master-page-name="Converted49">
      <style:paragraph-properties style:page-number="auto"/>
    </style:style>
    <style:style style:name="P156" style:family="paragraph" style:parent-style-name="Footnote" style:master-page-name="Converted50">
      <style:paragraph-properties style:page-number="auto"/>
    </style:style>
    <style:style style:name="P157" style:family="paragraph" style:parent-style-name="Footnote" style:master-page-name="Converted51">
      <style:paragraph-properties style:page-number="auto"/>
    </style:style>
    <style:style style:name="P158" style:family="paragraph" style:parent-style-name="Footnote" style:master-page-name="Converted52">
      <style:paragraph-properties style:page-number="auto"/>
    </style:style>
    <style:style style:name="P159" style:family="paragraph" style:parent-style-name="Footnote" style:master-page-name="Converted53">
      <style:paragraph-properties style:page-number="auto"/>
    </style:style>
    <style:style style:name="P160" style:family="paragraph" style:parent-style-name="Footnote" style:master-page-name="Converted54">
      <style:paragraph-properties style:page-number="auto"/>
    </style:style>
    <style:style style:name="P161" style:family="paragraph" style:parent-style-name="Footnote" style:master-page-name="Converted55">
      <style:paragraph-properties fo:margin-left="0cm" fo:margin-right="0cm" fo:text-indent="0cm" style:auto-text-indent="false" style:page-number="auto"/>
    </style:style>
    <style:style style:name="P162" style:family="paragraph" style:parent-style-name="Footnote" style:master-page-name="Converted95">
      <style:paragraph-properties fo:margin-left="0cm" fo:margin-right="0cm" fo:text-indent="0cm" style:auto-text-indent="false" style:page-number="auto"/>
    </style:style>
    <style:style style:name="P163" style:family="paragraph" style:parent-style-name="Footnote">
      <style:paragraph-properties fo:margin-left="0cm" fo:margin-right="0cm" fo:text-align="justify" style:justify-single-word="false" fo:text-indent="0cm" style:auto-text-indent="false"/>
      <style:text-properties fo:font-size="12pt" fo:font-style="italic" officeooo:rsid="00194524" officeooo:paragraph-rsid="001c7135" style:font-size-asian="12pt" style:font-style-asian="italic" style:font-size-complex="12pt" style:font-style-complex="italic"/>
    </style:style>
    <style:style style:name="P164" style:family="paragraph" style:parent-style-name="Footnote">
      <style:paragraph-properties fo:margin-left="0cm" fo:margin-right="0cm" fo:text-align="justify" style:justify-single-word="false" fo:text-indent="0cm" style:auto-text-indent="false"/>
      <style:text-properties fo:font-size="12pt" fo:font-style="italic" fo:font-weight="normal" officeooo:rsid="00194524" officeooo:paragraph-rsid="001c7135" style:font-size-asian="12pt" style:font-style-asian="italic" style:font-weight-asian="normal" style:font-size-complex="12pt" style:font-style-complex="italic"/>
    </style:style>
    <style:style style:name="P165" style:family="paragraph" style:parent-style-name="Footnote">
      <style:paragraph-properties fo:margin-left="0cm" fo:margin-right="0cm" fo:text-align="justify" style:justify-single-word="false" fo:text-indent="0cm" style:auto-text-indent="false"/>
      <style:text-properties fo:font-size="12pt" officeooo:rsid="00194524" officeooo:paragraph-rsid="001c7135" style:font-size-asian="12pt" style:font-size-complex="12pt"/>
    </style:style>
    <style:style style:name="P166" style:family="paragraph" style:parent-style-name="Footnote" style:master-page-name="Converted56">
      <style:paragraph-properties style:page-number="auto"/>
    </style:style>
    <style:style style:name="P167" style:family="paragraph" style:parent-style-name="Footnote" style:master-page-name="Converted57">
      <style:paragraph-properties style:page-number="auto"/>
    </style:style>
    <style:style style:name="P168" style:family="paragraph" style:parent-style-name="Footnote" style:master-page-name="Converted58">
      <style:paragraph-properties style:page-number="auto"/>
    </style:style>
    <style:style style:name="P169" style:family="paragraph" style:parent-style-name="Footnote" style:master-page-name="Converted59">
      <style:paragraph-properties style:page-number="auto"/>
    </style:style>
    <style:style style:name="P170" style:family="paragraph" style:parent-style-name="Footnote" style:master-page-name="Converted60">
      <style:paragraph-properties style:page-number="auto"/>
    </style:style>
    <style:style style:name="P171" style:family="paragraph" style:parent-style-name="Footnote" style:master-page-name="Converted61">
      <style:paragraph-properties style:page-number="auto"/>
    </style:style>
    <style:style style:name="P172" style:family="paragraph" style:parent-style-name="Footnote" style:master-page-name="Converted62">
      <style:paragraph-properties style:page-number="auto"/>
    </style:style>
    <style:style style:name="P173" style:family="paragraph" style:parent-style-name="Footnote" style:master-page-name="Converted63">
      <style:paragraph-properties style:page-number="auto"/>
    </style:style>
    <style:style style:name="P174" style:family="paragraph" style:parent-style-name="Footnote" style:master-page-name="Converted64">
      <style:paragraph-properties style:page-number="auto"/>
    </style:style>
    <style:style style:name="P175" style:family="paragraph" style:parent-style-name="Footnote" style:master-page-name="Converted65">
      <style:paragraph-properties style:page-number="auto"/>
    </style:style>
    <style:style style:name="P176" style:family="paragraph" style:parent-style-name="Footnote" style:master-page-name="Converted66">
      <style:paragraph-properties style:page-number="auto"/>
      <style:text-properties fo:language="fr" fo:country="BE"/>
    </style:style>
    <style:style style:name="P177" style:family="paragraph" style:parent-style-name="Footnote" style:master-page-name="Converted67">
      <style:paragraph-properties style:page-number="auto"/>
    </style:style>
    <style:style style:name="P178" style:family="paragraph" style:parent-style-name="Footnote" style:master-page-name="Converted68">
      <style:paragraph-properties style:page-number="auto"/>
    </style:style>
    <style:style style:name="P179" style:family="paragraph" style:parent-style-name="Footnote" style:master-page-name="Converted69">
      <style:paragraph-properties style:page-number="auto"/>
    </style:style>
    <style:style style:name="P180" style:family="paragraph" style:parent-style-name="Footnote" style:master-page-name="Converted70">
      <style:paragraph-properties style:page-number="auto"/>
    </style:style>
    <style:style style:name="P181" style:family="paragraph" style:parent-style-name="Footnote" style:master-page-name="Converted71">
      <style:paragraph-properties style:page-number="auto"/>
    </style:style>
    <style:style style:name="P182" style:family="paragraph" style:parent-style-name="Footnote" style:master-page-name="Converted72">
      <style:paragraph-properties style:page-number="auto"/>
    </style:style>
    <style:style style:name="P183" style:family="paragraph" style:parent-style-name="Footnote" style:master-page-name="Converted73">
      <style:paragraph-properties style:page-number="auto"/>
    </style:style>
    <style:style style:name="P184" style:family="paragraph" style:parent-style-name="Footnote" style:master-page-name="Converted74">
      <style:paragraph-properties style:page-number="auto"/>
    </style:style>
    <style:style style:name="P185" style:family="paragraph" style:parent-style-name="Footnote" style:master-page-name="Converted75">
      <style:paragraph-properties style:page-number="auto"/>
    </style:style>
    <style:style style:name="P186" style:family="paragraph" style:parent-style-name="Footnote" style:master-page-name="Converted76">
      <style:paragraph-properties style:page-number="auto"/>
    </style:style>
    <style:style style:name="P187" style:family="paragraph" style:parent-style-name="Footnote" style:master-page-name="Converted77">
      <style:paragraph-properties style:page-number="auto"/>
    </style:style>
    <style:style style:name="P188" style:family="paragraph" style:parent-style-name="Footnote" style:master-page-name="Converted78">
      <style:paragraph-properties style:page-number="auto"/>
    </style:style>
    <style:style style:name="P189" style:family="paragraph" style:parent-style-name="Footnote" style:master-page-name="Converted79">
      <style:paragraph-properties style:page-number="auto"/>
    </style:style>
    <style:style style:name="P190" style:family="paragraph" style:parent-style-name="Footnote" style:master-page-name="Converted80">
      <style:paragraph-properties style:page-number="auto"/>
    </style:style>
    <style:style style:name="P191" style:family="paragraph" style:parent-style-name="Footnote" style:master-page-name="Converted81">
      <style:paragraph-properties style:page-number="auto"/>
    </style:style>
    <style:style style:name="P192" style:family="paragraph" style:parent-style-name="Footnote" style:master-page-name="Converted82">
      <style:paragraph-properties style:page-number="auto"/>
    </style:style>
    <style:style style:name="P193" style:family="paragraph" style:parent-style-name="Footnote" style:master-page-name="Converted83">
      <style:paragraph-properties style:page-number="auto"/>
    </style:style>
    <style:style style:name="P194" style:family="paragraph" style:parent-style-name="Footnote" style:master-page-name="Converted84">
      <style:paragraph-properties style:page-number="auto"/>
    </style:style>
    <style:style style:name="P195" style:family="paragraph" style:parent-style-name="Footnote" style:master-page-name="Converted85">
      <style:paragraph-properties style:page-number="auto"/>
    </style:style>
    <style:style style:name="P196" style:family="paragraph" style:parent-style-name="Footnote" style:master-page-name="Converted86">
      <style:paragraph-properties style:page-number="auto"/>
    </style:style>
    <style:style style:name="P197" style:family="paragraph" style:parent-style-name="Footnote" style:master-page-name="Converted87">
      <style:paragraph-properties style:page-number="auto"/>
    </style:style>
    <style:style style:name="P198" style:family="paragraph" style:parent-style-name="Footnote" style:master-page-name="Converted88">
      <style:paragraph-properties style:page-number="auto"/>
    </style:style>
    <style:style style:name="P199" style:family="paragraph" style:parent-style-name="Footnote" style:master-page-name="Converted89">
      <style:paragraph-properties style:page-number="auto"/>
    </style:style>
    <style:style style:name="P200" style:family="paragraph" style:parent-style-name="Footnote" style:master-page-name="Converted90">
      <style:paragraph-properties style:page-number="auto"/>
      <style:text-properties fo:language="fr" fo:country="BE"/>
    </style:style>
    <style:style style:name="P201" style:family="paragraph" style:parent-style-name="Footnote" style:master-page-name="Converted91">
      <style:paragraph-properties style:page-number="auto"/>
    </style:style>
    <style:style style:name="P202" style:family="paragraph" style:parent-style-name="Footnote" style:master-page-name="Converted92">
      <style:paragraph-properties style:page-number="auto"/>
    </style:style>
    <style:style style:name="P203" style:family="paragraph" style:parent-style-name="Footnote" style:master-page-name="Converted93">
      <style:paragraph-properties style:page-number="auto"/>
    </style:style>
    <style:style style:name="P204" style:family="paragraph" style:parent-style-name="Footnote" style:master-page-name="Converted94">
      <style:paragraph-properties style:page-number="auto"/>
    </style:style>
    <style:style style:name="P205" style:family="paragraph" style:parent-style-name="Footnote" style:master-page-name="Converted96">
      <style:paragraph-properties style:page-number="auto"/>
    </style:style>
    <style:style style:name="P206" style:family="paragraph" style:parent-style-name="Footnote" style:master-page-name="Converted97">
      <style:paragraph-properties style:page-number="auto"/>
    </style:style>
    <style:style style:name="P207" style:family="paragraph" style:parent-style-name="Footnote" style:master-page-name="Converted98">
      <style:paragraph-properties style:page-number="auto"/>
    </style:style>
    <style:style style:name="P208" style:family="paragraph" style:parent-style-name="Footnote">
      <style:text-properties style:font-name="Liberation Serif" fo:font-style="normal" officeooo:rsid="00295e05" officeooo:paragraph-rsid="00295e05" style:font-style-asian="normal" style:font-style-complex="normal"/>
    </style:style>
    <style:style style:name="P209" style:family="paragraph" style:parent-style-name="Footnote">
      <style:text-properties style:font-name="Liberation Serif" fo:language="fr" fo:country="FR" fo:font-style="normal" officeooo:rsid="00295e05" officeooo:paragraph-rsid="0029d3e8" style:font-style-asian="normal" style:font-style-complex="normal"/>
    </style:style>
    <style:style style:name="P210" style:family="paragraph" style:parent-style-name="Footnote">
      <style:text-properties style:font-name="Liberation Serif" fo:language="fr" fo:country="FR" fo:font-style="normal" officeooo:rsid="003a2362" officeooo:paragraph-rsid="003a2362" style:font-style-asian="normal" style:font-style-complex="normal"/>
    </style:style>
    <style:style style:name="P211" style:family="paragraph" style:parent-style-name="Footnote">
      <style:text-properties style:font-name="Liberation Serif" officeooo:rsid="0011f973"/>
    </style:style>
    <style:style style:name="P212" style:family="paragraph" style:parent-style-name="Footnote">
      <style:text-properties style:font-name="Liberation Serif" officeooo:rsid="0011f973" officeooo:paragraph-rsid="00191e48"/>
    </style:style>
    <style:style style:name="P213" style:family="paragraph" style:parent-style-name="Footnote">
      <style:text-properties style:font-name="Liberation Serif" officeooo:paragraph-rsid="00191e48"/>
    </style:style>
    <style:style style:name="P214" style:family="paragraph" style:parent-style-name="Footnote">
      <style:text-properties officeooo:rsid="00113d2a" officeooo:paragraph-rsid="0017d228"/>
    </style:style>
    <style:style style:name="P215" style:family="paragraph" style:parent-style-name="Footnote">
      <style:text-properties officeooo:rsid="003a2362" officeooo:paragraph-rsid="00191e48"/>
    </style:style>
    <style:style style:name="P216" style:family="paragraph" style:parent-style-name="Footnote">
      <style:text-properties officeooo:paragraph-rsid="00191e48"/>
    </style:style>
    <style:style style:name="P217" style:family="paragraph" style:parent-style-name="Footnote">
      <style:text-properties fo:background-color="transparent"/>
    </style:style>
    <style:style style:name="P218" style:family="paragraph" style:parent-style-name="Footnote">
      <style:paragraph-properties fo:text-align="justify" style:justify-single-word="false"/>
      <style:text-properties fo:font-size="12pt" fo:font-style="italic" officeooo:rsid="00194524" officeooo:paragraph-rsid="001c7135" style:font-size-asian="12pt" style:font-style-asian="italic" style:font-size-complex="12pt" style:font-style-complex="italic"/>
    </style:style>
    <style:style style:name="P219" style:family="paragraph" style:parent-style-name="Footnote">
      <style:paragraph-properties fo:background-color="#ffff00">
        <style:background-image/>
      </style:paragraph-properties>
    </style:style>
    <style:style style:name="P220"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Liberation Serif" fo:font-size="10pt" fo:language="fr" fo:country="BE" style:letter-kerning="false" style:font-size-asian="10pt" style:font-name-complex="Palatino-Roman" style:font-size-complex="10pt" fo:hyphenate="true"/>
    </style:style>
    <style:style style:name="P221" style:family="paragraph" style:parent-style-name="Footnote_20_Text">
      <style:text-properties style:font-name="Liberation Serif"/>
    </style:style>
    <style:style style:name="P222" style:family="paragraph" style:parent-style-name="Footnote_20_Text">
      <style:text-properties style:font-name="Liberation Serif" fo:language="fr" fo:country="BE"/>
    </style:style>
    <style:style style:name="P223" style:family="paragraph" style:parent-style-name="Footnote_20_Text">
      <style:text-properties style:font-name="Liberation Serif" fo:font-size="11pt" fo:language="fr" fo:country="BE" style:font-size-asian="11pt" style:font-size-complex="11pt"/>
    </style:style>
    <style:style style:name="P224" style:family="paragraph" style:parent-style-name="Footnote_20_Text">
      <style:text-properties fo:language="fr" fo:country="BE"/>
    </style:style>
    <style:style style:name="P225" style:family="paragraph" style:parent-style-name="Footnote_20_Text">
      <style:paragraph-properties fo:background-color="#ffff00">
        <style:background-image/>
      </style:paragraph-properties>
      <style:text-properties style:font-name="Liberation Serif"/>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officeooo:rsid="00194524"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officeooo:rsid="00194524" style:font-style-asian="normal" style:font-style-complex="normal"/>
    </style:style>
    <style:style style:name="T6" style:family="text">
      <style:text-properties fo:language="en" fo:country="US" fo:font-style="normal" fo:font-weight="normal" officeooo:rsid="000c60bc" style:font-style-asian="normal" style:font-weight-asian="normal" style:font-style-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13f466" style:font-style-asian="italic" style:font-style-complex="italic"/>
    </style:style>
    <style:style style:name="T10" style:family="text">
      <style:text-properties fo:font-style="italic" officeooo:rsid="0018422d" style:font-style-asian="italic" style:font-style-complex="italic"/>
    </style:style>
    <style:style style:name="T11" style:family="text">
      <style:text-properties fo:font-style="italic" officeooo:rsid="001f4de1" style:font-style-asian="italic" style:font-style-complex="italic"/>
    </style:style>
    <style:style style:name="T12" style:family="text">
      <style:text-properties fo:font-style="italic" officeooo:rsid="00244eda" style:font-style-asian="italic" style:font-style-complex="italic"/>
    </style:style>
    <style:style style:name="T13" style:family="text">
      <style:text-properties fo:font-style="italic" officeooo:rsid="0025e690" style:font-style-asian="italic" style:font-style-complex="italic"/>
    </style:style>
    <style:style style:name="T14" style:family="text">
      <style:text-properties fo:font-style="italic" officeooo:rsid="002aa794" style:font-style-asian="italic" style:font-style-complex="italic"/>
    </style:style>
    <style:style style:name="T15" style:family="text">
      <style:text-properties fo:font-style="italic" officeooo:rsid="002f218c" style:font-style-asian="italic" style:font-style-complex="italic"/>
    </style:style>
    <style:style style:name="T16" style:family="text">
      <style:text-properties fo:font-style="italic" officeooo:rsid="002e7292" style:font-style-asian="italic" style:font-style-complex="italic"/>
    </style:style>
    <style:style style:name="T17" style:family="text">
      <style:text-properties fo:font-style="italic" officeooo:rsid="000ff2f6" style:font-style-asian="italic" style:font-style-complex="italic"/>
    </style:style>
    <style:style style:name="T18" style:family="text">
      <style:text-properties fo:font-style="italic" officeooo:rsid="00113d2a" style:font-style-asian="italic" style:font-style-complex="italic"/>
    </style:style>
    <style:style style:name="T19" style:family="text">
      <style:text-properties fo:font-style="italic" officeooo:rsid="00194524" style:font-style-asian="italic" style:font-style-complex="italic"/>
    </style:style>
    <style:style style:name="T20" style:family="text">
      <style:text-properties fo:font-style="italic" officeooo:rsid="00193916" style:font-style-asian="italic" style:font-style-complex="italic"/>
    </style:style>
    <style:style style:name="T21" style:family="text">
      <style:text-properties fo:font-style="italic" officeooo:rsid="00191e48" style:font-style-asian="italic" style:font-style-complex="italic"/>
    </style:style>
    <style:style style:name="T22" style:family="text">
      <style:text-properties fo:font-style="italic" fo:background-color="transparent" loext:char-shading-value="0" style:font-style-asian="italic" style:font-style-complex="italic"/>
    </style:style>
    <style:style style:name="T23" style:family="text">
      <style:text-properties fo:language="fr" fo:country="BE"/>
    </style:style>
    <style:style style:name="T24" style:family="text">
      <style:text-properties fo:language="fr" fo:country="BE" style:font-name-complex="RotisSansSerif" style:language-complex="ar" style:country-complex="SA"/>
    </style:style>
    <style:style style:name="T25" style:family="text">
      <style:text-properties fo:language="fr" fo:country="BE" fo:font-style="italic" style:font-style-asian="italic"/>
    </style:style>
    <style:style style:name="T26" style:family="text">
      <style:text-properties fo:language="fr" fo:country="BE" fo:font-style="italic" style:font-style-asian="italic" style:font-style-complex="italic"/>
    </style:style>
    <style:style style:name="T27" style:family="text">
      <style:text-properties fo:language="fr" fo:country="BE" fo:font-style="italic" officeooo:rsid="00194524" style:font-style-asian="italic" style:font-style-complex="italic"/>
    </style:style>
    <style:style style:name="T28" style:family="text">
      <style:text-properties fo:language="fr" fo:country="BE" fo:font-style="italic" style:font-style-asian="italic" style:font-name-complex="RotisSansSerif" style:language-complex="ar" style:country-complex="SA"/>
    </style:style>
    <style:style style:name="T29" style:family="text">
      <style:text-properties fo:language="fr" fo:country="BE" officeooo:rsid="00191e48"/>
    </style:style>
    <style:style style:name="T30" style:family="text">
      <style:text-properties fo:language="fr" fo:country="BE" fo:font-style="normal" style:font-style-asian="normal" style:font-style-complex="normal"/>
    </style:style>
    <style:style style:name="T31" style:family="text">
      <style:text-properties fo:language="fr" fo:country="BE" fo:font-style="normal" officeooo:rsid="00194524" style:font-style-asian="normal" style:font-style-complex="normal"/>
    </style:style>
    <style:style style:name="T32" style:family="text">
      <style:text-properties fo:language="fr" fo:country="BE" fo:font-style="normal" fo:font-weight="normal" officeooo:rsid="000c60bc" style:font-style-asian="normal" style:font-weight-asian="normal" style:font-style-complex="normal"/>
    </style:style>
    <style:style style:name="T33" style:family="text">
      <style:text-properties style:text-position="58% 100%"/>
    </style:style>
    <style:style style:name="T34" style:family="text">
      <style:text-properties fo:font-size="10pt" style:font-size-asian="10pt"/>
    </style:style>
    <style:style style:name="T35" style:family="text">
      <style:text-properties fo:font-size="10pt" style:font-size-asian="10pt" style:font-size-complex="10pt"/>
    </style:style>
    <style:style style:name="T36" style:family="text">
      <style:text-properties fo:font-size="10pt" fo:font-style="italic" style:font-size-asian="10pt" style:font-style-asian="italic" style:font-size-complex="10pt"/>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fo:font-weight="bold" style:font-weight-asian="bold"/>
    </style:style>
    <style:style style:name="T39" style:family="text">
      <style:text-properties fo:font-weight="bold" style:font-weight-asian="bold" style:font-weight-complex="bold"/>
    </style:style>
    <style:style style:name="T40" style:family="text">
      <style:text-properties fo:font-weight="normal" style:font-weight-asian="normal"/>
    </style:style>
    <style:style style:name="T41" style:family="text">
      <style:text-properties fo:language="es" fo:country="ES" fo:font-style="italic" style:font-style-asian="italic"/>
    </style:style>
    <style:style style:name="T42" style:family="text">
      <style:text-properties style:text-position="super 58%"/>
    </style:style>
    <style:style style:name="T43" style:family="text">
      <style:text-properties style:text-position="super 58%" style:font-name="Times New Roman" fo:language="fr" fo:country="BE" style:font-name-asian="Times New Roman1" style:language-asian="en" style:country-asian="US" style:font-name-complex="Times New Roman1" style:language-complex="ar" style:country-complex="SA"/>
    </style:style>
    <style:style style:name="T44" style:family="text">
      <style:text-properties fo:color="#00000a" fo:font-size="10pt" fo:language="fr" fo:country="BE" style:font-name-asian="Times New Roman1" style:font-size-asian="10pt" style:language-asian="en" style:country-asian="US" style:font-name-complex="Arial" style:font-size-complex="10pt" style:language-complex="ar" style:country-complex="SA"/>
    </style:style>
    <style:style style:name="T45" style:family="text">
      <style:text-properties fo:color="#00000a" fo:font-size="10pt" fo:language="fr" fo:country="BE" fo:font-style="italic" style:font-name-asian="Times New Roman1" style:font-size-asian="10pt" style:language-asian="en" style:country-asian="US" style:font-style-asian="italic" style:font-name-complex="Arial" style:font-size-complex="10pt" style:language-complex="ar" style:country-complex="SA"/>
    </style:style>
    <style:style style:name="T46" style:family="text">
      <style:text-properties style:font-size-complex="10pt"/>
    </style:style>
    <style:style style:name="T47" style:family="text">
      <style:text-properties style:font-name="Times New Roman" fo:language="fr" fo:country="BE" style:font-name-asian="Times New Roman1" style:language-asian="en" style:country-asian="US" style:font-name-complex="Times New Roman1" style:language-complex="ar" style:country-complex="SA"/>
    </style:style>
    <style:style style:name="T48" style:family="text">
      <style:text-properties fo:background-color="transparent" loext:char-shading-value="0"/>
    </style:style>
    <style:style style:name="T49" style:family="text">
      <style:text-properties officeooo:rsid="000c60bc" fo:background-color="transparent" loext:char-shading-value="0"/>
    </style:style>
    <style:style style:name="T50" style:family="text">
      <style:text-properties officeooo:rsid="000e65cc" fo:background-color="transparent" loext:char-shading-value="0"/>
    </style:style>
    <style:style style:name="T51" style:family="text">
      <style:text-properties officeooo:rsid="000c60bc"/>
    </style:style>
    <style:style style:name="T52" style:family="text">
      <style:text-properties officeooo:rsid="000e65cc"/>
    </style:style>
    <style:style style:name="T53" style:family="text">
      <style:text-properties fo:language="fr" fo:country="FR" fo:font-style="normal" style:text-underline-style="none" fo:font-weight="normal" officeooo:rsid="003a2362" style:font-style-asian="normal" style:font-weight-asian="normal" style:font-style-complex="normal" style:font-weight-complex="normal"/>
    </style:style>
    <style:style style:name="T54" style:family="text">
      <style:text-properties fo:language="fr" fo:country="FR" fo:font-style="normal" style:font-style-asian="normal" style:font-style-complex="normal"/>
    </style:style>
    <style:style style:name="T55" style:family="text">
      <style:text-properties fo:language="fr" fo:country="FR" fo:font-style="normal" officeooo:rsid="00295e05" style:font-style-asian="normal" style:font-style-complex="normal"/>
    </style:style>
    <style:style style:name="T56" style:family="text">
      <style:text-properties fo:language="fr" fo:country="FR" fo:font-style="normal" officeooo:rsid="003a2362" style:font-style-asian="normal" style:font-style-complex="normal"/>
    </style:style>
    <style:style style:name="T57" style:family="text">
      <style:text-properties fo:language="fr" fo:country="FR" officeooo:rsid="0025e690"/>
    </style:style>
    <style:style style:name="T58" style:family="text">
      <style:text-properties fo:language="fr" fo:country="FR" fo:font-style="italic" style:font-style-asian="italic" style:font-style-complex="italic"/>
    </style:style>
    <style:style style:name="T59" style:family="text">
      <style:text-properties fo:language="fr" fo:country="FR" fo:font-style="italic" officeooo:rsid="0025e690" style:font-style-asian="italic" style:font-style-complex="italic"/>
    </style:style>
    <style:style style:name="T60" style:family="text">
      <style:text-properties fo:language="fr" fo:country="FR" fo:font-style="italic" officeooo:rsid="00295e05" style:font-style-asian="italic" style:font-style-complex="italic"/>
    </style:style>
    <style:style style:name="T61" style:family="text">
      <style:text-properties fo:language="fr" fo:country="FR" fo:font-style="italic" officeooo:rsid="0010e286" style:font-style-asian="italic" style:font-style-complex="italic"/>
    </style:style>
    <style:style style:name="T62" style:family="text">
      <style:text-properties fo:language="fr" fo:country="FR" fo:font-style="italic" style:text-underline-style="none" fo:font-weight="normal" officeooo:rsid="003a2362" style:font-style-asian="italic" style:font-weight-asian="normal" style:font-style-complex="italic" style:font-weight-complex="normal"/>
    </style:style>
    <style:style style:name="T63" style:family="text">
      <style:text-properties fo:language="fr" fo:country="FR" officeooo:rsid="0029d3e8"/>
    </style:style>
    <style:style style:name="T64" style:family="text">
      <style:text-properties fo:language="fr" fo:country="FR" style:text-underline-style="none" fo:font-weight="normal" style:font-weight-asian="normal" style:font-weight-complex="normal"/>
    </style:style>
    <style:style style:name="T65" style:family="text">
      <style:text-properties fo:language="fr" fo:country="FR" style:text-underline-style="none" fo:font-weight="normal" officeooo:rsid="0037a1a0" style:font-weight-asian="normal" style:font-weight-complex="normal"/>
    </style:style>
    <style:style style:name="T66" style:family="text">
      <style:text-properties fo:language="fr" fo:country="FR" style:text-underline-style="none" fo:font-weight="normal" officeooo:rsid="00383cb1" style:font-weight-asian="normal" style:font-weight-complex="normal"/>
    </style:style>
    <style:style style:name="T67" style:family="text">
      <style:text-properties fo:language="fr" fo:country="FR" style:text-underline-style="none" fo:font-weight="normal" officeooo:rsid="003a2362" style:font-weight-asian="normal" style:font-weight-complex="normal"/>
    </style:style>
    <style:style style:name="T68" style:family="text">
      <style:text-properties officeooo:rsid="0013f466"/>
    </style:style>
    <style:style style:name="T69" style:family="text">
      <style:text-properties fo:font-style="normal" style:font-style-asian="normal" style:font-style-complex="normal"/>
    </style:style>
    <style:style style:name="T70" style:family="text">
      <style:text-properties fo:font-style="normal" officeooo:rsid="0013f466" style:font-style-asian="normal" style:font-style-complex="normal"/>
    </style:style>
    <style:style style:name="T71" style:family="text">
      <style:text-properties fo:font-style="normal" officeooo:rsid="0015af40" style:font-style-asian="normal" style:font-style-complex="normal"/>
    </style:style>
    <style:style style:name="T72" style:family="text">
      <style:text-properties fo:font-style="normal" officeooo:rsid="0018422d" style:font-style-asian="normal" style:font-style-complex="normal"/>
    </style:style>
    <style:style style:name="T73" style:family="text">
      <style:text-properties fo:font-style="normal" officeooo:rsid="0019d5a1" style:font-style-asian="normal" style:font-style-complex="normal"/>
    </style:style>
    <style:style style:name="T74" style:family="text">
      <style:text-properties fo:font-style="normal" officeooo:rsid="002dea7e" style:font-style-asian="normal" style:font-style-complex="normal"/>
    </style:style>
    <style:style style:name="T75" style:family="text">
      <style:text-properties fo:font-style="normal" officeooo:rsid="001b99fb" style:font-style-asian="normal" style:font-style-complex="normal"/>
    </style:style>
    <style:style style:name="T76" style:family="text">
      <style:text-properties fo:font-style="normal" officeooo:rsid="001f25a0" style:font-style-asian="normal" style:font-style-complex="normal"/>
    </style:style>
    <style:style style:name="T77" style:family="text">
      <style:text-properties fo:font-style="normal" officeooo:rsid="0021c5e1" style:font-style-asian="normal" style:font-style-complex="normal"/>
    </style:style>
    <style:style style:name="T78" style:family="text">
      <style:text-properties fo:font-style="normal" officeooo:rsid="001f4de1" style:font-style-asian="normal" style:font-style-complex="normal"/>
    </style:style>
    <style:style style:name="T79" style:family="text">
      <style:text-properties fo:font-style="normal" officeooo:rsid="00203c30" style:font-style-asian="normal" style:font-style-complex="normal"/>
    </style:style>
    <style:style style:name="T80" style:family="text">
      <style:text-properties fo:font-style="normal" officeooo:rsid="00236db3" style:font-style-asian="normal" style:font-style-complex="normal"/>
    </style:style>
    <style:style style:name="T81" style:family="text">
      <style:text-properties fo:font-style="normal" officeooo:rsid="00244eda" style:font-style-asian="normal" style:font-style-complex="normal"/>
    </style:style>
    <style:style style:name="T82" style:family="text">
      <style:text-properties fo:font-style="normal" officeooo:rsid="00222f0f" style:font-style-asian="normal" style:font-style-complex="normal"/>
    </style:style>
    <style:style style:name="T83" style:family="text">
      <style:text-properties fo:font-style="normal" officeooo:rsid="0025e690" style:font-style-asian="normal" style:font-style-complex="normal"/>
    </style:style>
    <style:style style:name="T84" style:family="text">
      <style:text-properties fo:font-style="normal" officeooo:rsid="002f218c" style:font-style-asian="normal" style:font-style-complex="normal"/>
    </style:style>
    <style:style style:name="T85" style:family="text">
      <style:text-properties fo:font-style="normal" officeooo:rsid="002e7292" style:font-style-asian="normal" style:font-style-complex="normal"/>
    </style:style>
    <style:style style:name="T86" style:family="text">
      <style:text-properties fo:font-style="normal" officeooo:rsid="0035f8e9" style:font-style-asian="normal" style:font-style-complex="normal"/>
    </style:style>
    <style:style style:name="T87" style:family="text">
      <style:text-properties fo:font-style="normal" officeooo:rsid="002f4859" style:font-style-asian="normal" style:font-style-complex="normal"/>
    </style:style>
    <style:style style:name="T88" style:family="text">
      <style:text-properties fo:font-style="normal" officeooo:rsid="00369522" style:font-style-asian="normal" style:font-style-complex="normal"/>
    </style:style>
    <style:style style:name="T89" style:family="text">
      <style:text-properties fo:font-style="normal" officeooo:rsid="000ff2f6" style:font-style-asian="normal" style:font-style-complex="normal"/>
    </style:style>
    <style:style style:name="T90" style:family="text">
      <style:text-properties fo:font-style="normal" officeooo:rsid="00194524" style:font-style-asian="normal" style:font-style-complex="normal"/>
    </style:style>
    <style:style style:name="T91" style:family="text">
      <style:text-properties fo:font-style="normal" officeooo:rsid="00193916" style:font-style-asian="normal" style:font-style-complex="normal"/>
    </style:style>
    <style:style style:name="T92" style:family="text">
      <style:text-properties fo:font-style="normal" officeooo:rsid="00191e48" style:font-style-asian="normal" style:font-style-complex="normal"/>
    </style:style>
    <style:style style:name="T93" style:family="text">
      <style:text-properties fo:font-style="normal" officeooo:rsid="001ab208" style:font-style-asian="normal" style:font-style-complex="normal"/>
    </style:style>
    <style:style style:name="T94" style:family="text">
      <style:text-properties fo:font-style="normal" officeooo:rsid="001a8daf" style:font-style-asian="normal" style:font-style-complex="normal"/>
    </style:style>
    <style:style style:name="T95" style:family="text">
      <style:text-properties fo:font-style="normal" fo:background-color="#ffff00" loext:char-shading-value="0" style:font-style-asian="normal" style:font-style-complex="normal"/>
    </style:style>
    <style:style style:name="T96" style:family="text">
      <style:text-properties fo:font-style="normal" officeooo:rsid="001ab208" fo:background-color="#ffff00" loext:char-shading-value="0" style:font-style-asian="normal" style:font-style-complex="normal"/>
    </style:style>
    <style:style style:name="T97" style:family="text">
      <style:text-properties fo:font-style="normal" fo:font-weight="normal" style:font-style-asian="normal" style:font-weight-asian="normal" style:font-style-complex="normal"/>
    </style:style>
    <style:style style:name="T98" style:family="text">
      <style:text-properties fo:font-style="normal" fo:font-weight="normal" officeooo:rsid="000c60bc" style:font-style-asian="normal" style:font-weight-asian="normal" style:font-style-complex="normal"/>
    </style:style>
    <style:style style:name="T99" style:family="text">
      <style:text-properties officeooo:rsid="0018422d"/>
    </style:style>
    <style:style style:name="T100" style:family="text">
      <style:text-properties officeooo:rsid="0019d5a1"/>
    </style:style>
    <style:style style:name="T101" style:family="text">
      <style:text-properties officeooo:rsid="001f25a0"/>
    </style:style>
    <style:style style:name="T102" style:family="text">
      <style:text-properties style:font-name="Liberation Serif" fo:font-size="10pt" fo:language="fr" fo:country="FR" style:font-size-asian="10pt" style:font-size-complex="10pt"/>
    </style:style>
    <style:style style:name="T103" style:family="text">
      <style:text-properties style:font-name="Liberation Serif" fo:font-size="10pt" fo:language="fr" fo:country="BE" style:letter-kerning="false" style:font-size-asian="10pt" style:font-name-complex="Palatino-Roman" style:font-size-complex="10pt"/>
    </style:style>
    <style:style style:name="T104" style:family="text">
      <style:text-properties style:font-name="Liberation Serif" fo:font-size="10pt" fo:language="fr" fo:country="BE" officeooo:rsid="0010e286" style:letter-kerning="false" style:font-size-asian="10pt" style:font-name-complex="Palatino-Roman" style:font-size-complex="10pt"/>
    </style:style>
    <style:style style:name="T105" style:family="text">
      <style:text-properties style:font-name="Liberation Serif" fo:font-size="10pt" fo:language="fr" fo:country="BE" officeooo:rsid="00113d2a" style:letter-kerning="false" style:font-size-asian="10pt" style:font-name-complex="Palatino-Roman" style:font-size-complex="10pt"/>
    </style:style>
    <style:style style:name="T106" style:family="text">
      <style:text-properties style:font-name="Liberation Serif" fo:font-size="10pt" fo:language="fr" fo:country="BE" style:letter-kerning="false" style:font-size-asian="10pt" style:font-name-complex="Rpxr" style:font-size-complex="10pt"/>
    </style:style>
    <style:style style:name="T107" style:family="text">
      <style:text-properties style:font-name="Liberation Serif" fo:font-size="10pt" fo:language="fr" fo:country="BE" fo:font-style="italic" style:letter-kerning="false" style:font-size-asian="10pt" style:font-style-asian="italic" style:font-name-complex="Palatino-Italic" style:font-size-complex="10pt" style:font-style-complex="italic"/>
    </style:style>
    <style:style style:name="T108" style:family="text">
      <style:text-properties style:font-name="Liberation Serif" fo:language="fr" fo:country="FR"/>
    </style:style>
    <style:style style:name="T109" style:family="text">
      <style:text-properties style:font-name="Liberation Serif" fo:language="fr" fo:country="FR" officeooo:rsid="00203c30"/>
    </style:style>
    <style:style style:name="T110" style:family="text">
      <style:text-properties style:font-name="Liberation Serif" fo:font-size="12pt" style:letter-kerning="false" style:font-size-asian="12pt" style:font-name-complex="Avenir-Book" style:font-size-complex="12pt"/>
    </style:style>
    <style:style style:name="T111" style:family="text">
      <style:text-properties style:font-name="Liberation Serif" fo:font-size="12pt" style:letter-kerning="false" style:font-name-asian="Times New Roman" style:font-size-asian="12pt" style:font-name-complex="Arial1" style:font-size-complex="12pt"/>
    </style:style>
    <style:style style:name="T112" style:family="text">
      <style:text-properties style:font-name="Liberation Serif" fo:font-size="12pt" officeooo:rsid="001189d6" style:letter-kerning="false" style:font-name-asian="Times New Roman" style:font-size-asian="12pt" style:font-name-complex="Arial1" style:font-size-complex="12pt"/>
    </style:style>
    <style:style style:name="T113" style:family="text">
      <style:text-properties style:font-name="Liberation Serif" fo:font-size="12pt" officeooo:rsid="00191e48" style:letter-kerning="false" style:font-name-asian="Times New Roman" style:font-size-asian="12pt" style:font-name-complex="Arial1" style:font-size-complex="12pt"/>
    </style:style>
    <style:style style:name="T114" style:family="text">
      <style:text-properties style:font-name="Liberation Serif" fo:font-size="12pt" style:font-size-asian="12pt" style:font-size-complex="12pt"/>
    </style:style>
    <style:style style:name="T115" style:family="text">
      <style:text-properties style:font-name="Liberation Serif" fo:font-size="12pt" fo:font-style="italic" style:font-size-asian="12pt" style:font-style-asian="italic" style:font-size-complex="12pt"/>
    </style:style>
    <style:style style:name="T116" style:family="text">
      <style:text-properties style:font-name="Liberation Serif" fo:font-size="12pt" fo:font-style="italic" style:letter-kerning="false" style:font-name-asian="Times New Roman" style:font-size-asian="12pt" style:font-style-asian="italic" style:font-name-complex="Arial1" style:font-size-complex="12pt"/>
    </style:style>
    <style:style style:name="T117" style:family="text">
      <style:text-properties style:font-name="Liberation Serif" fo:font-size="12pt" fo:font-style="italic" officeooo:rsid="001189d6" style:letter-kerning="false" style:font-name-asian="Times New Roman" style:font-size-asian="12pt" style:font-style-asian="italic" style:font-name-complex="Arial1" style:font-size-complex="12pt" style:font-style-complex="italic"/>
    </style:style>
    <style:style style:name="T118" style:family="text">
      <style:text-properties style:font-name="Liberation Serif" fo:font-size="12pt" fo:font-style="italic" style:letter-kerning="false" style:font-size-asian="12pt" style:font-style-asian="italic" style:font-name-complex="Avenir-Book" style:font-size-complex="12pt"/>
    </style:style>
    <style:style style:name="T119" style:family="text">
      <style:text-properties style:font-name="Liberation Serif" fo:font-size="12pt" fo:font-style="normal" officeooo:rsid="001189d6" style:letter-kerning="false" style:font-name-asian="Times New Roman" style:font-size-asian="12pt" style:font-style-asian="normal" style:font-name-complex="Arial1" style:font-size-complex="12pt" style:font-style-complex="normal"/>
    </style:style>
    <style:style style:name="T120" style:family="text">
      <style:text-properties style:font-name="Liberation Serif" fo:font-size="12pt" fo:font-style="normal" officeooo:rsid="0011f973" style:letter-kerning="false" style:font-name-asian="Times New Roman" style:font-size-asian="12pt" style:font-style-asian="normal" style:font-name-complex="Arial1" style:font-size-complex="12pt" style:font-style-complex="normal"/>
    </style:style>
    <style:style style:name="T121" style:family="text">
      <style:text-properties officeooo:rsid="0025e690"/>
    </style:style>
    <style:style style:name="T122" style:family="text">
      <style:text-properties officeooo:rsid="0029d3e8"/>
    </style:style>
    <style:style style:name="T123" style:family="text">
      <style:text-properties officeooo:rsid="002aa794"/>
    </style:style>
    <style:style style:name="T124" style:family="text">
      <style:text-properties officeooo:rsid="002f218c"/>
    </style:style>
    <style:style style:name="T125" style:family="text">
      <style:text-properties officeooo:rsid="003233e7"/>
    </style:style>
    <style:style style:name="T126" style:family="text">
      <style:text-properties officeooo:rsid="002e7292"/>
    </style:style>
    <style:style style:name="T127" style:family="text">
      <style:text-properties officeooo:rsid="000ff2f6"/>
    </style:style>
    <style:style style:name="T128" style:family="text">
      <style:text-properties fo:color="#1a1a1a" fo:font-size="9.5pt" fo:language="fr" fo:country="BE" style:letter-kerning="false" style:font-size-asian="9.5pt" style:font-name-complex="Wilke-Italic" style:font-size-complex="9.5pt"/>
    </style:style>
    <style:style style:name="T129" style:family="text">
      <style:text-properties fo:color="#1a1a1a" fo:font-size="9.5pt" fo:language="fr" fo:country="BE" fo:font-style="italic" style:letter-kerning="false" style:font-size-asian="9.5pt" style:font-style-asian="italic" style:font-name-complex="Wilke-Italic" style:font-size-complex="9.5pt" style:font-style-complex="italic"/>
    </style:style>
    <style:style style:name="T130" style:family="text">
      <style:text-properties fo:color="#1a1a1a" style:font-name="Liberation Serif" fo:font-size="10pt" fo:language="fr" fo:country="BE" style:letter-kerning="false" style:font-size-asian="10pt" style:font-name-complex="Wilke-Italic" style:font-size-complex="10pt"/>
    </style:style>
    <style:style style:name="T131" style:family="text">
      <style:text-properties fo:color="#1a1a1a" style:font-name="Liberation Serif" fo:font-size="10pt" fo:language="fr" fo:country="BE" fo:font-style="italic" style:letter-kerning="false" style:font-size-asian="10pt" style:font-style-asian="italic" style:font-name-complex="Wilke-Italic" style:font-size-complex="10pt" style:font-style-complex="italic"/>
    </style:style>
    <style:style style:name="T132" style:family="text">
      <style:text-properties style:font-name="Palatino-Roman" fo:font-size="9pt" fo:language="fr" fo:country="BE" officeooo:rsid="0010e286" style:letter-kerning="false" style:font-size-asian="9pt" style:font-name-complex="Palatino-Roman" style:font-size-complex="9pt"/>
    </style:style>
    <style:style style:name="T133" style:family="text">
      <style:text-properties officeooo:rsid="00113d2a"/>
    </style:style>
    <style:style style:name="T134" style:family="text">
      <style:text-properties officeooo:rsid="0012b162"/>
    </style:style>
    <style:style style:name="T135" style:family="text">
      <style:text-properties fo:font-size="12pt" style:font-size-asian="12pt" style:font-size-complex="12pt"/>
    </style:style>
    <style:style style:name="T136" style:family="text">
      <style:text-properties fo:font-size="12pt" style:font-size-asian="12pt" style:font-size-complex="12pt" style:font-weight-complex="bold"/>
    </style:style>
    <style:style style:name="T137" style:family="text">
      <style:text-properties fo:font-size="12pt" fo:font-style="italic" style:font-size-asian="12pt" style:font-style-asian="italic" style:font-size-complex="12pt"/>
    </style:style>
    <style:style style:name="T138" style:family="text">
      <style:text-properties fo:font-size="12pt" fo:font-style="italic" style:font-size-asian="12pt" style:font-style-asian="italic" style:font-size-complex="12pt" style:font-weight-complex="bold"/>
    </style:style>
    <style:style style:name="T139" style:family="text">
      <style:text-properties officeooo:rsid="001189d6"/>
    </style:style>
    <style:style style:name="T140" style:family="text">
      <style:text-properties style:font-name="Liberation Serif"/>
    </style:style>
    <style:style style:name="T141" style:family="text">
      <style:text-properties style:font-name="Liberation Serif" fo:language="fr" fo:country="BE"/>
    </style:style>
    <style:style style:name="T142" style:family="text">
      <style:text-properties style:font-name="Liberation Serif" fo:language="fr" fo:country="BE" fo:font-style="italic" style:font-style-asian="italic"/>
    </style:style>
    <style:style style:name="T143" style:family="text">
      <style:text-properties style:font-name="Liberation Serif" fo:language="fr" fo:country="BE" fo:font-style="italic" style:font-style-asian="italic" style:font-style-complex="italic"/>
    </style:style>
    <style:style style:name="T144" style:family="text">
      <style:text-properties style:font-name="Liberation Serif" fo:language="fr" fo:country="BE" officeooo:rsid="00194524"/>
    </style:style>
    <style:style style:name="T145" style:family="text">
      <style:text-properties style:font-name="Liberation Serif" fo:font-size="11pt" style:font-size-asian="11pt" style:font-size-complex="11pt"/>
    </style:style>
    <style:style style:name="T146" style:family="text">
      <style:text-properties style:font-name="Liberation Serif" fo:font-size="11pt" style:letter-kerning="false" style:font-size-asian="11pt" style:font-name-complex="HelveticaNeue-Roman" style:font-size-complex="11pt"/>
    </style:style>
    <style:style style:name="T147" style:family="text">
      <style:text-properties style:font-name="Liberation Serif" fo:font-size="10pt" style:font-size-asian="10pt" style:font-size-complex="10pt"/>
    </style:style>
    <style:style style:name="T148" style:family="text">
      <style:text-properties style:font-name="Liberation Serif" fo:font-size="10pt" fo:language="fr" fo:country="BE" style:font-size-asian="10pt" style:font-size-complex="10pt"/>
    </style:style>
    <style:style style:name="T149" style:family="text">
      <style:text-properties style:font-name="Liberation Serif" fo:font-size="10pt" fo:language="fr" fo:country="BE" style:letter-kerning="false" style:font-size-asian="10pt" style:font-name-complex="Palatino-Roman" style:font-size-complex="10pt"/>
    </style:style>
    <style:style style:name="T150" style:family="text">
      <style:text-properties style:font-name="Liberation Serif" fo:font-size="10pt" fo:language="fr" fo:country="BE" fo:font-style="italic" officeooo:rsid="00194524" style:letter-kerning="false" style:font-size-asian="10pt" style:font-style-asian="italic" style:font-name-complex="Palatino-Roman" style:font-size-complex="10pt" style:font-style-complex="italic"/>
    </style:style>
    <style:style style:name="T151" style:family="text">
      <style:text-properties style:font-name="Liberation Serif" fo:font-size="10pt" fo:language="fr" fo:country="BE" fo:font-style="normal" officeooo:rsid="00194524" style:letter-kerning="false" style:font-size-asian="10pt" style:font-style-asian="normal" style:font-name-complex="Palatino-Roman" style:font-size-complex="10pt" style:font-style-complex="normal"/>
    </style:style>
    <style:style style:name="T152" style:family="text">
      <style:text-properties style:font-name="Liberation Serif" fo:font-size="10pt" fo:language="fr" fo:country="BE" fo:font-style="normal" officeooo:rsid="00191e48" style:letter-kerning="false" style:font-size-asian="10pt" style:font-style-asian="normal" style:font-name-complex="Palatino-Roman" style:font-size-complex="10pt" style:font-style-complex="normal"/>
    </style:style>
    <style:style style:name="T153" style:family="text">
      <style:text-properties style:font-name="Liberation Serif" fo:font-size="10pt" fo:font-style="italic" style:font-size-asian="10pt" style:font-style-asian="italic" style:font-size-complex="10pt"/>
    </style:style>
    <style:style style:name="T154" style:family="text">
      <style:text-properties style:font-name="Liberation Serif" fo:font-size="9pt" fo:language="fr" fo:country="BE" style:letter-kerning="false" style:font-size-asian="9pt" style:font-name-complex="Palatino-Roman" style:font-size-complex="9pt"/>
    </style:style>
    <style:style style:name="T155" style:family="text">
      <style:text-properties style:font-name="Liberation Serif" fo:font-size="9pt" fo:language="fr" fo:country="BE" fo:font-style="italic" style:letter-kerning="false" style:font-size-asian="9pt" style:font-style-asian="italic" style:font-name-complex="Palatino-Italic" style:font-size-complex="9pt" style:font-style-complex="italic"/>
    </style:style>
    <style:style style:name="T156" style:family="text">
      <style:text-properties style:font-name="Liberation Serif" fo:font-size="9pt" fo:language="fr" fo:country="BE" fo:font-style="italic" officeooo:rsid="00194524" style:letter-kerning="false" style:font-size-asian="9pt" style:font-style-asian="italic" style:font-name-complex="Palatino-Roman" style:font-size-complex="9pt" style:font-style-complex="italic"/>
    </style:style>
    <style:style style:name="T157" style:family="text">
      <style:text-properties style:font-name="Liberation Serif" fo:font-size="9pt" fo:language="fr" fo:country="BE" fo:font-style="normal" officeooo:rsid="00194524" style:letter-kerning="false" style:font-size-asian="9pt" style:font-style-asian="normal" style:font-name-complex="Palatino-Roman" style:font-size-complex="9pt" style:font-style-complex="normal"/>
    </style:style>
    <style:style style:name="T158" style:family="text">
      <style:text-properties style:font-name="Liberation Serif" fo:font-size="9pt" fo:language="fr" fo:country="BE" fo:font-style="normal" officeooo:rsid="00191e48" style:letter-kerning="false" style:font-size-asian="9pt" style:font-style-asian="normal" style:font-name-complex="Palatino-Roman" style:font-size-complex="9pt" style:font-style-complex="normal"/>
    </style:style>
    <style:style style:name="T159" style:family="text">
      <style:text-properties style:font-name="Liberation Serif" fo:font-style="italic" style:font-style-asian="italic"/>
    </style:style>
    <style:style style:name="T160" style:family="text">
      <style:text-properties style:font-name="Liberation Serif" fo:font-style="italic" style:font-style-asian="italic" style:font-style-complex="italic"/>
    </style:style>
    <style:style style:name="T161" style:family="text">
      <style:text-properties style:font-name="Liberation Serif" fo:font-style="italic" officeooo:rsid="00193916" style:font-style-asian="italic" style:font-style-complex="italic"/>
    </style:style>
    <style:style style:name="T162" style:family="text">
      <style:text-properties style:font-name="Liberation Serif" officeooo:rsid="00194524"/>
    </style:style>
    <style:style style:name="T163" style:family="text">
      <style:text-properties style:font-name="Liberation Serif" fo:font-style="normal" officeooo:rsid="00193916" style:font-style-asian="normal" style:font-style-complex="normal"/>
    </style:style>
    <style:style style:name="T164" style:family="text">
      <style:text-properties style:font-name="Liberation Sans" fo:font-size="14pt" style:font-size-asian="14pt" style:font-size-complex="14pt"/>
    </style:style>
    <style:style style:name="T165" style:family="text">
      <style:text-properties officeooo:rsid="0016d987"/>
    </style:style>
    <style:style style:name="T166" style:family="text">
      <style:text-properties officeooo:rsid="00191e48"/>
    </style:style>
    <style:style style:name="T167" style:family="text">
      <style:text-properties officeooo:rsid="00194524"/>
    </style:style>
    <style:style style:name="T168" style:family="text">
      <style:text-properties fo:background-color="#ffff00" loext:char-shading-value="0"/>
    </style:style>
    <style:style style:name="T169" style:family="text">
      <style:text-properties officeooo:rsid="001ab20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97">Introduction</text:p>
      <text:p text:style-name="P3"><text:span text:style-name="T33"><text:tab/></text:span>La biosphère<text:note text:id="ftn1" text:note-class="footnote"><text:note-citation>1</text:note-citation><text:note-body><text:p text:style-name="P107">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Footnote"/></text:note-body></text:note> a connu plusieurs crises d'extinction d'espèces. Il y a deux cent cinquante millions d'années, par exemple, la crise du Permien a entraîné la disparition de 50 % des espèces animales terrestres et de 95 % des animaux marins<text:note text:id="ftn2" text:note-class="footnote"><text:note-citation>2</text:note-citation><text:note-body><text:p text:style-name="P108">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 volcan ; 4/ l'extinction à la jonction trias-jurassique, il y a 215 mA ; 5/ l'extinction de la fin du mésozoïque, il y a 65,5 mA. In. RAMADE (F.), dans <text:span text:style-name="T8">Le Grand Massacre. L’avenir des espèces vivantes</text:span>, (cité In., TESTOT (L.), « Les crises écologiques », <text:span text:style-name="T8">Sciences Humaines</text:span>, numéro spécial, n°247, avril 2013.</text:p><text:p text:style-name="Footnote"/></text:note-body></text:note>. Le <text:span text:style-name="T8">Rapport de l'évaluation des écosystèmes pour le millénaire,</text:span> remis au secrétaire général de l'Organisation des Nations Unis (ONU) en 2005 établit qu'une nouvelle crise d'extinction est en cours du fait des activités humaines<text:note text:id="ftn3" text:note-class="footnote"><text:note-citation>3</text:note-citation><text:note-body><text:p text:style-name="P109"><text:span text:style-name="T1">Millennium Ecosystem Assessment, </text:span><text:span text:style-name="T2">Ecosystems and Human Well-being: Biodiversity Synthesis,</text:span><text:span text:style-name="T1"> World Resources Institute, Washington, DC. 2005, p. 2</text:span></text:p><text:p text:style-name="Footnote"/></text:note-body></text:note>. C'est la première crise d'extinction d’origine anthropique. Une différence majeure apparaît par rapport aux crises précédentes : le rythme d'extinction des espèces est cent fois plus rapide que le rythme d'extinction naturel<text:note text:id="ftn4" text:note-class="footnote"><text:note-citation>4</text:note-citation><text:note-body><text:p text:style-name="P110"><text:span text:style-name="T1">Millennium Ecosystem Assessment, </text:span><text:span text:style-name="T2">Ecosystems and Human Well-being: Biodiversity Synthesis,</text:span><text:span text:style-name="T1"> Op. </text:span>Cit., p. 44</text:p><text:p text:style-name="Footnote"/></text:note-body></text:note>. L'espèce humaine, par son activité serait devenue l'équivalent d'une force géologique capable de modifier l'état de la faune et de la flore. L'anthropocène aurait succédé à l'holocène<text:note text:id="ftn5" text:note-class="footnote"><text:note-citation>5</text:note-citation><text:note-body><text:p text:style-name="P111">La thèse selon laquelle, la Terre serait entrée dans une nouvelle époque géologique depuis la révolution industrielle, l'anthropocène, développée par Christophe BONNEUIL et Jean Baptiste FRESSOZ dans <text:span text:style-name="T8">L'évènement Anthropocène. La terre, l'histoire et nous</text:span> (Seuil, 2013, Paris, 320 p.).</text:p><text:p text:style-name="Footnote"/></text:note-body></text:note>. </text:p>
      <text:p text:style-name="P3"><text:tab/>La <text:span text:style-name="T8">maîtrise</text:span> humaine sur l'environnement<text:note text:id="ftn6" text:note-class="footnote"><text:note-citation>6</text:note-citation><text:note-body><text:p text:style-name="P112">Nous empruntons l'expression « maîtrise de la nature » à la formule de René DESCARTES : « <text:span text:style-name="T8">[...] connaissant la force et les actions du 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 ». In. DESCARTES (R.), <text:span text:style-name="T8">Discours de la méthode</text:span>, 6e partie, Bibliothèque de la Pléiade, Éd. Gallimard, 1966, p. 168.</text:p><text:p text:style-name="Footnote"/></text:note-body></text:note> est particulièrement importante depuis la « Révolution industrielle » débutée au Royaume-Uni, à la fin du XVIII° siècle. La révolution industrielle désigne le processus de décollage économique initié dans le bassin houiller anglais à partir de l'invention de la machine à vapeur. Depuis lors, l'Humanité, et en particulier les pays dits développés<text:note text:id="ftn7" text:note-class="footnote"><text:note-citation>7</text:note-citation><text:note-body><text:p text:style-name="P113">Pour une analyse de l'apparition de la notion de « développement économique », lire ILLICH (I.), « L'histoire des besoins », <text:span text:style-name="T8">La perte des sens</text:span>, éd. Fayard, 2004, 357 p.</text:p><text:p text:style-name="Footnote"/></text:note-body></text:note>, n'a cessé de procéder à l'augmentation de la production et de la consommation de biens. Le produit intérieur brut<text:note text:id="ftn8" text:note-class="footnote"><text:note-citation>8</text:note-citation><text:note-body><text:p text:style-name="P114"><text:span text:style-name="T51">L</text:span>e Produit intérieur brut (PIB) est l'indicateur usuel du niveau de production et par extension du niveau de développement.</text:p><text:p text:style-name="Footnote"/></text:note-body></text:note> (PIB) mondial en parité de pouvoir d'achat de 1870 est estimé à 1 101 369 millions <text:soft-page-break/>de dollars. Il s’élève en 2010 à 74 004 249 millions de dollars. Le niveau de richesse mondiale a donc été multiplié par plus de soixante-dix<text:note text:id="ftn9" text:note-class="footnote"><text:note-citation>9</text:note-citation><text:note-body><text:p text:style-name="P115">MADDISON (A.), <text:span text:style-name="T8">L'Économie mondiale : une perspective millénaire</text:span>, éd. OCDE, Paris, 400 p.</text:p><text:p text:style-name="Footnote"/></text:note-body></text:note>. Dans le même temps, la population mondiale a été multipliée par sept<text:note text:id="ftn10" text:note-class="footnote"><text:note-citation>10</text:note-citation><text:note-body><text:p text:style-name="P116">Le <text:span text:style-name="T7">US Census Bureau</text:span> estime que la population était d'environ un milliard d'habitants en 1850. La population mondiale aurait dépassé sept milliards en 2011. <text:a xlink:type="simple" xlink:href="http://www.census.gov/population/international/data/worldpop/table_history.php"><text:span text:style-name="Internet_20_link">http://www.census.gov/population/international/data/worldpop/table_history.php</text:span></text:a> .</text:p><text:p text:style-name="Footnote"/></text:note-body></text:note>. Cette croissance économique exponentielle est concomitante avec la maîtrise de l'homme, par l'intermédiaire de la science et de la technique sur l'ensemble de la biosphère ainsi que sur l'espace.</text:p>
      <text:p text:style-name="P3"><text:tab/>La dite maîtrise n'est cependant pas totale, et les relations entre l'Homme et la Nature apparaissent davantage comme étant dialectiques. En plus, des impacts accidentels symbolisés par des catastrophes dites industrielles<text:note text:id="ftn11" text:note-class="footnote"><text:note-citation>11</text:note-citation><text:note-body><text:p text:style-name="P117">Pour un éclairage sur la notion de catastrophe, voir, DUPUY (J.-P.), <text:span text:style-name="T8">Petite métaphysique des tsunamis</text:span>, Seuil, 2005, Paris, 106 p.</text:p><text:p text:style-name="Footnote"/></text:note-body></text:note>, telles que les accidents de Seveso en 1976, de Bhop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et, nous l'avons vu, l'érosion de la biodiversité. La dégradation de l'environnement constitue à présent un facteur de détérioration de la santé humaine, voire une menace pour la survie de l'humanité.</text:p>
      <text:p text:style-name="P3"><text:tab/>La structure économique moderne, basée sur la production et la consommation sans cesse croissante de biens et de services, n'est pas soutenable dans le cadre fini de la planète Terre<text:note text:id="ftn12" text:note-class="footnote"><text:note-citation>12</text:note-citation><text:note-body><text:p text:style-name="P118">La limite ontologique des modes de production et de consommation basés par la croissance dans le cadre d'une planète aux ressources limitées a été démontrée par l'économiste Nicholas GEORGESCU-ROEGEN, In. GEORGESCU-ROEGEN (N.), <text:span text:style-name="T8">La décroissance. Entropie, écologie, économie</text:span>, éd. Sang de la Terre et Ellébore, 2006. </text:p><text:p text:style-name="Footnote"><text:tab/>La finitude des ressources terrestre peut être mesurée par des indicateurs tels que l'empreinte écologique. L'empreinte écologique est la surface nécessaire à la satisfaction des besoins d'un groupe d'individus. Il faudrait plus de deux planètes si l'ensemble de la population humaine vivait comme les français.</text:p><text:p text:style-name="Footnote"/></text:note-body></text:note>. Elle détruit la Nature pourtant indispensable à la vie humaine terrestre, en ce qu'elle concourt à des « services écosystémiques »<text:note text:id="ftn13" text:note-class="footnote"><text:note-citation>13</text:note-citation><text:note-body><text:p text:style-name="P119">La notion de service écosystémique témoigne d'une vision anthropocentrée de l'environnement.</text:p><text:p text:style-name="Footnote"/></text:note-body></text:note>. C'est ce que pointe dès 1972, le rapport <text:span text:style-name="T8">The</text:span><text:span text:style-name="T26"> limits</text:span><text:span text:style-name="T8"> to</text:span><text:span text:style-name="T26"> growth</text:span><text:span text:style-name="T8"> - Halte à la croissance ?</text:span> publié sous la direction de Dennis MEADOWS, par le Club de Rome. Les services écologiques ou écosystémiques désignent les bénéfices obtenus par l'homme, qui sont produits par des interactions au sein de l'écosystème<text:note text:id="ftn14" text:note-class="footnote"><text:note-citation>14</text:note-citation><text:note-body><text:p text:style-name="P120">« Ecosystems and human well-being: Opportunities and challenges for business and Industry », Millennium ecosystem assessment, 2005, p. 3.</text:p><text:p text:style-name="Footnote"/></text:note-body></text:note>. Une forêt, une prairie, une mangrove fournissent des services différents qui permettent le bien-être culturel, spirituel, social, récréatif, sanitaire ou économique. Une difficulté du système économique est de parvenir à tenir compte des externalités posi<text:soft-page-break/>tives issues de la biosphère et d'extraire les externalités négatives pourtant calculées dans le niveau de production ou de bien-être. Ainsi, le rôle des insectes pollinisateurs n'entre pas dans le cadre du PIB ni de l'indice de développement humain (IDH) au contraire des énergies combustibles brû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p>
      <text:p text:style-name="P3"><text:tab/>La solution retenue pour protéger des écosystèmes, qui sont mal pris en compte dans le système économique marchand actuel<text:note text:id="ftn15" text:note-class="footnote"><text:note-citation>15</text:note-citation><text:note-body><text:p text:style-name="P121">L'économiste britannique Arthur C. PIGOU pointe dès les 1930 l'incapacité du marché à tenir compte des externalités. Il propose la création de taxes permettant d'incorporer l'impact d'une activité sur l'environnement au prix de vente, afin d'orienter les opérateurs privés vers un comportement « vertueux » et éviter que les coûts ne soient supporter par la collectivité.</text:p><text:p text:style-name="Footnote"/></text:note-body></text:note>, est recherchée dans des mécanismes d'évitement des impacts ou de réduction des impacts. C'est ce que souligne en 1987 le rapport <text:span text:style-name="T8">Notre avenir à tous</text:span> rédigé par la Commission mondiale sur l'environnement et le développement de l'Organisation des Nations Unies (ONU), sous la présidence de Gro Harlem BRUNDTLAND. Ce rapport établit qu'il serait possible de concilier le développement économique, le bien-être social et la préservation de l'environnement dans le cadre d'un développement dit soutenable ou durable. Un tel développement « <text:span text:style-name="T8">répond[rait] aux besoins du présent sans compromettre la capacité des générations futures de répondre aux leurs</text:span> »<text:note text:id="ftn16" text:note-class="footnote"><text:note-citation>16</text:note-citation><text:note-body><text:p text:style-name="P122">BRUNDTLAND, (G.H.) <text:span text:style-name="T7">Notre avenir à tous</text:span>, Commission mondiale de l'environnement et du développement, éditions du Fleuve, 1989, p.<text:span text:style-name="footnote_20_reference"> 40.</text:span></text:p><text:p text:style-name="Footnote"/></text:note-body></text:note>. La réalisation d'un tel programme repose, notamment, sur des mécanismes « <text:span text:style-name="T8">encourageant les entreprises à investir dans des mesures préventives, curatives ou compensatoires</text:span> »<text:note text:id="ftn17" text:note-class="footnote"><text:note-citation>17</text:note-citation><text:note-body><text:p text:style-name="P123">BRUNDTLAND, (G.H.) <text:span text:style-name="T7">Notre avenir à tous</text:span>, Commission mondiale de l'environnement et du développement, éditions du Fleuve, 1989, p. 179.</text:p><text:p text:style-name="Footnote"/></text:note-body></text:note>.</text:p>
      <text:p text:style-name="P3"><text:tab/>La perspective d'un développement durable est critiquée, en tant qu'il consiste à aménager et prolonger un système économique responsable de la crise écologique. L'économiste Serge LATOUCHE souligne le paradoxe de l'oxymore « développement durable » à travers une formule d'un ancien président américain. En 2002, George W. BUSH aurait affirmé : « <text:span text:style-name="T8">Parce qu’elle est la clef du progrès environnemental, parce qu’elle fournit les ressources permettant d’investir dans les technologies propres, la croissance est la solution, non le problème</text:span> »<text:note text:id="ftn18" text:note-class="footnote"><text:note-citation>18</text:note-citation><text:note-body><text:p text:style-name="P124">LATOUCHE (S.), « Pour une société de décroissance », <text:span text:style-name="T8">Le Monde Diplomatique</text:span>, novembre 2003.</text:p><text:p text:style-name="Footnote"/></text:note-body></text:note>.</text:p>
      <text:p text:style-name="P3"><text:tab/>Les mesures d'évitement, de réduction et de compensation environnementales présentées dans le « rapport Brundtland » comme des solutions permettant la préservation des écosystèmes <text:soft-page-break/>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p>
      <text:p text:style-name="P3"><text:tab/>Il convient de distinguer les mesures d'évitement, de réduction et de compensation des impacts environnementaux. Ces outils interviennent successivement et répondent à des objectifs différents.</text:p>
      <text:p text:style-name="P3"><text:tab/>Les mesures d'évitement sont les mesures qui sont prises le plus en amont afin de garantir qu'un projet «<text:span text:style-name="T8"> privilégie les solutions respectueuses de l'environnement en apportant la preuve qu'une décision alternative plus favorable à l'environnement est impossible à un coût raisonnable</text:span> »<text:note text:id="ftn19" text:note-class="footnote"><text:note-citation>19</text:note-citation><text:note-body><text:p text:style-name="P125">HUBERT (S.) et al., « Lignes directrices nationales sur la séquence éviter, réduire et compenser les impacts sur les milieux naturels », <text:span text:style-name="T8">Références</text:span>, Commissariat général au développement durable, Direction de l'eau et de la biodiversité, Octobre 2013, p. 8.</text:p><text:p text:style-name="Footnote"/></text:note-body></text:note>. Elles consistent donc à modifier le projet initial afin de supprimer un impact que ce projet engendrerait. Elles sont les seules mesures permettant de s'assurer avec certitude de la 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s de localisation, de choix technique, etc.) au projet au vue des intérêts à protéger. Les mesures d'évitement retenues sont les mesures dont le coût est économiquement acceptable. Il s'opère donc une balance des intérêts économiques et environnementaux. </text:p>
      <text:p text:style-name="P3"><text:tab/>Les mesures d'évitement ne suffisent pas à garantir l'autorisation du projet. Le projet de moindre impact retenu doit faire l'objet de mesures de réduction des impacts résiduels. On entend par mesure de réduction les «<text:span text:style-name="T8"> mesures définies après l'évitement et visant à réduire les impacts négatifs permanents ou temporaires d'un projet sur l'environnement, en phase de chantier ou d'exploitation</text:span> »<text:note text:id="ftn20" text:note-class="footnote"><text:note-citation>20</text:note-citation><text:note-body><text:p text:style-name="P126">HUBERT (S.) et al., « Lignes directrices nationales sur la séquence éviter, réduire et compenser les impacts sur les milieux naturels », Ibid., p. 193.</text:p><text:p text:style-name="P34"/></text:note-body></text:note>. La réduction ne porte que sur les enjeux environnementaux majeurs. Elles visent à ce que le projet soit aménagé afin de supprimer ou de limiter au maximum les impacts environnementaux « significatifs »<text:note text:id="ftn21" text:note-class="footnote"><text:note-citation>21</text:note-citation><text:note-body><text:p text:style-name="P127">Le terme de significatif est celui retenu par la Doctrine nationale. En le caractère significatif d'un dommage environnemental varie en fonction des réglementations appliquées à un projet. Voir, <text:s/>HUBERT (S.) et al., « Lignes directrices nationales sur la séquence éviter, réduire et compenser les impacts sur les milieux naturels », Ibid., p. 8.</text:p><text:p text:style-name="Footnote"/></text:note-body></text:note>.</text:p>
      <text:p text:style-name="P3"><text:tab/>Si les impacts ne sont pas suffisamment réduits, c'est-à-dire s'il subsiste des impacts significatifs, des mesures compensatoires doivent être mises en œuvre. Le maître d'ouvrage évalue le ca<text:soft-page-break/>ractère significatif d'un impact résiduel demeurant malgré les mesures d'évitement puis de réduction. Il existe donc une difficulté dans la notion d'impact significatif.</text:p>
      <text:p text:style-name="P3"><text:tab/>Une mesure compensatoire est une « <text:span text:style-name="T8">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22" text:note-class="footnote"><text:note-citation>22</text:note-citation><text:note-body><text:p text:style-name="P128"><text:span text:style-name="T8">«</text:span> Compenser les atteintes à la biodiversité : expériences internationales et enseignements pour la France », <text:span text:style-name="T7">Le point sur</text:span>, Commissariat général au développement durable, n° 133, août 2012, p. 1.</text:p><text:p text:style-name="Footnote"/></text:note-body></text:note></text:p>
      <text:p text:style-name="P3"><text:tab/>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note text:id="ftn23" text:note-class="footnote"><text:note-citation>23</text:note-citation><text:note-body><text:p text:style-name="P129">Voir par exemple, Déclaration « No<text:span text:style-name="T23"> biodiversity</text:span> Offsets » : <text:a xlink:type="simple" xlink:href="http://no-biodiversity-offsets.makenoise.org/francais/"><text:span text:style-name="Internet_20_link">http://no-biodiversity-offsets.makenoise.org/francais/</text:span></text:a></text:p><text:p text:style-name="Footnote"/></text:note-body></text:note>. Une compensation « ici » justifie-t-elle un impact « là » ? Les mesures compensatoires souffrent <text:span text:style-name="T8">a </text:span>fortiori de difficultés méthodologiques et d'un manque d'unité.</text:p>
      <text:p text:style-name="P3"><text:tab/>Il en résulte une diversité de la compensation à travers le monde. En France, le développement d'un cadre réglementaire est récent. La compensation existe aujourd'hui dans le cadre éclaté de nombreuses procédures.</text:p>
      <text:p text:style-name="P3"/>
      <text:p text:style-name="P80">A. Approche comparative</text:p>
      <text:p text:style-name="P9"/>
      <text:p text:style-name="P3"><text:tab/>Dans le cadre de la réflexion sur l'amélioration de la mise en œuvre des mesures compensatoires, le Commissariat au développement durable a publié, en août 2012, les résultats d'une consultation sur les pratiques de compensations de vingt-neuf États. Il apparaît que la compensation est mise en œuvre dans une majorité d'États, mais n'est cependant pas universelle. Elle est, par exemple, considérée comme un « droit à détruire la biodiversité » dans des pays comme le Kenya. Certains États ne disposent pas de la compétence technique nécessaire à sa mise en œuvre. Dans les États où elles sont mises en œuvre<text:note text:id="ftn24" text:note-class="footnote"><text:note-citation>24</text:note-citation><text:note-body><text:p text:style-name="P130">«<text:span text:style-name="T8"> Parmi les pays appliquant des mesures compensatoires, seuls quelques-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In<text:span text:style-name="T8">«</text:span> Compenser les atteintes à la biodiversité : expériences internationales et enseignements pour la France », <text:span text:style-name="T169">Op. Cit.</text:span>, p. 2.</text:p><text:p text:style-name="Footnote"/></text:note-body></text:note>, les mesures visant à restaurer ou recréer un milieu naturel en <text:soft-page-break/>contrepartie d’un dommage à la biodiversité sont souvent marginales par rapport aux mesures concernant la pollution de l'eau, ou les nuisances sonores. L'évaluation de l'efficacité de la compensation est mitigée<text:note text:id="ftn25" text:note-class="footnote"><text:note-citation>25</text:note-citation><text:note-body><text:p text:style-name="P131">SOYER <text:s/><text:span text:style-name="T169">(H.) </text:span>et al., <text:span text:style-name="T8">La compensation écologique état des lieux &amp; recommandations</text:span>, Union internationale pour la conservation de la Nature France, 2011, Paris, p. 28.</text:p><text:p text:style-name="Footnote"/></text:note-body></text:note>.</text:p>
      <text:p text:style-name="P3">La compensation environnementale prend la forme de trois différents mécanismes<text:note text:id="ftn26" text:note-class="footnote"><text:note-citation>26</text:note-citation><text:note-body><text:p text:style-name="P132"><text:span text:style-name="T1">« Standard on Biodiversity Offsets », </text:span><text:span text:style-name="T2">Business and Biodiversity Offsets Programme (BBOP)</text:span><text:span text:style-name="T1">, 2012, Washington, D.C., p. 3.</text:span></text:p></text:note-body></text:note> :</text:p>
      <text:list xml:id="list8486818755420061319" text:style-name="WWNum1">
        <text:list-item>
          <text:p text:style-name="P73">la création d'un ou plusieurs fonds de compensation par un organisme tiers, souvent public, qui collecte et administre les montants des opérateurs économiques pour compenser les impacts de leur activité. Les cotisations du fonds peuvent être allouées à des mesures de compensation directe, ou être intégrées à des programmes de protection d'espaces naturels ou des programmes de recherche ;</text:p>
        </text:list-item>
        <text:list-item>
          <text:p text:style-name="P73">la mise en place d'une banque de compensation qui est en charge de la préservation ou de la restauration d'un site grâce à des crédits alloués par les opérateurs économiques afin de compenser les impacts de leurs projets ;</text:p>
        </text:list-item>
        <text:list-item>
          <text:p text:style-name="P73">la réalisation de mesures compensatoires individuelles par l'opérateur au titre de ses mesures compensatoires.</text:p>
        </text:list-item>
      </text:list>
      <text:p text:style-name="P3"><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nt en Afrique.</text:p>
      <text:p text:style-name="P3"/>
      <text:p text:style-name="P83">1. Les approches nord-américaines et australiennes fondées sur des banques de compensation</text:p>
      <text:p text:style-name="P3"/>
      <text:p text:style-name="P3"><text:tab/>La compensation environnementale est très développée en Amérique du Nord, en particulier dans le cadre de programmes de protection des espèces, des écosystèmes fluviaux et des zones humides aux É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text:p>
      <text:p text:style-name="P3"><text:tab/>Le système de compensation aux États-Unis<text:note text:id="ftn27" text:note-class="footnote"><text:note-citation>27</text:note-citation><text:note-body><text:p text:style-name="P133"><text:span text:style-name="T1">WILKINSON (J.) ET THOMPSON (J.), </text:span><text:span text:style-name="T2">2005 Status Report on Compensatory Mitigation in the United States</text:span><text:span text:style-name="T1">, Environmental Law Institute</text:span><text:span text:style-name="T2">, </text:span><text:span text:style-name="T1">2006, 110 p.</text:span></text:p><text:p text:style-name="Footnote"/></text:note-body></text:note>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paragraphe 404 du <text:span text:style-name="T7">Clean Water</text:span><text:span text:style-name="T25"> Act</text:span> (CWA) du 18 octobre 1972, sont pilotées au niveau fédéral mais leur mise en œuvre relève d'un niveau « régional »<text:note text:id="ftn28" text:note-class="footnote"><text:note-citation>28</text:note-citation><text:note-body><text:p text:style-name="P134">Le niveau régional se caractérise, par exemple, par l'existence de trente-huit districts du corps des Ingénieurs de l'Armée des États-Unis (« <text:span text:style-name="T8">US</text:span><text:span text:style-name="T26"> Army</text:span><text:span text:style-name="T8"> Corps of</text:span><text:span text:style-name="T26"> Engineers</text:span><text:span text:style-name="T8"> </text:span>») charger du contrôle des mesures compensatoires des impacts résiduels de projets sur les zones humides. <text:span text:style-name="T1">« Standard on Biodiversity Offsets », Business and Biodiversity Offsets Programme (BBOP), 2012, Washington, D.C., p. « Standard on Biodiversity Offsets », Business and Biodiversity Offsets Programme (BBOP), 2012, Washington, D.C., p. 11.</text:span></text:p><text:p text:style-name="Footnote"/></text:note-body></text:note>. Dans le cadre de l'objectif « pas de perte nette » (« <text:span text:style-name="T8">no net</text:span><text:span text:style-name="T26"> loss</text:span><text:span text:style-name="T8"> </text:span>»),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text:note text:id="ftn29" text:note-class="footnote"><text:note-citation>29</text:note-citation><text:note-body><text:p text:style-name="P135">« Standard on Biodiversity Offsets », Business and Biodiversity Offsets Programme (BBOP), <text:span text:style-name="T169">Ibid</text:span>., p. 23.</text:p><text:p text:style-name="Footnote"/></text:note-body></text:note>. 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p>
      <text:p text:style-name="P3"><text:tab/>En Australie, la mise en place des mesures compensatoires est réalisée au niveau des Etats. Les mesures compensatoires utilisent des mécanismes originaux. Le programme<text:span text:style-name="T23"> </text:span><text:span text:style-name="T26">Bushbroker</text:span> dans l’État de Victoria, par exemple, établit que les mesures compensatoires doivent permettre de réaliser un gain net de biodiversité (« <text:span text:style-name="T8">net gain </text:span>») pour la végétation native dans le cadre de projets entraînant le défrichement de végétation native. Les mesures compensatoires sont déterminées sur la base de la méthodologie « <text:span text:style-name="T8">Habitat hectares </text:span>» combinant la mesure de la superficie de la zone impactée et la qualité de la biodiversité établie sur la base des habitats d'espèces.</text:p>
      <text:p text:style-name="P3"><text:tab/>L'exemple australien<text:note text:id="ftn30" text:note-class="footnote"><text:note-citation>30</text:note-citation><text:note-body><text:p text:style-name="P136">« Standard on Biodiversity Offsets », Business and Biodiversity Offsets Programme (BBOP), <text:span text:style-name="T169">Ibid.</text:span>, pp. 47-55.</text:p><text:p text:style-name="Footnote"/></text:note-body></text:note> est intéressant par l'expérimentation de méthodes d'évaluation des pertes et gains écologiques et par l'importance du niveau régional. Il semblerait cependant que le suivi des mesures ne soit pas suffisant, étant donné l'existence d'espèces invasives. La législation minière peut par ailleurs outrepasser toute autre législation, mettant à mal l'effectivité de la compen<text:soft-page-break/>sation environnementale.</text:p>
      <text:p text:style-name="P3"/>
      <text:p text:style-name="P98">2. Le développement de mécanismes de compensation sectorielle en Amérique Latine, en Asie et en Europe</text:p>
      <text:p text:style-name="P3"/>
      <text:p text:style-name="P3"><text:tab/>En Amérique Latine, en Asie, ainsi qu'en Europe la compensation environnementale s'inscrit principalement dans le cadre de l'étude d'impact environnemental. 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 text:style-name="T8">« Codigo forestal </text:span>»), les propriétaires sont tenus de conserver un pourcentage de la végétation de leur terrain. Si des opérations de défrichement entraînent un taux de végétation inférieur au seuil autorisé, le propriétaire doit indemniser un propriétaire-tiers qui respecte la réglementation. Ce système ne consiste donc pas en une compensation en nature mais dans le paiement des services environnementaux. Le Brésil rencontre des difficultés à assurer l'exécution de la réglementation<text:note text:id="ftn31" text:note-class="footnote"><text:note-citation>31</text:note-citation><text:note-body><text:p text:style-name="P137">« Standard on Biodiversity Offsets », Business and Biodiversity Offsets Programme (BBOP), <text:span text:style-name="T169">Ibid., </text:span>p. 30</text:p><text:p text:style-name="Footnote"/></text:note-body></text:note>.</text:p>
      <text:p text:style-name="P3"><text:tab/>E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text:note text:id="ftn32" text:note-class="footnote"><text:note-citation>32</text:note-citation><text:note-body><text:p text:style-name="P138">Bundesrepublik Deutschland, 20 décembre 1976.</text:p><text:p text:style-name="Footnote"/></text:note-body></text:note> qui établit les Règlements de compensation des impacts (« <text:span text:style-name="T8">Eingriffsregelung</text:span> »). La compensation environnementale couvre l'ensemble des projets impactant le patrimoine naturel, y compris les paysages<text:note text:id="ftn33" text:note-class="footnote"><text:note-citation>33</text:note-citation><text:note-body><text:p text:style-name="P139"><text:span text:style-name="T1">DARBI, (M.) et al., </text:span><text:span text:style-name="T2">International Approaches to Compensation for Impacts on Biological Diversity</text:span><text:span text:style-name="T1">. Rapport final, pp. 24-26.</text:span></text:p><text:p text:style-name="Footnote"/></text:note-body></text:note>. La valeur du biotope est prédéfinie dans des listes au niveau des <text:span text:style-name="Police_20_par_20_défaut"><text:span text:style-name="T8">länders</text:span></text:span>. Cette fixation publique de la valeur de la biodiversité différencie la valeur avant l'impact et la valeur prospective après l'impact environnemental.</text:p>
      <text:p text:style-name="P3"/>
      <text:p text:style-name="P80">3. L'émergence de la compensation environnementale en Afrique</text:p>
      <text:p text:style-name="P3"><text:tab/>En Afrique, en Afrique-du-Sud, en Ouganda et à Madagascar des systèmes de compensation environnementale sont émergents. En Afrique du Sud, par exemple, le système est fondé sur l'étude d'impact environnemental issue du Règlement national de gestion de l'environnement 107 de <text:soft-page-break/>1998<text:note text:id="ftn34" text:note-class="footnote"><text:note-citation>34</text:note-citation><text:note-body><text:p text:style-name="P140">National Environmental Management Act 107 of 1998 – NEMA</text:p><text:p text:style-name="Footnote"/></text:note-body></text:note>. Le Règlement NEMA établit que les impacts significatifs sur la biodiversité doivent être évités, minimisés et corrigés, la correction étant entendue comme une compensation des impacts résiduels. Il s'agit d'un système de compensation individuel.</text:p>
      <text:p text:style-name="P3"/>
      <text:p text:style-name="P82">B. Construction progressive d'un cadre juridique pour les mesures compensatoires en France</text:p>
      <text:p text:style-name="P8"/>
      <text:p text:style-name="P3"><text:tab/>En France, comme dans de nombreux pays, les mesures compensatoires sont effectives depuis moins longtemps que les mesures d'évitement et de réduction avec lesquelles elle a été confondue. À ce titre, la compensation écologique a longtemps été le parent pauvre des projets. L'évolution du cadre réglementaire a été progressive. Le cadre de la compensation réglementaire est solide depuis 2011.</text:p>
      <text:p text:style-name="P3"><text:tab/>Les mesures compensatoires sont principalement mises en œuvre individuellement par les porteurs de projet. Depuis 2008, la CDC Biodiversité<text:note text:id="ftn35" text:note-class="footnote"><text:note-citation>35</text:note-citation><text:note-body><text:p text:style-name="P141">CDC Biodiversité est un projet pilote qui vise à transposer le modèle de marché d'émission de gaz à effet de serre dont la Caisse de dépôt et de consignation a également la responsabilité.</text:p><text:p text:style-name="Footnote"/></text:note-body></text:note>, créée par la Caisse des dépôts et consignations opère comme banque de compensation s'inspirant du modèle de <text:span text:style-name="T8">mitigation</text:span><text:span text:style-name="T26"> bank</text:span> américain. Les mesures compensatoires prises dans ce cadre ont la particularité de ne pas respecter le principe de proximité. </text:p>
      <text:p text:style-name="P3"/>
      <text:p text:style-name="P94">1. Le lent développement du cadre juridique des mesures compensatoires dans les études d'impact environnemental <text:span text:style-name="T165">depuis</text:span> 1976</text:p>
      <text:p text:style-name="P3"/>
      <text:p text:style-name="P3"><text:tab/>La loi n°76-629 du 10 juillet 1976 relative à la protection de la Nature<text:note text:id="ftn36" text:note-class="footnote"><text:note-citation>36</text:note-citation><text:note-body><text:p text:style-name="P142"><text:span text:style-name="footnote_20_reference"><text:span text:style-name="T38"><text:s/></text:span></text:span><text:span text:style-name="T40">Loi n° 76-629 du 10 juillet 1976 relative à la protection de la nature, publiée au Journal Officiel du 13 juillet 1976.</text:span></text:p><text:p text:style-name="Footnote"/></text:note-body></text:note> constitue l'acte de naissance des mesures compensatoires. Son article 2 à propos des mesures compensatoires renvoie à un décret les modalités d'application des mesures compensatoires. Il dispose :</text:p>
      <text:p text:style-name="P29">« <text:span text:style-name="T8">Les travaux et projets d'aménagement qui sont entrepris par une collectivité publique ou qui nécessitent une autorisation ou une décision d'approbation ainsi que les documents d'urbanisme doivent respecter les préoccupations d'environnement.</text:span></text:p>
      <text:p text:style-name="P30">Les études, préalables à la réalisation d'aménagements ou d'ouvrages qui, par l'importance <text:soft-page-break/>de leurs dimensions ou leurs incidences sur le milieu naturel, peuvent porter atteinte à ce dernier, doivent comporter une étude d'impact permettant d'en apprécier les conséquences.</text:p>
      <text:p text:style-name="P30">Un décret en Conseil d'Etat précise les modalités d'application du présent article.</text:p>
      <text:p text:style-name="P29"><text:span text:style-name="T8">Il fixe notamment [...] le contenu de l'étude d'impact qui comprend au minimum une analyse de l'état initial du site et de son environnement, l'étude des modifications que le projet y engendrerait et les mesures envisagées pour supprimer, réduire et, si possible, compenser les conséquences dommageables pour l'environnement ;</text:span> »</text:p>
      <text:p text:style-name="P3"><text:tab/>Le Décret n°77-1141 du 12 Octobre 1977<text:note text:id="ftn37" text:note-class="footnote"><text:note-citation>37</text:note-citation><text:note-body><text:p text:style-name="P143">Décret n°77-1141 du 12 octobre 1977 pris pour l'application de l'article 2 de la loi n° 76-629 du 10 juillet 1976 relative à la protection de la nature, publié au Journal Officiel du 13 Octobre 1977.</text:p><text:p text:style-name="Footnote"/></text:note-body></text:note>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Le Décret n°77-1141 renvoie vers des arrêtés interministériels, qui ont été rarement pris, la précision du contenu des mesures compensatoires pour certaines catégories d'ouvrages. Par exemple, pour la construction de l'ensemble des autoroutes du Sud de la France, seul un tronçon de moins de cinquante kilomètres entre Balbigny et La Tour de Salvagny a fait l'objet d'arrêtés préfectoraux mentionnant</text:p>
      <text:p text:style-name="P3"><text:s/>l'obligation de réaliser des mesures compensatoires avant la mise en service de l'autoroute<text:note text:id="ftn38" text:note-class="footnote"><text:note-citation>38</text:note-citation><text:note-body><text:p text:style-name="P144">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2.</text:p><text:p text:style-name="Footnote"/></text:note-body></text:note>.</text:p>
      <text:p text:style-name="P22"/>
      <text:p text:style-name="P106">2. La nouvelle impulsion issue du Droit communautaire</text:p>
      <text:p text:style-name="P22"/>
      <text:p text:style-name="P22"><text:tab/>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note text:id="ftn39" text:note-class="footnote"><text:note-citation>39</text:note-citation><text:note-body><text:p text:style-name="P145">Ordonnance n° 2001-321 du 11 avril 2001 relative à la transposition de directives communautaires et à la mise en œuvre de certaines dispositions du droit communautaire dans le domaine de l’environnement, publiée au Journal Officiel le 14 avril 2001.</text:p><text:p text:style-name="Footnote"/></text:note-body></text:note> modifie la section du Code de l'environnement relative aux sites Natura 2000 afin que « l<text:span text:style-name="T8">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note text:id="ftn40" text:note-class="footnote"><text:note-citation>40</text:note-citation><text:note-body><text:p text:style-name="P146">Code de l'environnement, art. L. 414-4.</text:p><text:p text:style-name="Footnote"/></text:note-body></text:note> . À l'issue de l'évaluation des incidences, des mesures compensatoires sont prises pour maintenir le bon état écologique du site<text:note text:id="ftn41" text:note-class="footnote"><text:note-citation>41</text:note-citation><text:note-body><text:p text:style-name="P147">Code de l'environnement, art. L. 414-4.</text:p><text:p text:style-name="Footnote"/></text:note-body></text:note> .</text:p>
      <text:p text:style-name="P22"><text:soft-page-break/></text:p>
      <text:p text:style-name="P106">3. La consécration réglementaire des mesures compensatoires par le Grenelle de l'environnement</text:p>
      <text:p text:style-name="P3"/>
      <text:p text:style-name="P3"><text:tab/>Avant le « Grenelle de l'environnement », en plus du cadre des projets dans un site Natura 2000 soumis à l’évaluation des incidences, les porteurs de projets doivent réaliser des mesures compensatoires dans le cadre d'études d'impact pour les demandes de dérogation à la destruction d’espèce protégée<text:note text:id="ftn42" text:note-class="footnote"><text:note-citation>42</text:note-citation><text:note-body><text:p text:style-name="P148">Code de l'environnement, art. L 411-1 et 411-2.</text:p><text:p text:style-name="Footnote"/></text:note-body></text:note>, pour l’application des procédures de la loi sur l’eau<text:note text:id="ftn43" text:note-class="footnote"><text:note-citation>43</text:note-citation><text:note-body><text:p text:style-name="P149"><text:span text:style-name="T51">C</text:span>ode de l'environnement, art. R. 214-6.</text:p><text:p text:style-name="Footnote"/></text:note-body></text:note> et pour les projets de défrichement<text:note text:id="ftn44" text:note-class="footnote"><text:note-citation>44</text:note-citation><text:note-body><text:p text:style-name="P150">Code forestier, art. 311-1 à 5.</text:p><text:p text:style-name="Footnote"/></text:note-body></text:note>. Sylvie VANPEENE-BRUHIER souligne que les mesures compensatoires ne s'appliquent alors pas aux services écologiques. Seuls les espèces et leurs habitats sont pris en compte<text:note text:id="ftn45" text:note-class="footnote"><text:note-citation>45</text:note-citation><text:note-body><text:p text:style-name="P151">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3.</text:p><text:p text:style-name="Footnote"/></text:note-body></text:note>.</text:p>
      <text:p text:style-name="P3"><text:tab/>La loi n°2009-967 du 3 août 2009 de programmation relative à la mise en œuvre du Grenelle de l'environnement<text:note text:id="ftn46" text:note-class="footnote"><text:note-citation>46</text:note-citation><text:note-body><text:p text:style-name="P152">LOI n° 2009-967 du 3 août 2009 de programmation relative à la mise en œuvre du Grenelle de l'environnement, publiée au Journal Officiel du 5 août 2009.</text:p><text:p text:style-name="Footnote"/></text:note-body></text:note> fixe des objectifs de compensation des atteintes aux « continuités écologiques ». Ainsi, les mesures compensatoires pourront s'appliquer aux services écologiques rendus par les écosystèmes. À la suite de la Grenelle I, la loi n° 2010-788 du 12 juillet 2010 portant engagement national pour l'environnement a créé la trame verte et bleue, « <text:span text:style-name="T8">un réseau formé de continuités écologiques terrestres et aquatiques </text:span>»<text:note text:id="ftn47" text:note-class="footnote"><text:note-citation>47</text:note-citation><text:note-body><text:p text:style-name="P153">Code de l'environnement, art. R. 371-16</text:p><text:p text:style-name="Footnote"/></text:note-body></text:note> qui se définit par la libre circulation des espèces.</text:p>
      <text:p text:style-name="P3"><text:tab/>Le régime des mesures compensatoires a également été largement revu dans le cadre de la réforme opérée par la loi n° 2010-788 du 12 juillet 2010 portant engagement national pour l'environnement<text:note text:id="ftn48" text:note-class="footnote"><text:note-citation>48</text:note-citation><text:note-body><text:p text:style-name="P154">LOI n° 2010-788 du 12 juillet 2010 portant engagement national pour l'environnement, publiée au Journal Officiel du 13 juillet 2010.</text:p><text:p text:style-name="Footnote"/></text:note-body></text:note>,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text:note text:id="ftn49" text:note-class="footnote"><text:note-citation>49</text:note-citation><text:note-body><text:p text:style-name="P155">Décret n° 2011-2019 du 29 décembre 2011 portant réforme des études d'impact des projets de travaux, d'ouvrages ou d'aménagements, publiée au Journal Officiel du 30 décembre 2011.</text:p><text:p text:style-name="Footnote"/></text:note-body></text:note>. Désormais, les arrêtés d'autorisation doivent obligatoirement <text:soft-page-break/>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d'une amélioration des pratiques des pétitionnaires<text:note text:id="ftn50" text:note-class="footnote"><text:note-citation>50</text:note-citation><text:note-body><text:p text:style-name="P156">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3. LUCAS (M.) « La compensation écologique des zones humides en France : vers une intégration des services écosystémiques ? »<text:span text:style-name="T8">, Droit de l'environnement</text:span>, n° 219, janvier 2014, pp. 19-25.</text:p><text:p text:style-name="Footnote"/></text:note-body></text:note>.</text:p>
      <text:p text:style-name="P3"/>
      <text:p text:style-name="P82">C. Cadre réglementaire de la compensation</text:p>
      <text:p text:style-name="P3"/>
      <text:p text:style-name="P3"><text:tab/>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p>
      <text:p text:style-name="P3"><text:tab/>En mai 2012, une Doctrine nationale relative à la séq<text:span text:style-name="T48">uence « éviter, réduire et compenser »</text:span>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es lignes directrices sur la séquence « éviter, réduire, compenser » assignent l'objectif suivant lequel les mesures compensatoires : « <text:span text:style-name="T8">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 »<text:note text:id="ftn51" text:note-class="footnote"><text:note-citation>51</text:note-citation><text:note-body><text:p text:style-name="P157">Séverine HUBERT et al., « Lignes directrices nationales sur la séquence éviter, réduire et compenser les impacts sur les milieux naturels », <text:span text:style-name="T8">Références</text:span>, Commissariat général au développement durable, Direction de l'eau et de la biodiversité, Octobre 2013, 232 p. 10.</text:p><text:p text:style-name="Footnote"/></text:note-body></text:note>.</text:p>
      <text:p text:style-name="P3"/>
      <text:p text:style-name="P80">1. Le cadre commun de la compensation</text:p>
      <text:p text:style-name="P3"/>
      <text:p text:style-name="P3"><text:tab/> La compensation figure, en premier lieu, dans le contenu de l'étude d'impact environnemen<text:soft-page-break/>tal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text:p>
      <text:p text:style-name="P18">« <text:span text:style-name="T8">L'étude d'impact présente [...] 7° Les mesures prévues par le pétitionnaire ou le maître de l'ouvrage pour :</text:span></text:p>
      <text:p text:style-name="P19">- éviter les effets négatifs notables du projet sur l'environnement ou la santé humaine et réduire les effets n'ayant pu être évités ;</text:p>
      <text:p text:style-name="P18"><text:span text:style-name="T8">- 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note text:id="ftn52" text:note-class="footnote"><text:note-citation>52</text:note-citation><text:note-body><text:p text:style-name="P158">Code de l'environnement, art. R. 122-5.</text:p><text:p text:style-name="Footnote"/></text:note-body></text:note>.</text:p>
      <text:p text:style-name="P3"><text:tab/>Dans le cadre de l'étude d'impact, la compensation s'applique à un champ large. Elle vise les impacts à la fois sur l'environnement et la santé humaine.</text:p>
      <text:p text:style-name="P3"><text:tab/>L'étude d'impact doit comporter, par ailleurs, de nombreux éléments tels 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p>
      <text:p text:style-name="P3"><text:tab/>Les mesures compensatoires figurent en outre dans le contenu des documents d'aménagements ou travaux déclarées ou autorisées au titre de la loi sur l'eau. L'article L. 214-6 pour la demande d'autorisation et l'article L. 214-32 pour la déclaration requièrent d'inclure s'il y lieu l'indication des mesures compensatoires au document mentionnant par ailleurs les incidences du projet sur la ressource eau, les incidences du projet sur les sites Natura 2000 au regard des objectifs de conservation de ces sites ainsi que la compatibilité du projet avec le schéma directeur d'aménagement et de gestion des eaux (SDAGE).</text:p>
      <text:p text:style-name="P3"><text:tab/>Les installations soumises à la nomenclature Eau placée en annexe de l'article R. 214-1 du code de l'environnement sont des installations sont les installations dont l'activité impacte la ressource en eau qui ne sont pas par ailleurs des installations classées pour la protection de l'environnement.</text:p>
      <text:p text:style-name="P3"/>
      <text:p text:style-name="P80">2. L'application de règles spécifiques de compensation à des cas particuliers</text:p>
      <text:p text:style-name="P3"><text:soft-page-break/></text:p>
      <text:p text:style-name="P3"><text:tab/>Les mesures compensatoires font partie des mesures qui doivent être prises <text:span text:style-name="T8">a priori </text:span>dans le cadre des projets susceptibles d'affecter significativement un site Natura 2000 dans le cadre de l'évaluation des incidences sur l'état de conservation des sites Natura 2000 prévue à l'article L. 414-4 du Code de l'environnement. Cette procédure s'applique en plus d'autres procédures d'autorisation.</text:p>
      <text:p text:style-name="P3"><text:tab/>Les mesures compensatoires figurent également au titre des pièces des projets d'intérêt public majeurs provoquant la destruction d'espèces protégées ou de leur milieu d'accueil au titre des articles L. 411-1 et L. 411-2 du Code de l'environnement. La dérogation à l'interdiction de destruction d'espèces protégées nécessite l'absence de solution alternative satisfaisante, une raison impérative d'intérêt public majeur ainsi que l'absence d'impact sur l'état de conservation favorable de l'espèce dans son aire de répartition naturelle. La demande de dérogation mentionne les mesures de compensation à mettre en œuvre et leurs conséquences bénéfiques sur les espèces concernées.</text:p>
      <text:p text:style-name="P3"><text:tab/>Dans le cadre de l'article L. 311-4-2 du Code forestier, les mesures compensatoires consistent en la subordination des autorisations de défrichement à « <text:span text:style-name="T8">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 La compensation fait donc apparaître la notion de ratio de remplacement.</text:p>
      <text:p text:style-name="P3"><text:tab/>Les mesures compensatoires sont également requises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8">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donc après la survenance d'un dommage environnemental.</text:p>
      <text:p text:style-name="P3"><text:tab/>Les mesures compensatoires figurent donc au titre de nombreux régimes d'autorisation. Cela ne facilite pas la compréhension du cadre de la compensation, d'autant qu'une mesure de compensation est assignée à un impact résiduel déterminé. Lorsqu'un projet fait l'objet de diverses procédures d'autorisation soumises à des mesures compensatoires, celles-ci ne peuvent se combiner<text:note text:id="ftn53" text:note-class="footnote"><text:note-citation>53</text:note-citation><text:note-body><text:p text:style-name="P159"><text:span text:style-name="T51">U</text:span>ne mesure compensatoire ne doit pas servir à compenser les impacts de plusieurs projets existant pour répondre à des impacts de nature différente.</text:p><text:p text:style-name="Footnote"/></text:note-body></text:note>. Des mécanismes permettent par conséquent que l'étude d'impact visée à l'article L. 122-2 du Code de l'envi<text:soft-page-break/>ronnement intègre les différentes études environnementales analysant les effets d'un projet sur l'environnement<text:note text:id="ftn54" text:note-class="footnote"><text:note-citation>54</text:note-citation><text:note-body><text:p text:style-name="P160">Un projet soumis à étude d'impact et à l'étude d'incidences prévu dans le cadre de la loi sur l'eau ou à l'étude des incidences Natura 2000, peut se contenter de l'étude d'impact si elle intègre tous les éléments des études des incidences. Code de l'environnement, art. R. 214-6 ; R. 214-32 et R. 414-22.</text:p><text:p text:style-name="Footnote"/></text:note-body></text:note>.</text:p>
      <text:p text:style-name="P3"><text:tab/>Le processus actuel de simplification et de modernisation du Droit de l'environnement conduit à l'expérimentation de deux autorisations environnementales uniques, intégrant plusieurs permis environnementaux, qui devraient améliorer la compensation des impacts des projets. Par ailleurs, la création d'une police unique de l'environnement<text:note text:id="ftn55" text:note-class="footnote"><text:note-citation>55</text:note-citation><text:note-body><text:p text:style-name="P161">Les « inspecteurs de l’environnement » sont créés par l<text:span text:style-name="T38">’o</text:span><text:span text:style-name="T40">rdonnance n° 2012-34 du 11 janvier 2012 portant simplification, réforme et harmonisation des dispositions de police administrative et de police judiciaire du code de l'environnement, publiée au Journal Officiel du 12 janvier 2012.</text:span></text:p><text:p text:style-name="Footnote"/></text:note-body></text:note> devrait également permettre d'améliorer le contrôle de la réalité de la mise en œuvre de la compensation. En effet, la compensation environnementale existe pour différentes procédures d'autorisation. Il convient dès lors de les associer ou de les conjuguer afin de parvenir à une gestion uniforme du milieu naturel impacté.</text:p>
      <text:p text:style-name="P3"><text:tab/>La finalité de la compensation environnementale est de parvenir à l'absence de « perte nette » en biodiversité. L'ensemble des projets doit théoriquement être neutre au plan de la conservation des espèces et des habitats. Pour réaliser un tel objectif, les mesures compensatoires doivent être en relation directe avec les impacts. Elles doivent être pérennes.</text:p>
      <text:p text:style-name="P3"><text:tab/>Cet objectif est extrêmement ambitieux. S'il a été atteint, depuis 2009, les projets industriels ainsi que les projets d'infrastructure soumis à autorisation n'ont entraîné aucune perte nette en biodiversité. Un tel résultat apparaît, cependant, peu probable.</text:p>
      <text:p text:style-name="P3"><text:tab/>Si les espaces naturels, c'est-à-dire les sols boisés, les landes, les friches, les sols nus naturels et les zones humides, couvrent 21,7 millions d’hectares, soit 40 % du territoire, l’étalement urbain contribue à l’artificialisation d'un département français tous les dix ans<text:note text:id="ftn56" text:note-class="footnote"><text:note-citation>56</text:note-citation><text:note-body><text:p text:style-name="P166">« Utilisation du territoire en France métropolitaine »<text:span text:style-name="T8">. Agreste Primeur</text:span>, numéro 313, Juin 2014, p. 1.</text:p><text:p text:style-name="Footnote"/></text:note-body></text:note>. Dès lors, un problème quantitatif et qualitatif semble apparaître.</text:p>
      <text:p text:style-name="P3"><text:tab/>Dans ce cadre, ainsi que dans le cadre de l'impérieuse nécessité d'agir contre l'érosion de la biodiversité, il apparaît important de s'interroger sur l'efficacité des mesures compensatoires. L'ensemble des mécanismes de restauration du milieu, visant à équilibrer les impacts résultant de projets industriels et d'infrastructure, permettent-ils de remplir le but qui leur est assigné ? Les études compensatoires permettent-elles réellement la réalisation de projets neutres pour les espèces et les habitats ?</text:p>
      <text:p text:style-name="P3"><text:tab/>La réponse à cette question n'est pas aisée du fait du cadre éclaté des mesures compensa<text:soft-page-break/>toires et de leur mise en œuvre effective relativement récente<text:note text:id="ftn57" text:note-class="footnote"><text:note-citation>57</text:note-citation><text:note-body><text:p text:style-name="P167">Nous ne saurions insister suffisamment sur l'importance de la pérennité des mesures compensatoires. Du fait de leur jeunesse, il n'est pas possible de déterminer si les travaux de réhabilitation d'écosystèmes permettent le maintien et le développement durable d'espèces.</text:p></text:note-body></text:note>. La détermination des moyens au service de la compensation environnemental (I.) constitue un préalable à l'analyse des avantages et limites de cet outil (II.). </text:p>
      <text:h text:style-name="P70" text:outline-level="3"/>
      <text:p text:style-name="P102">I. Les moyens au service de la compensation écologique</text:p>
      <text:p text:style-name="P2"/>
      <text:p text:style-name="P2"><text:tab/>Les mesures compensatoires constituent une obligation au titre des études d'impact environnemental dont l'absence entraîne le refus de la demande d'autorisation par les services préfectoraux. Mais, si elles sont une obligation formelle, les mesures compensatoires n'en sont pas moins une obligation matérielle. Elles consistent en la réalisation de diverses actions de restauration des milieux.</text:p>
      <text:p text:style-name="P2"><text:tab/>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text:s/>écologique et économique (A.).</text:p>
      <text:h text:style-name="P104" text:outline-level="4"/>
      <text:p text:style-name="P100">A. L'importance de l'expertise écologique et économique</text:p>
      <text:p text:style-name="P1"/>
      <text:p text:style-name="P2"><text:s/><text:tab/>La terminologie juridique donne de nombreuses définitions de la notion de compensation. Elle est souvent entendue comme une indemnisation monétaire en réparation d'une prestation ou d'un dommage. En droit de la protection de l'environnement, la compensation environnementale est également polymorphe<text:note text:id="ftn58" text:note-class="footnote"><text:note-citation>58</text:note-citation><text:note-body><text:p text:style-name="P168">LIMA (G. B), « Les diverses formes pour la compensation dans la protection juridique de l’environnement : un défi pour l’épistémologie juridique », <text:span text:style-name="T7">ACDI</text:span><text:span text:style-name="T41">-Anuario Colombiano</text:span><text:span text:style-name="T7"> de</text:span><text:span text:style-name="T41"> Derecho</text:span><text:span text:style-name="T7"> International vol.7</text:span>, <text:span text:style-name="T7">Bogotá </text:span>p. 171.</text:p><text:p text:style-name="Footnote"/></text:note-body></text:note>. Notre étude porte exclusivement sur la compensation <text:span text:style-name="T8">ex ante,</text:span> c'est-à-dire intervenant avant la commission d'un dommage. 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text:p>
      <text:p text:style-name="P2"><text:tab/>Les mesures compensatoires sont donc des mesures en nature. Elles ont la particularité de ne pas être des mesures de prévention ou de réduction du dommage à la source. Cette fonction est remplie par les mesures d'évitement et de réduction. Elles ne sont plus non plus des mesures de réparation car elles sont mises en œuvre avant la réalisation du dommage<text:note text:id="ftn59" text:note-class="footnote"><text:note-citation>59</text:note-citation><text:note-body><text:p text:style-name="P169">LUCAS (M.), « La compensation environnemental, un mécanisme inefficace à améliorer », <text:span text:style-name="T7">Revue juridique de l’environnement</text:span>, 1/2009, p. 59.</text:p></text:note-body></text:note>. Notons que des mécanismes de compensation <text:span text:style-name="T8">ex poste</text:span> existent dans le cadre de la loi responsabilité <text:soft-page-break/>environnementale<text:note text:id="ftn60" text:note-class="footnote"><text:note-citation>60</text:note-citation><text:note-body><text:p text:style-name="P170">Loi n° 2008-757 du 1er août 2008 relative à la responsabilité environnementale et à diverses dispositions d'adaptation au droit communautaire dans le domaine de l'environnement, publiée le 2 août 2008.</text:p><text:p text:style-name="Footnote"/></text:note-body></text:note>, dite loi LRE, qui créé une obligation de réparation en nature pour les dommages graves causés aux espèces et habitats protégés.</text:p>
      <text:p text:style-name="P2"><text:tab/>La détermination de mesures de compensation <text:span text:style-name="T8">ex ante</text:span>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p>
      <text:p text:style-name="P11"/>
      <text:p text:style-name="P79">1. La nécessité essentielle de l’expertise naturaliste dans le cadre des mesures compensatoires</text:p>
      <text:p text:style-name="P2"/>
      <text:p text:style-name="P2"><text:tab/>En écologie, la notion d'équivalence écologique est floue<text:note text:id="ftn61" text:note-class="footnote"><text:note-citation>61</text:note-citation><text:note-body><text:p text:style-name="P40"><text:span text:style-name="T128">Il existerait peu de retours d'expérience et aucune consultation scientifique sur la notion d'équivalence écologique selon Marthe LUCAS et Anne GERRERO. In, NÉOUZE (B.), « La compensation écologique, une double peine pour l'agriculture », </text:span><text:span text:style-name="T129">Réussir grandes cultures</text:span><text:span text:style-name="T128">, janvier 2013, n° 265, p. 78.</text:span></text:p><text:p text:style-name="Footnote"/></text:note-body></text:note>. Ce concept vise à décrire la possibilité de substituer une espèce par une autre dans une dynamique d'assemblage des communautés biotiques. L'équivalence écologique des mesures compensatoires est donc toujours soumise à la présence ou l'absence de consensus scientifique . Si une doctrine nationale en fixe les lignes directrices, les spécificités et l'unicité de chaque écosystème et de chaque projet ne permettent pas une démarche itérative.</text:p>
      <text:p text:style-name="P2"><text:span text:style-name="T23"><text:tab/>En premier lieu, l’étude des impacts résultant du projet peut être menée suivant les méthodes de l’écologie de la conservation</text:span><text:note text:id="ftn62" text:note-class="footnote"><text:note-citation>62</text:note-citation><text:note-body><text:p text:style-name="P171">L’écologie (ou biologie de la conservation) vise à anticiper, prévenir et réparer les dommages sur l’environnement. Il s’agit d’une discipline multidisciplinaire de crise.</text:p><text:p text:style-name="Footnote"/></text:note-body></text:note><text:span text:style-name="T23"> ou celles de l’écologie fonctionnelle</text:span><text:note text:id="ftn63" text:note-class="footnote"><text:note-citation>63</text:note-citation><text:note-body><text:p text:style-name="P172">« <text:span text:style-name="T7">L’écologie fonctionnelle est un domaine de recherche ayant pour objectif l’étude du fonctionnement des écosystèmes. Prenant en compte la quantification des flux de matière et d’énergie, ce domaine évolue aujourd’hui vers des approches plus qualitatives, afin de mieux comprendre le fonctionnement et l’évolution de la biosphère en interaction avec son environnement à différentes échelles de temps, d’espace et d’organisation, permettant d’élaborer des scénarios de fonctionnement et d’évolution des écosystème</text:span> », in GAILL (F.) et al., « écologie fonctionnelle », <text:span text:style-name="T7">Les cahiers prospectives</text:span>, CNRS, p. 3.</text:p><text:p text:style-name="Footnote"/></text:note-body></text:note><text:span text:style-name="T23">. Le choix résulte de l’enjeu impacté. L’écologie de la conservation insiste sur les espèces et les habitats, l’écologie fonctionnelle vise les fonctions et les services écosystémiques. </text:span></text:p>
      <text:p text:style-name="P2"><text:tab/>Les mesures compensatoires reposent sur la notion d'absence de perte nette ou sur la notion de gain net. Dans ce cadre, l'écologie est indispensable à deux niveaux. D'une part, afin de <text:soft-page-break/>déterminer l'état initial d'un milieu puis afin de déterminer les impacts d'un projet sur celui-ci.</text:p>
      <text:p text:style-name="P2"><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note text:id="ftn64" text:note-class="footnote"><text:note-citation>64</text:note-citation><text:note-body><text:p text:style-name="P173">Le maître d'ouvrage doit obtenir la liste des projets et installations connus auprès des services instructeurs et se rapprocher de ces derniers afin d'établir les impacts cumulés.</text:p><text:p text:style-name="Footnote"/></text:note-body></text:note>. La doctrine nationale sur la séquence « éviter – réduire - compenser » dispose que les documents de planification territoriale peuvent « <text:span text:style-name="T8">organiser un cadre clair permettant d’anticiper les impacts cumulés, de faciliter leur prise en compte dans le cadre de chaque projet </text:span>».</text:p>
      <text:p text:style-name="P2"><text:tab/>L'impact à prendre en compte est évalué par rapport à l'état actuel, c'est-à-dire par rapport à l'état initial. Dans la mesure où les écosystèmes sont des systèmes dynamiques, la question se pose de prendre l'état futur probable comme référence<text:note text:id="ftn65" text:note-class="footnote"><text:note-citation>65</text:note-citation><text:note-body><text:p text:style-name="P174">QUÉTIER (F.) et al., « Les enjeux de l'équivalence écologique pour la conception et le dimensionnement de mesures compensatoires d'impacts sur la biodiversité et les milieux naturels », Sciences eaux &amp; territoires, article hors-série – 2012, pp. 4-5</text:p><text:p text:style-name="Footnote"/></text:note-body></text:note>. Cela est pertinent quand l'état actuel d'un écosystème se détériore.</text:p>
      <text:p text:style-name="P2"><text:tab/>Les impacts ne sont pas identifiés et mesurés pour l'ensemble de la nature appréhendée de manière holistique. Le champs des impacts à prendre en compte est parcellaire et varie en fonction du cadre législatif dont découle les mesures compensatoires.</text:p>
      <text:p text:style-name="P2"><text:tab/>Dans le cadre de l'étude d'impact, les mesures compensatoires doivent tenir compte de l'ensemble des milieux et fonctionnalités de l'environnement. Leur contenu est donc large et inclusif<text:note text:id="ftn66" text:note-class="footnote"><text:note-citation>66</text:note-citation><text:note-body><text:p text:style-name="P175">HUBERT (S.) et al., « Lignes directrices nationales sur la séquence éviter, réduire et compenser les impacts sur les milieux naturels », <text:span text:style-name="T8">Références</text:span>, Commissariat général au développement durable, Direction de l'eau et de la biodiversité, Octobre 2013, 232, p. 61.</text:p><text:p text:style-name="Footnote"/></text:note-body></text:note>. Pour les installations classées pour la protection de l'environnement, il doit être tenu compte des « exigences de qualité du milieu ». Dans le cadre du réseau Natura 2000, « <text:span text:style-name="T8">toute mesure compensatoire nécessaire [vise à] assurer que la cohérence globale de Nature 2000 est </text:span><text:soft-page-break/><text:span text:style-name="T8">protégée </text:span>»<text:note text:id="ftn67" text:note-class="footnote"><text:note-citation>67</text:note-citation><text:note-body><text:p text:style-name="P176">Directive 92/43/CEE DU CONSEIL du 21 mai 1992 concernant la conservation des habitats naturels ainsi que de la faune et de la flore sauvages, Journal Officiel, L 206, 22.7.1992, p.7, Article 6 Paragraphe 4.</text:p><text:p text:style-name="Footnote"/></text:note-body></text:note>. Cela vise en particulier les habitats et les espèces naturelles protégés au titre des directives « Oiseaux » et « Habitat ». Les mesures compensatoires ont donc un champ plus restreint. Les mesures compensatoires dans le cadre de projets de défrichement doivent être réalisées par des «<text:span text:style-name="T8">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text:span><text:span text:style-name="T22">e ou social des bois visés par le défrichement</text:span><text:span text:style-name="T48"> »</text:span><text:span text:style-name="T48"><text:note text:id="ftn68" text:note-class="footnote"><text:note-citation>68</text:note-citation><text:note-body><text:p text:style-name="P177">Code forestier, Art. L. 341-6.</text:p><text:p text:style-name="Footnote"/></text:note-body></text:note></text:span><text:span text:style-name="T48">. Dans ce cadre, l</text:span><text:span text:style-name="T49">es mesures compensatoires ne tiennent compte que de l'impact sur la ressource forestière, et non sur les espèces et leurs habitats.</text:span></text:p>
      <text:p text:style-name="P2"><text:tab/>Les <text:span text:style-name="T8">Lignes directrices nationales sur la séquence éviter, réduire et compenser</text:span> proposent une méthodologie distinguant les impacts sur les habitats, les espèces et les continuités et fonctions écologiques. Le calcul du niveau des impacts résiduels significatifs doit être un calcul quantitatif, c'est-à-dire qu'il doit être réalisé en termes de surface d'habitats naturels. Les impacts induits du projet sont hiérarchisés en fonction des composantes du milieu naturel impactées. Ces composantes sont identifiées dans le cadre de l'étude de l'état initial du milieu. Cette hiérarchisation se fonde sur les obligations réglementaires, sur les connaissances scientifiques ainsi que sur les usages du territoire<text:note text:id="ftn69" text:note-class="footnote"><text:note-citation>69</text:note-citation><text:note-body><text:p text:style-name="P178">HUBERT (S.) et al., « Lignes directrices nationales sur la séquence éviter, réduire et compenser les impacts sur les milieux naturels », <text:span text:style-name="T8">Références</text:span>, Commissariat général au développement durable, Direction de l'eau et de la biodiversité, Octobre 2013, 232, p. 74.</text:p><text:p text:style-name="Footnote"/></text:note-body></text:note>.</text:p>
      <text:p text:style-name="P24">En outre, les mesures doivent être en relation directe avec les impacts identifiés, c’est-à-dire qu’elles doivent viser les mêmes espèces et habitats que ceux impactés par le projet et doivent être mises en place <text:span text:style-name="T7">in situ</text:span> ou à proximité des aires où se situent les impacts résiduels.</text:p>
      <text:p text:style-name="P2"><text:tab/>Dans ce cadre complexe, les maîtres d'ouvrage font appel à des bureaux d'étude pour réaliser 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p>
      <text:p text:style-name="P21"><text:tab/>La compensation écologique consiste principalement en trois types de mesures : les mesures de restauration ou de réhabilitation ; les mesures de préservation et de mise en valeur et les mesures de création.</text:p>
      <text:p text:style-name="P21"><text:soft-page-break/><text:tab/>Une mesure de restauration est mise en place par l’acquisition de terrain sur lesquels des habitats existant dégradés sont réhabilités par des travaux de reconstitution de l’écosystème. La conservation d’un milieu en l’état ne constitue pas une mesure de restauration. La compensation consiste en une mesure de préservation et de mise en valeur lorsque le maître d’ouvrage met en œuvre des mesures de protection d’un écosystème de type réglementaire ou par cession à un organisme public ou privé gestionnaire de la nature. Une telle mesure est intéressante dans le cas où le milieu est menacé en l’absence de mesure réglementaire ou de cession en vue d’une gestion spécifique. Enfin, une mesure compensatoire peut consister en la création « artificielle » des conditions favorables à la constitution d’un milieu. Une mesure de reforestation entre dans ce cadre. Une telle intervention est généralement coûteuse, ses résultats ne sont pas certains.</text:p>
      <text:p text:style-name="P21"/>
      <text:p text:style-name="P21"><text:tab/>Il apparaît donc que les mesures compensatoires sont par nature transdisciplinaires dans la mesure où elles nécessitent l'apport de nombreuses compétences techniques afin de déterminer l'impact d'un projet, puis pour établir les mesures censées parvenir à un équilibre écologique<text:note text:id="ftn70" text:note-class="footnote"><text:note-citation>70</text:note-citation><text:note-body><text:p text:style-name="P179">Philippe BILLET souligne que la notion d’équilibre <text:span text:style-name="T127">apparaît</text:span> à <text:span text:style-name="T127">plusieurs</text:span> reprise<text:span text:style-name="T127">s</text:span> dan<text:span text:style-name="T127">s</text:span> la Charte de l’environnement, d’une part dans son préambule, à propos des « <text:span text:style-name="T7">équilibres naturels [qui] ont conditionné l'émergence de l'humanité</text:span> », d’autre part à l’article 1<text:span text:style-name="T42">er</text:span> déterminant que « c<text:bookmark text:name="_GoBack"/><text:span text:style-name="T7">hacun a le droit de vivre dans un environnement équilibré et respectueux de la santé</text:span> », <text:span text:style-name="T127">In. BILLET (P.), « La prise en compte de la faune sauvage dans le cadre des procédures d'aménagement, de gestion et d'occupation de l'espace : réalités d'une apparence juridique », </text:span><text:span text:style-name="T17">Nature Sciences Société</text:span><text:span text:style-name="T89"> </text:span><text:span text:style-name="T17">14</text:span><text:span text:style-name="T89">, 2006, <text:s/>pp. 13-21.</text:span></text:p><text:p text:style-name="Footnote"/></text:note-body></text:note>. Pour déterminer cet équilibre écologique, les mesures compensatoires sont transdisciplinaires à double titre. En effet, des outils issus de l'économie sont nécessaires afin de déterminer le niveau adéquat de compensation.</text:p>
      <text:p text:style-name="P21"/>
      <text:p text:style-name="P81">2. Les outils de mesure économique au service de la compensation environnementale</text:p>
      <text:p text:style-name="P2"/>
      <text:p text:style-name="P2"><text:tab/>L'essence des mesures compensatoires est de parvenir à déterminer une équivalence entre les impacts résultant du projet et les mesures visant à obtenir l'absence de perte nette de biodiversité. Ne s'agissant pas d'une compensation monétaire, la difficulté consiste à parvenir déterminer un « ratio d’équilibre ». Le concept clé d’équivalence écologique, s’il suscite des difficultés scientifiques et techniques, est appréhendé par des outils économiques permettant le calcul entre gains et coûts écologiques dans un contexte dynamique.</text:p>
      <text:p text:style-name="P23"><text:tab/>La notion d’équivalence est ancienne. Le droit donne depuis longtemps une valeur à des concepts immatériels, en particulier dans le cadre du droit de la responsabilité civile délictuelle. C’est le cas par exemple de la réputation, de la vie privé, de l’image dont l’atteinte donne lieu à des <text:soft-page-break/>dommages-intérêts. Cette valeur n’en est pas pour autant une valeur utilisée comme intermédiaire d’échange<text:note text:id="ftn71" text:note-class="footnote"><text:note-citation>71</text:note-citation><text:note-body><text:p text:style-name="P180"><text:span text:style-name="T23">Avec ARISTOTE, nous considérons que la monnaie se définit par trois fonctions. La monnaie constitue une unité de compte, une réserve de valeur et un intermédiaire des échanges. La monnaie est un instrument de comparaison utile en raison du fait qu'elle constitue une unité de compte permettant. Elle permet d'utiliser un même indice pour comparer deux éléments. ARISTOTE, Éthique</text:span><text:span text:style-name="T26"> à Nicomaque</text:span><text:span text:style-name="T23">, Flammarion, pp. 246-252.</text:span></text:p><text:p text:style-name="Footnote"/></text:note-body></text:note>.<text:span text:style-name="T24"> Les lignes directrices nationales sur la séquence « éviter, réduire et compenser » disposent cependant que l’équivalence repose sur des critères écologiques et non pas sur des valeurs monétaires. </text:span></text:p>
      <text:p text:style-name="P25"><text:span text:style-name="T24">Au niveau international, </text:span><text:span text:style-name="T28">l</text:span><text:span text:style-name="T7">’évaluation des écosystèmes pour le millénaire </text:span>établit que les services écosystémiques doivent être valorisés et intégrés par les acteurs économiques en ce qu’ils présentent un intérêt majeur. <text:span text:style-name="T24">La question du calcul de la valeur de la biodiversité est assez récente. Sa mise en œuvre a été principalement impulsée par le Rapport STERN sur l'économie du changement climatique</text:span><text:note text:id="ftn72" text:note-class="footnote"><text:note-citation>72</text:note-citation><text:note-body><text:p text:style-name="P181">STERN (N.). <text:span text:style-name="T1">2008. "The Economics of Climate Change." </text:span><text:span text:style-name="T26">American Economic Review</text:span><text:span text:style-name="T23">, 98(2): 1-37, 45 p.</text:span></text:p><text:p text:style-name="P33"/></text:note-body></text:note><text:span text:style-name="T24">, rédigé par Nicholas STERN, qui est une étude par fonction de dommage sur le changement climatique. Le rapport évalue et monétarise l'ensemble des conséquences physiques du changement climatique à partir des travaux du groupe d'experts intergouvernemental sur l'évolution du climat (Giec). </text:span></text:p>
      <text:p text:style-name="P23"><text:tab/>En France, en théorie, la compensation échappe donc à toute monétarisation mais pas à toute <text:span text:style-name="T8">valorisation</text:span>. En pratique, « <text:span text:style-name="T28">dans le cas où les actions de prévention et de restauration ne permettent pas d’éviter ou de réparer complètement le dommage ou ses conséquences, la question se pose, pour les entreprises et les porteurs de grands projets d’infrastructures, des méthodes à utiliser pour le calcul de ces compensations</text:span><text:span text:style-name="T24"> »</text:span><text:note text:id="ftn73" text:note-class="footnote"><text:note-citation>73</text:note-citation><text:note-body><text:p text:style-name="P182">TUTENUIT (C.) et STEHLIN (C.), « Combien valent les escargots, lorsqu'ils ne sont pas de Bourgogne ? La biodiversité : quelles valeurs ? Et pour quelles décisions? », <text:span text:style-name="T8">Annales des Mines – Responsabilité et environnement</text:span>, 2009/2 n° 54, , p 24 .</text:p><text:p text:style-name="Footnote"/></text:note-body></text:note><text:span text:style-name="T24">.</text:span></text:p>
      <text:p text:style-name="P2"><text:span text:style-name="st"><text:span text:style-name="T24"><text:tab/>De fait, l’appréhension par le droit de la compensation n’est possible que par la mobilisation du concept de fongibilité</text:span></text:span><text:note text:id="ftn74" text:note-class="footnote"><text:note-citation>74</text:note-citation><text:note-body><text:p text:style-name="P183">Les choses fongibles «<text:span text:style-name="T8"> sont des choses bien difficiles à définir, tant il est vrai que deux conceptions mal différenciées sont ordinairement en usage. Pour certains, les choses fongibles sont des biens qui sont déterminés dans leur espèce et non dans leur individualité, ce qui les confond avec les choses de genre ; pour d'autres, la fongibilité est un simple rapport d'équivalence entre des choses différentes qui peuvent être données l'une pour l'autre, par exemple en paiement [...] Dans ce cas, le bien est pour ainsi dire fongible à l'intérieur de sa propre catégorie : l'acheteur d'un lot de choses parmi dix mis en vente se satisfait aussi bien qu'on lui remette n'importe lequel d'entre eux.</text:span> », In. LIBCHABER (R.), <text:span text:style-name="T8">Répertoire de Droit civil</text:span>, 2011.</text:p><text:p text:style-name="Footnote"/></text:note-body></text:note><text:span text:style-name="st"><text:span text:style-name="T24">. Or, les individus d’une espèce ne sauraient être fongibles. Il convient donc de définir des indicateurs permettant la comparaison. </text:span></text:span><text:span text:style-name="st"><text:span text:style-name="T23">Le principal indicateur est monétaire. L'évaluation de l'équivalence peut être mesurée par la méthode par fonction de dommages. Elle consiste en deux étapes. Soit une nuisance environnementale actuelle ou envisagée, la méthode par fonction de dommage évalue </text:span></text:span>les conséquences de la dégradation, puis <text:span text:style-name="st"><text:span text:style-name="T23">monétarise la nuisance. Cette méthode est utilisée de manière implicite dans le cadre de la détermination de l'équivalence.</text:span></text:span></text:p>
      <text:p text:style-name="P2"><text:soft-page-break/><text:span text:style-name="st"><text:span text:style-name="T23"><text:tab/>Une seconde méthode peut être utilisée spécifiquement pour tenir compte de la dimension récréative du site impacté. Il s'agit de la méthode des coûts de déplacement qui vise à évaluer la valeur d'une ressource naturelle en mesurant le coût d'accès que les usagers sont susceptibles d'accepter de payer afin d'accéder à la ressource. Ce coût consiste essentiellement en un temps de transport. </text:span></text:span></text:p>
      <text:p text:style-name="P2"><text:span text:style-name="st"><text:span text:style-name="T23"><text:tab/>Ces outils peuvent être utilisés après avoir déterminé l'équivalence écologique et les coefficients à appliquer à cette équivalence.</text:span></text:span></text:p>
      <text:p text:style-name="P2"><text:tab/>Fabien QUETIER souligne que l’on peut parvenir à une équivalence écologique en s’assurant d’utiliser les indicateurs appropriés à chaque impacts et en tenant compte des intérêts en jeu dans la définition de la compensation. La <text:span text:style-name="T7">Doctrine nationale</text:span> définit quatre critères pour évaluer le dimensionnement de l’équivalence écologique. Il s’agit des critères écologique, géographique, temporel et sociétal. Le critère écologique demeure le critère le plus important.</text:p>
      <text:p text:style-name="P2"><text:tab/>La dimension écologique s’appuie sur des critères écologiques quantitatifs et qualitatifs permettant de déterminer les mesures à mettre en œuvre à partir des impacts résiduels identifiés par rapport à l’état initial du site, après les mesures d’évitement et de réduction (cf. infra). Ainsi, pour une espèce, la mesure compensatoire porte sur l’espèce, mais également sur son habitat, c’est-à-dire sur l’ensemble de l’écosystème favorable à son développement dans son aire de répartition, utile à l’accomplissement de chaque phase de son cycle de vie. </text:p>
      <text:p text:style-name="P2"><text:tab/>Les dimensions géographiques et fonctionnelles signifient que la mesure compensatoire doit être mise en œuvre « à proximité fonctionnelle de la zone impactée par le projet »<text:note text:id="ftn75" text:note-class="footnote"><text:note-citation>75</text:note-citation><text:note-body><text:p text:style-name="P184"><text:span text:style-name="T23">HUBERT (S.) et al., « Lignes directrices nationales sur la séquence éviter, réduire et compenser les impacts sur les milieux naturels », </text:span><text:span text:style-name="T26">Références</text:span><text:span text:style-name="T23">, Commissariat général au développement durable, Direction de l'eau et de la biodiversité, Octobre 2013, 232, p. 110.</text:span></text:p><text:p text:style-name="Footnote"/></text:note-body></text:note> lorsque la compensation au sein même de la zone impactée est impossible. La zone choisie doit être similaire au site impacté par ses caractéristiques physiques ainsi qu’en termes d’occupation humaine. </text:p>
      <text:p text:style-name="P24">Dans le cadre du réseau Natura 2000, « <text:span text:style-name="T7">la localisation de la mesure compensatoire doit être de nature à permettre de sauvegarder la cohérence du réseau</text:span> »<text:note text:id="ftn76" text:note-class="footnote"><text:note-citation>76</text:note-citation><text:note-body><text:p text:style-name="P185"><text:span text:style-name="T51">C</text:span>ode de l'environnement, art. L. 414-4.</text:p><text:p text:style-name="Footnote"/></text:note-body></text:note>. Dans ce cadre, un <text:span text:style-name="T7">Document d’orientation concernant l’article 6, paragraphe 4 de la Directive « Habitat, faune, flore</text:span> » dispose que « <text:span text:style-name="T7">la zone retenue pour la compensation doit être située dans la même région biogéographique […] ou dans la même aire de répartition, sur la même voie migratoire ou dans la même zone d’hivernage pour les espèces d’oiseaux dans l’État-membre concerné</text:span> ».</text:p>
      <text:p text:style-name="P2"><text:tab/>La dimension temporelle des mesures compensatoires est un principe d’antériorité des <text:soft-page-break/>mesures compensatoires par rapport à tout impact du projet. La dimension temporelle réside également dans la durée de la mesure compensatoire.</text:p>
      <text:p text:style-name="P2"><text:tab/>La dimension sociétale signifie que les mesures compensatoires envisagées tiennent compte des populations humaines impactées par le projet. Ainsi, la fonction récréative d’un écosystème doit être compensée par le maître d’ouvrage.</text:p>
      <text:p text:style-name="P2"><text:tab/>En pratique, l’application du concept d’équilibre écologique repose cependant sur des ratios dont la détermination résulte des outils de mesures économiques. Un ratio consiste en un coefficient multiplicateur majorant les mesures compensatoires. Le ratio vise à tenir compte du facteur de risque concernant l’efficacité des mesures compensatoires, du décalage temporel entre la mise en place de la compensation et les résultats escomptés, décalage temporel pouvant diminuer l’efficacité des mesures compensatoires, du décalage spatial. Le ratio vise également à intégrer le fait que la mesure compensatoire se fait au détriment d’un espace.</text:p>
      <text:p text:style-name="P2"><text:tab/>Le <text:span text:style-name="st">Conseil National de la Protection de la Nature (CNPN) propose que les mesures compensatoires soient admises lorsque les ratios sont compris entre 1 pour 1 et 10 pour 1</text:span><text:note text:id="ftn77" text:note-class="footnote"><text:note-citation>77</text:note-citation><text:note-body><text:p text:style-name="P186"><text:span text:style-name="T26">Modalités de mise en œuvre des mesures compensatoires</text:span><text:span text:style-name="T23">, Direction régionale de l'environnement, de l'aménagement et du logement de Franche-Comté, Besançon, 5 janvier 2011, p. 8.</text:span></text:p><text:p text:style-name="Footnote"/></text:note-body></text:note><text:span text:style-name="st">. Au-delà la mesure compensatoire ne devrait pas être acceptée par les services instructeurs. Par exemple, la destruction de nature ordinaire importante pour la préservation de la biodiversité se voit appliquer en ratio de compensation de 1 pour 1, tandis que le ratio de compensation pour la destruction d’habitat ou d’espèce à enjeu fort est de 5 pour 1 et celui pour la destruction d’habitat ou d’espèce à enjeu majeur est de 10 pour 1. Les lignes directrices nationales présentent différentes méthodes pour fixer les ratios</text:span><text:note text:id="ftn78" text:note-class="footnote"><text:note-citation>78</text:note-citation><text:note-body><text:p text:style-name="P187"><text:span text:style-name="T23">HUBERT (S.) et al., « Lignes directrices nationales sur la séquence éviter, réduire et compenser les impacts sur les milieux naturels », </text:span><text:span text:style-name="T26">Références</text:span><text:span text:style-name="T23">, Commissariat général au développement durable, Direction de l'eau et de la biodiversité, Octobre 2013, 232, p. 114-122.</text:span></text:p></text:note-body></text:note><text:span text:style-name="st">. Ces différentes méthodes retiennent des critères différents pour l’établissement du ratio en fonction des projets. Il s’agit de propositions devant s’adapter au contexte local du projet ainsi qu’aux espèces et aux habitats impactés.</text:span></text:p>
      <text:p text:style-name="P2"><text:span text:style-name="st"><text:tab/>Il apparaît donc que la détermination du niveau de compensation met en œuvre des mécanismes de quantification du dommage et des mesures compensatoires issus de la science économique. Ces outils implémentent</text:span><text:span text:style-name="st"><text:span text:style-name="T48"> des mesures par essence écologiques. Les mesures compensatoires sont également des </text:span></text:span><text:span text:style-name="st"><text:span text:style-name="T49">outils</text:span></text:span><text:span text:style-name="st"><text:span text:style-name="T48"> éminemment léga</text:span></text:span><text:span text:style-name="st"><text:span text:style-name="T49">ux, s'inscrivant dans le cadre de procédures réglementaires d'autorisation.</text:span></text:span></text:p>
      <text:p text:style-name="P20"/>
      <text:h text:style-name="P105" text:outline-level="4"><text:soft-page-break/>B. Les outils juridiques au service de la compensation</text:h>
      <text:p text:style-name="P2"/>
      <text:p text:style-name="P2"><text:tab/>Les mesures compensatoires constituent des mesures techniques devant permettre l’absence de perte nette en biodiversité du fait des projets d’aménagement et des projets industriels. Les mesures compensatoires sont, en outre, foncièrement des « mesures juridiques ». Les mesures compensatoires sont décidées dans le cadre d’études d’impact tandis qu’elles sont rendues obligatoires dans le cadre de d’activités strictement réglementées (1.). Leur pérennité est assurée par des mécanismes juridiques spécifiques (2). </text:p>
      <text:p text:style-name="P2"/>
      <text:p text:style-name="P79">1. L'importance préalable de l'étude d'impact environnemental</text:p>
      <text:p text:style-name="P2"/>
      <text:p text:style-name="P2"><text:tab/>La compensation d’un impact nécessite comme nous l’avons vu de l’évaluation <text:span text:style-name="T7">a priori</text:span> des dommages provoqués par un projet dans le cadre d’une étude environnementale. Le Conseil National de la Protection de la Nature con<text:span text:style-name="T48">sidère à ce titre que l'étude revêt une importan</text:span>ce centrale pour la préservation de la biodiversité et des ressources naturelles<text:note text:id="ftn79" text:note-class="footnote"><text:note-citation>79</text:note-citation><text:note-body><text:p text:style-name="P188"><text:span text:style-name="T35">Le Conseil National de la Protection de la nature (CNPN) considère que l’« </text:span><text:span text:style-name="T45">un des facteurs clé d’amélioration de l’efficacité des compensations réside dans la qualité des études d’impact</text:span><text:span text:style-name="T44"> ». In. </text:span><text:span text:style-name="T35">« Préserver la biodiversité et les ressources naturelles », </text:span><text:span text:style-name="T36">Recommandations du Conseil National de la protection de la nature concernant le rapport du GROUPE 2 du Grenelle de l’environnement</text:span><text:span text:style-name="T35">, Réunion du CNPN du 17 août 2007, p. 4. </text:span><text:a xlink:type="simple" xlink:href="http://droitnature.free.fr/pdf/Grenelle/Avis_CNPN.pdf"><text:span text:style-name="T46">http://droitnature.free.fr/pdf/Grenelle/Avis_CNPN.pdf</text:span></text:a><text:span text:style-name="T46"> </text:span></text:p><text:p text:style-name="Footnote"/></text:note-body></text:note>.</text:p>
      <text:p text:style-name="P26">Nous entendons par étude environnementale l’ensemble des évaluations de l’impact de projets rendues obligatoires dans le cadre des procédures d’autorisation de ces projets. Cela regroupe l’étude d’impact environnemental, <text:span text:style-name="T7">stricto sensu</text:span>, mais également, par exemple, des évaluations d’incidences.</text:p>
      <text:p text:style-name="P2"><text:tab/>L'étude d'impact environnemental vise à évaluer les impacts du fonctionnement normal<text:note text:id="ftn80" text:note-class="footnote"><text:note-citation>80</text:note-citation><text:note-body><text:p text:style-name="P189">En cela, l’étude d’impact se distingue de l’étude de dangers que doivent réaliser les pétitionnaires dans le cadre de leur demande d’autorisation au titre des installations classées pour la protection de l’environnement. L’étude de dangers détaille les risques posés par le projet d’installation en cas d’accident interne ou externe à l’installation.</text:p><text:p text:style-name="footnote_20_text"/></text:note-body></text:note> du projet sur l'environnement. L'ensemble des projets qui « <text:span text:style-name="T8">par leur nature, leurs dimensions ou leur localisation </text:span>» sont susceptibles d'avoir des incidences notables sur l'environnement <text:s/>doivent être précédés d'une étude d'impact<text:note text:id="ftn81" text:note-class="footnote"><text:note-citation>81</text:note-citation><text:note-body><text:p text:style-name="P190">Code de l'environnement, article L. 122-1.</text:p><text:p text:style-name="Footnote"/></text:note-body></text:note>. Un projet peut être soumis <text:span text:style-name="T8">de facto</text:span> ou au cas par cas à la réalisation d'une étude d'impact<text:note text:id="ftn82" text:note-class="footnote"><text:note-citation>82</text:note-citation><text:note-body><text:p text:style-name="P191">Un tableau figurant en annexe de l’article R. 122-2 liste l’ensemble des travaux, ouvrages et aménagement soumis à étude d’impact automatiquement et à la suite d’un examen <text:s/>au cas par cas, en fonction de seuils. Par exemple, les installations autorisées au titre du régime des ICPE sont soumis à étude d’impact, tandis que les installations relevant du régime de l’enregistrement sont relèvent de la procédure de cas par cas.</text:p><text:p text:style-name="Footnote"/></text:note-body></text:note>. L'étude d'impact est à la fois un outil juridique et une base <text:soft-page-break/>d'information. Elle est réalisée sous la responsabilité du pétitionnaire. Elle doit être proportionnée à la sensibilité environnementale de <text:s/>la zone impactée par le projet<text:note text:id="ftn83" text:note-class="footnote"><text:note-citation>83</text:note-citation><text:note-body><text:p text:style-name="P192">Code de l'environnement, Article R. 122-5.</text:p><text:p text:style-name="Footnote"/></text:note-body></text:note>. Il n’y a donc pas de standard d'étude d'impact. L'article R. 122-5 prévoit cependant le contenu minimum de l'étude d'impact. Cinq éléments en particulier sont intéressants dans le cadre de la mise en place de mesures de restauration.</text:p>
      <text:p text:style-name="P2"><text:tab/>L'analyse de l'état initial du site, nous l'avons vu, est cruciale. Cet élément est obligatoire dans l'étude d'impact. Le site et ses alentours y sont décrits. L'analyse de l'état initial <text:span text:style-name="T51">doit</text:span> comprendre certains éléments <text:span text:style-name="T48">tel</text:span><text:span text:style-name="T49">s que</text:span> la localisation géographique du site et la description de la géologie, de l'hydrologie et de l'hydrogéologie. L'état initial s'entend comme l'état du site au moment de la demande d'autorisation. Au titre de la compensation écologique, la description du milieu naturel, c'est-à-dire la description des zones naturelles autour du site, les espèces qui s'y trouvent, leurs habitats, tels qu'ils peuvent être recensés par des études. </text:p>
      <text:p text:style-name="P2"><text:span text:style-name="T48"><text:tab/>L</text:span><text:span text:style-name="T49">a rubrique de l'étude d'impact consacrée à l</text:span><text:span text:style-name="T48">'analyse des effets sur l'environnement est également importante </text:span><text:span text:style-name="T49">dans la mesure où elle </text:span><text:span text:style-name="T48">comprend une </text:span><text:span text:style-name="T49">évaluation</text:span><text:span text:style-name="T48"> </text:span><text:span text:style-name="T49">d</text:span><text:span text:style-name="T48">es conséquences </text:span><text:span text:style-name="T49">du projet </text:span><text:span text:style-name="T48">sur le milieu naturel. Les scenarii majorants sont retenus </text:span><text:span text:style-name="T49">par l'administration</text:span>.</text:p>
      <text:p text:style-name="P2"><text:tab/>L'analyse des raisons du choix du projet consiste à justifier de l'emplacement du site retenu. Il existe un contentieux environnemental à propos de ce point-là. Le juge est sensible à ce que ne soient mentionnées que les solutions alternatives véritablement envisagées par l'exploitant. </text:p>
      <text:p text:style-name="P5"><text:tab/>L'étude d'impact doit obligatoirement décrire les mesures prévues pour éviter ou réduire ou compenser les effets négatifs sur l'environnement. Le développement de cette rubrique en tant qu'obligation substantielle résulte de la réforme des études d'impact par le Décret n°2011-2019 du 29 décembre 2011. Auparavant, les mesures compensatoires pouvaient être envisagées ultérieurement à l’étude d’impact<text:note text:id="ftn84" text:note-class="footnote"><text:note-citation>84</text:note-citation><text:note-body><text:p text:style-name="P193">CE, 20 avr. 2012, n° 327283. Le juge administratif considère que l’étude d’impact ne doit pas nécessairement définir les mesures de compensation, dès lors qu’elle renvoie à des études ultérieures.</text:p><text:p text:style-name="Footnote"/></text:note-body></text:note>. <text:span text:style-name="T133">Une telle pratique rend cependant la délivrance d'une autorisation moins certaine</text:span><text:span text:style-name="T133"><text:note text:id="ftn85" text:note-class="footnote"><text:note-citation>85</text:note-citation><text:note-body><text:p text:style-name="Footnote"><text:span text:style-name="Default_20_Paragraph_20_Font"><text:span text:style-name="T104">Le juge administratif veille à la rigueur des mesures compensatoires. Ains</text:span></text:span><text:span text:style-name="Default_20_Paragraph_20_Font"><text:span text:style-name="T105">i u</text:span></text:span><text:span text:style-name="Default_20_Paragraph_20_Font"><text:span text:style-name="T104">n arrêté d'autorisation reposant sur une étude d'impact environnemental ne faisant pas état de la présence d'une espèce, ni ne faisant état de son importance, de sa répartition et des impacts du projet sur cette espèce est illégal (T</text:span></text:span><text:span text:style-name="Default_20_Paragraph_20_Font"><text:span text:style-name="T103">rib</text:span></text:span><text:span text:style-name="Default_20_Paragraph_20_Font"><text:span text:style-name="T104">unal </text:span></text:span><text:span text:style-name="Default_20_Paragraph_20_Font"><text:span text:style-name="T103">adm</text:span></text:span><text:span text:style-name="Default_20_Paragraph_20_Font"><text:span text:style-name="T104">inistratif d'</text:span></text:span><text:span text:style-name="Default_20_Paragraph_20_Font"><text:span text:style-name="T103"> Amiens, 20 novembre 1992, Assoc</text:span></text:span><text:span text:style-name="Default_20_Paragraph_20_Font"><text:span text:style-name="T104">iation</text:span></text:span><text:span text:style-name="Default_20_Paragraph_20_Font"><text:span text:style-name="T103"> Aisne-Environnement, </text:span></text:span><text:span text:style-name="Default_20_Paragraph_20_Font"><text:span text:style-name="T107">Revue juridique de l’environnement </text:span></text:span><text:span text:style-name="Default_20_Paragraph_20_Font"><text:span text:style-name="T103">1993</text:span></text:span><text:span text:style-name="Default_20_Paragraph_20_Font"><text:span text:style-name="T106">/</text:span></text:span><text:span text:style-name="Default_20_Paragraph_20_Font"><text:span text:style-name="T103">4, p. 577</text:span></text:span><text:span text:style-name="Default_20_Paragraph_20_Font"><text:span text:style-name="T104">).</text:span></text:span></text:p><text:p text:style-name="P39"><text:span text:style-name="Default_20_Paragraph_20_Font"><text:span text:style-name="T132"/></text:span></text:p></text:note-body></text:note></text:span><text:span text:style-name="T133">.</text:span></text:p>
      <text:p text:style-name="P2"><text:tab/>Enfin, la méthodologie sur laquelle s'est basée l'étude d'impact pour décrire l'état initial du site et les effets doit être justifiée par le maître d'ouvrage.</text:p>
      <text:p text:style-name="P26"><text:soft-page-break/>Les projets de travaux, d'ouvrages ou d'aménagements soumis de façon systématique à la réalisation d'une étude d'impact donnent lieu à la réalisation d’une enquête publique<text:note text:id="ftn86" text:note-class="footnote"><text:note-citation>86</text:note-citation><text:note-body><text:p text:style-name="P194"><text:span text:style-name="info">Code de l'environnement, article R 123-1</text:span></text:p><text:p text:style-name="Footnote"/></text:note-body></text:note> par un commissaire-enquêteur. Elle donne lieu à un rapport d’enquête au terme duquel un avis favorable ou défavorable est formulé. Au cours de l’enquête publique, les citoyens peuvent formuler des observations. Au titre de cette participation, les mesures compensatoires peuvent être discutées publiquement.</text:p>
      <text:p text:style-name="P2"><text:span text:style-name="T23"><text:tab/>Les installations classées pour la protection</text:span><text:note text:id="ftn87" text:note-class="footnote"><text:note-citation>87</text:note-citation><text:note-body><text:p text:style-name="P195"><text:span text:style-name="T23">Les installations classées pour la protection de l’environnement sont les installations pouvant présenter « </text:span><text:span text:style-name="T7">des dangers ou des inconvénients soit pour la commodité du voisinage, soit pour la santé, la sécurité, la salubrité publiques, soit pour l'agriculture, soit pour la protection de la nature, de l'environnement et des paysages, soit pour l'utilisation rationnelle de l'énergie, soit pour la conservation des sites et des monuments ainsi que des éléments du patrimoine archéologique</text:span> » en fonction de seuils définis dans la nomenclature des installations classées annexée à l’article R. 511-9 du Code de l’environnement. Les installations peuvent être sujettes à trois régimes différents : le régime de la déclaration, le régime de l’autorisation et le régime de l’autorisation.</text:p><text:p text:style-name="Footnote"/></text:note-body></text:note><text:span text:style-name="T23"> de l’environnement se voient appliquées les dispositions précitées de l’article R. 122-5 du Code de l’environnement sous réserve des dispositions complémentaires de l’article R. 512-8. Ces exigences complémentaires s’appliquent aux mesures compensatoires. L’article R. 512-8-II-2° du Code de l’environnement dispose que : </text:span>« <text:span text:style-name="T7">2° Les mesures réductrices et compensatoires mentionnées au 7° du II de l'article R. 122-5 font l'objet d'une description des performances attendues, notamment en ce qui concerne la protection des eaux souterraines, l'épuration et l'évacuation des eaux résiduelles et des émanations gazeuses ainsi que leur surveillance, l'élimination des déchets et résidus de l'exploitation, les conditions d'apport à l'installation des matières destinées à y être traitées, du transport des produits fabriqués et de l'utilisation rationnelle de l'énergie</text:span> ». Ainsi, le champ de la compensation apparaît-il plus large pour les projets d’installations classées.</text:p>
      <text:p text:style-name="P2"><text:tab/>L’annexe de l’article R. 122-2 du Code de l’environnement impose également l’accomplissement d’une étude d’impact pour les défrichements d’une superficie supérieure à 25 hectares soumis aux dispositions de l’article R. 341-1 du Code forestier<text:note text:id="ftn88" text:note-class="footnote"><text:note-citation>88</text:note-citation><text:note-body><text:p text:style-name="P196">Circulaire DGPAAT/SDFB/C2013-3060, 28 mai 2013, II, 2.1.1, B, publié<text:span text:style-name="T169">e</text:span> au Bulletin Officiel du ministère de l’agriculture au n° 22/2013, le 31 mai 2013.</text:p><text:p text:style-name="Footnote"/></text:note-body></text:note>. Au cas par cas, une étude d’impact peut être exigée pour les projets de défrichement d’une superficie comprise entre 0,5 et 25 hectares.</text:p>
      <text:p text:style-name="P2"><text:tab/>Il existe également une étude environnementale dans le cadre de la loi sur l’Eau. Les installations, ouvrages, travaux et activités (IOTA) qui <text:s/>portent atteinte à la ressource en eau et aux intérêts visés à l’article L. 211-1 du Code de l’environnement et qui n’entrent pas dans le cadre de la réglementation ICPE peuvent être soumis au régime Eau, en fonction de seuils établis dans la <text:soft-page-break/>nomenclature annexée à l’article R. 214-1 du Code de l’environnement. La demande d’autorisation de telles installations comprend un document d’incidences<text:note text:id="ftn89" text:note-class="footnote"><text:note-citation>89</text:note-citation><text:note-body><text:p text:style-name="P197">Code de l’environnement, art. R. 214-6-II 4°.</text:p><text:p text:style-name="Footnote"/></text:note-body></text:note>. Le contenu de l’étude d’incidences comprend l’analyse des incidences directes et indirectes, temporaires et permanentes, du projet sur la ressource en eau, le rapport de compatibilité du projet avec le schéma directeur d’aménagement et de gestion des eaux (SDAGE), ainsi que « les mesures correctives et compensatoires envisagées »<text:note text:id="ftn90" text:note-class="footnote"><text:note-citation>90</text:note-citation><text:note-body><text:p text:style-name="P198">Code de l’environnement, art. R. 214-6-II 4° d).</text:p><text:p text:style-name="footnote_20_text"/></text:note-body></text:note>. Le document d’incidence constitue un cadre moins contraignant que l’étude d’impact<text:note text:id="ftn91" text:note-class="footnote"><text:note-citation>91</text:note-citation><text:note-body><text:p text:style-name="P199">Le document d’incidences ne doit pas être établi conformément aux dispositions de l’article R. 122-1 du code de l’environnement : Conseil d’Etat, 3 octobre 1997, n°170585.</text:p><text:p text:style-name="Footnote"/></text:note-body></text:note>. </text:p>
      <text:p text:style-name="P2"><text:tab/>L’évaluation des incidences sur la conservation des sites Natura 2000 constitue également une sorte d’étude d’impact. Au terme de l’article L. 414-4 du Code de l’Environnement, les documents de planification, les programmes ou projets d'activités, de travaux, d'aménagements, d'ouvrages ou d'installations, les manifestations et interventions dans le milieu naturel ou le paysage « <text:span text:style-name="T7">susceptibles d'affecter de manière significative un site Natura 2000, individuellement ou en raison de leurs effets cumulés</text:span> » doivent faire l’objet d’une « évaluation des incidences Natura 2000 »<text:note text:id="ftn92" text:note-class="footnote"><text:note-citation>92</text:note-citation><text:note-body><text:p text:style-name="P200">La liste des projets qui doivent faire l’objet d’une évaluation des incidences Natura 2000 est établie par l’article R. 414-19-I du Code de l’environnement et explicitée par une circulaire du 15 avril 2010 (Circ. 15 avr. 2010, NOR : DEVN1010526C, ann. IV : BO min. Écologie n° 2010/8, 10 mai 2010). L’ensemble des installations relevant de la nomenclature des installations classées et de la nomenclature Eau figurent notamment dans cette liste.</text:p><text:p text:style-name="Footnote"/></text:note-body></text:note>. </text:p>
      <text:p text:style-name="P2"><text:tab/>Le caractère significatif de l’atteinte à un site Natura 2000 qui met en œuvre l’évaluation des incidences est interprété comme l’ensemble des impacts substantiels à la conservation du site<text:note text:id="ftn93" text:note-class="footnote"><text:note-citation>93</text:note-citation><text:note-body><text:p text:style-name="P201"><text:span text:style-name="T47">Voir CJUE, 3</text:span><text:span text:style-name="T43">e</text:span><text:span text:style-name="T47"> ch., 11 avr. 2013, affaire C-258/11,  Sweetman et autres (atteinte à l’intégrité d’un site Natura 2000 par un plan qui empêche le maintien durable des caractéristiques constitutives du site, liées à la présence d’un habitat naturel prioritaire) ; Conseil d’Etat, 20 mars 2013, n° 354115 (absence d’atteinte à l’état de conservation d’un site Natura 2000 par un projet d’exploitation dont les effets sont réduits) ; CJUE, 11 sept. 2012, affaire C-43/10,  Nomarchiaki Aftodioikisi Aitoloakarnanias et autres (Atteinte à la conservation d’un site Natura 2000 par un projet du fait de l’absence de connaissance fiable et actualisée sur la faune impactée, bien que l’anthropisation d’un écosystème fluvial ne constitue pas par nature une atteinte substantielle à la conservation du site).</text:span></text:p><text:p text:style-name="Footnote"/></text:note-body></text:note>. </text:p>
      <text:p text:style-name="P27">Dans une décision du Conseil d’Etat du 13 décembre 2013, il est établi que l’étude des incidences ne saurait se fonder sur le seul critère de la superficie impactée par rapport à la superficie totale du site Natura 2000<text:note text:id="ftn94" text:note-class="footnote"><text:note-citation>94</text:note-citation><text:note-body><text:p text:style-name="P202">Conseil d’Etat, 13 déc. 2013, n° 349541.</text:p><text:p text:style-name="Footnote"/></text:note-body></text:note>. </text:p>
      <text:p text:style-name="P27"><text:span text:style-name="T52">Lorsqu'un projet est soumis à plusieurs procédures d'autorisation, au terme desquelles, la réalisation d'une étude d'impact, d'une analyse des incidences Natura 2000 et d'un document d'incidence issu de la loi sur l'eau est demandée, seule l'étude d'impact environnementale est </text:span><text:soft-page-break/><text:span text:style-name="T50">nécessaire à condition qu'elle regroupe le contenu des deux autre études environnementale</text:span><text:span text:style-name="T48"><text:note text:id="ftn95" text:note-class="footnote"><text:note-citation>95</text:note-citation><text:note-body><text:p text:style-name="P203">Code de l'environnement, art. R. 214-6 ; R. 214-32 et R. 414-22.</text:p><text:p text:style-name="Footnote"/></text:note-body></text:note></text:span><text:span text:style-name="T50">.</text:span></text:p>
      <text:p text:style-name="P26">Ce panorama non-exhaustif du cadre de diverses études préalables obligatoires de l’impact de projet sur l’environnement illustre l’encadrement normatif des mesures compensatoires dans le cadre plus global de procédures d’autorisation fondées sur un impact acceptable défini à partir de divers critères. L’encadrement normatif se poursuit de manière plus diffuse dans le cadre des régimes de polices administratives encadrant les activités autorisées.</text:p>
      <text:p text:style-name="P28"><text:span text:style-name="T133">Les mesures compensatoires comprennent toujours la rédaction préalable d'un plan de gestion rédigé pour le maître d'ouvrage par un organisme compétant, comprenant des objectifs de restauration, les travaux à effectuer suivant un calendrier ainsi que les financements mis en œuvre</text:span><text:span text:style-name="T133"><text:note text:id="ftn96" text:note-class="footnote"><text:note-citation>96</text:note-citation><text:note-body><text:p text:style-name="P214"><text:span text:style-name="T19">Les mesures compensatoires pour la biodiversité – Principes et projet de mise en œuvre en Région PACA, </text:span><text:span text:style-name="T90">Direction régionale de l'environnement Provence-Alpes-Côte-d'Azur, 2009,</text:span> p. 22.</text:p><text:p text:style-name="P214"/></text:note-body></text:note></text:span><text:span text:style-name="T133">.</text:span></text:p>
      <text:p text:style-name="P26">En effet, si le maître d’ouvrage s’engage à la réalisation de mesures de réhabilitation d’un milieu, l’autorité publique doit s’assurer de l’exécution effective de la compensation. Les dispositions relatives au contrôle de la bonne exécution par le maître d’ouvrage de ses prescriptions administratives sont fixées aux articles L. 122-3-1 et suivants du Code de l’environnement. Les arrêtés d’autorisation comportent souvent un article premier établissant que l’opérateur est tenu par les engagements qu’il a formulé dans le cadre de son étude d’impact.</text:p>
      <text:p text:style-name="P26">Les mesures compensatoires bénéficient donc d'un encadrement juridique important dans le cadre de leur procédure d'autorisation par la réalisation d'une étude environnementale puis à travers des mesures de contrôle. Les opérateurs sont également sujets à un cadre réglementaire important dans le cadre de la pérennisation de leurs mesures compensatoires.</text:p>
      <text:p text:style-name="P11"/>
      <text:p text:style-name="P85"><text:span text:style-name="T37">2</text:span><text:bookmark text:name="MAJTCBAVZ4058-1178-REF177"/><text:bookmark text:name="MAJTCBZ4058-1178-REF177"/><text:bookmark text:name="MAJTCBAPZ4058-1178-REF177"/><text:bookmark text:name="MAJTCBAVZ4058-1179-REF177"/><text:bookmark text:name="MAJTCBZ4058-1179-REF177"/><text:bookmark text:name="MAJTCBAPZ4058-1179-REF177"/><text:bookmark text:name="MAJTCBAVZ4058-1180-REF177"/><text:bookmark text:name="MAJTCBZ4058-1180-REF177"/><text:bookmark text:name="MAJTCBAPZ4058-1180-REF177"/><text:bookmark text:name="MAJTCBAVZ4058-1181-REF177"/><text:bookmark text:name="MAJTCBZ4058-1181-REF177"/><text:bookmark text:name="MAJTCBAPZ4058-1181-REF177"/><text:bookmark text:name="MAJTCBAVZ4058-1182-REF177"/><text:bookmark text:name="MAJTCBZ4058-1182-REF177"/><text:bookmark text:name="MAJTCBAPZ4058-1182-REF177"/><text:bookmark text:name="MAJTCBAVZ4058-1183-REF177"/><text:bookmark text:name="MAJTCBZ4058-1183-REF177"/><text:bookmark text:name="MAJTCBAPZ4058-1183-REF177"/><text:bookmark text:name="MAJTCBAVZ4058-1184-REF177"/><text:bookmark text:name="MAJTCBZ4058-1184-REF177"/><text:bookmark text:name="MAJTCBAPZ4058-1184-REF177"/><text:bookmark text:name="MAJTCBAVZ4058-1185-REF177"/><text:bookmark text:name="MAJTCBZ4058-1185-REF177"/><text:bookmark text:name="MAJTCBAPZ4058-1185-REF177"/><text:bookmark text:name="MAJTCBAVZ4058-1186-REF177"/><text:bookmark text:name="MAJTCBZ4058-1186-REF177"/><text:span text:style-name="T37">. Les outils de pérennisation de la compensation</text:span></text:p>
      <text:p text:style-name="P7"/>
      <text:p text:style-name="P2"><text:tab/>Un élément central de la réussite des mesures compensatoires consiste dans la pérennisation de la réhabilitation<text:note text:id="ftn97" text:note-class="footnote"><text:note-citation>97</text:note-citation><text:note-body><text:p text:style-name="P204">L'article R. 122-14 du Code de l'environnement dispose que « <text:span text:style-name="T8">les mesures compensatoires sont mises en œuvre en priorité sur le site endommagé ou à proximité de celui-ci afin de garantir sa fonctionnalité de manière pérenne </text:span>».</text:p><text:p text:style-name="Footnote"/></text:note-body></text:note>. <text:span text:style-name="T133">Ceci est possible</text:span> par la maîtrise foncière du site pendant suffisamment longtemps pour assurer la bonne réalisation de la compensation. Cela suppose <text:span text:style-name="T133">également la mise </text:span>en œuvre des mesures de gestion.</text:p>
      <text:p text:style-name="P2"/>
      <text:p text:style-name="P78"><text:soft-page-break/>2.1. Les mécanismes de maîtrise foncière</text:p>
      <text:p text:style-name="P10"/>
      <text:p text:style-name="P2"><text:tab/>La maîtrise de la propriété peut être réalisée par deux voies. D'une part le propriétaire peut acquérir la propriété foncière du site sur lequel il met en œuvre la compensation. D'autre part, par voie amiable, le propriétaire peut bénéficier de droits sur un site dont il n'est pas propriétaire.</text:p>
      <text:p text:style-name="P2"><text:tab/>Le propriétaire peut acquérir le site sur lequel il réalise les mesures compensatoires grâce à un contrat de vente traditionnel, suivant le principe de liberté contractuelle. Cependant, divers mécanismes peuvent permettre l'accession à la priorité dans le cadre d'une déclaration d'utilité publique (DUP).</text:p>
      <text:p text:style-name="P2"><text:tab/>Une déclaration d'utilité publique est un acte administratif de nature hybride<text:note text:id="ftn98" text:note-class="footnote"><text:note-citation>98</text:note-citation><text:note-body><text:p text:style-name="P162"><text:s text:c="2"/>La déclaration d'utilité publique n'a pas de caractère d'acte réglementaire ni celui d'acte individuel.</text:p><text:p text:style-name="Footnote"/></text:note-body></text:note> qui confère au projet, après enquête publique, le caractère d'utilité publique. Une telle déclaration permet l'expropriation pour cause d'utilité publique du site où les mesures compensatoires sont réalisées. Ces deux mesures sont régies par les dispositions du Code de l'expropriation pour cause d'utilité publique. L'édiction d'une DUP nécessite la consultation préalable des Conseil régionaux des régions dont le territoire est visé par l'opération<text:note text:id="ftn99" text:note-class="footnote"><text:note-citation>99</text:note-citation><text:note-body><text:p text:style-name="P205">Code général des collectivités territoriales, article L. 4221-3.</text:p><text:p text:style-name="P33"/></text:note-body></text:note> ainsi que l’avis des Chambres d'agriculture lorsque l'opération entraîne la réduction des espaces agricoles ou forestiers<text:note text:id="ftn100" text:note-class="footnote"><text:note-citation>100</text:note-citation><text:note-body><text:p text:style-name="P206">Code rural et de la pêche maritime, article L. 1212-3.</text:p><text:p text:style-name="Footnote"/></text:note-body></text:note>. Du fait de son caractère hybride, la déclaration d'utilité publique n'a pas à être modifiée. En cas de contentieux, le juge administratif contrôle l'existence de l'utilité publique.</text:p>
      <text:p text:style-name="P2"><text:tab/>L'expropriation pour cause d'utilité publique est, à la suite de la déclaration d'utilité publique, prononcée après une procédure administrative et judiciaire complexe.</text:p>
      <text:p text:style-name="P2"><text:tab/>L'acquisition, lorsqu'elle n'est pas réalisée par voie amiable résulte d'une procédure complexe. De nombreux outils juridiques permettent au maître d'ouvrage de disposer de droit sur un terrain dont il n'est pas le propriétaire. A titre d'exemple, nous présenterons brièvement dans le cadre de notre étude le bail emphytéotique, le bail rural à clauses environnementales, l'autorisation d'occupation temporaire du domaine publique du Conservatoire du littoral et le bail Safer.</text:p>
      <text:p text:style-name="P2"><text:tab/>Les articles L. 451-1 et suivants du Code rural disposent que le bail emphytéotique est un bail immobilier d'une durée comprise entre dix-huit et quatre-vingt-dix-neuf ans qui confère au preneur un droit réel susceptible d'hypothèque. L'emphytéote bénéficie donc de droits importants, dont la possibilité de modifier le fonds conformément au bail, contre l'obligation de gérer la <text:soft-page-break/>propriété et de payer un loyer.</text:p>
      <text:p text:style-name="P2"><text:tab/>Le bail rural à clauses environnementales est un bail rural classique, c'est-à-dire qu'il concerne les terrains agricoles, dans lequel le preneur applique «<text:span text:style-name="T8"> des pratiques ayant pour objet la préservation de la ressource en eau, de la biodiversité, des paysages, de la qualité des produits </text:span>[...] »<text:note text:id="ftn101" text:note-class="footnote"><text:note-citation>101</text:note-citation><text:note-body><text:p text:style-name="P207">Code rural et de la pêche maritime, article L. 411-27.</text:p><text:p text:style-name="Footnote"/></text:note-body></text:note>. Sa durée ne peut être inférieure à neuf ans. Les opérateurs privés ne peuvent recourir à un bail rural à clauses environnementales que dans l'hypothèse où le site fait déjà l'objet d'une gestion environnementale. Cependant, un opérateur privé peut conclure une convention avec une association agréée de protection de l'environnement ou avec une fondation reconnue d'utilité publique pour accéder à une telle structure juridique.</text:p>
      <text:p text:style-name="P2"><text:tab/>L'autorisation d'occupation temporaire (AOT)<text:span text:style-name="T48"> du domaine public Conservatoire du littoral est une convention de gestion entre le Conservatoire du littoral </text:span>et un gestionnaire privé résultat de l'article R. 322-1 du Code de l'Environnement et dont les modalités sont inscrites dans un cahier des charges.</text:p>
      <text:p text:style-name="P2"><text:tab/>Le bail Safer, établit par l'article L. 142-6 du Code rural et de la pêche maritime est un bail résultant de la mise à disposition d'un bien agricole à la Safer «<text:span text:style-name="T8"> en vue de leur aménagement parcellaire ou de leur mise en valeur agricole, pour autant que cette dernière soit effectuée par des agriculteurs</text:span> ». La convention ne peut excéder une durée de six ans. Un cahier des charges environnementales est imposé au preneur.</text:p>
      <text:p text:style-name="P17"><text:tab/>Ces outils de gestion patrimoniale peuvent tenir compte, en fonction de la sensibilité du milieu, de zones tampons visant à diminuer les nuisances extérieures sur le site, et à assurer la multifonctionnalité du site.</text:p>
      <text:p text:style-name="P17"><text:tab/>Ces dispositifs juridiques, s'ils permettent à un opérateur de mettre en œuvre lui-même les mesures compensatoires sur un terrain dont il n'est pas le propriétaire, peuvent également permettre la gestion des mesures compensatoires par des organismes publics ou privés de gestion de l'environnement.</text:p>
      <text:p text:style-name="P17"/>
      <text:p text:style-name="P95">2.2. Les mécanismes de gestion</text:p>
      <text:p text:style-name="P37"/>
      <text:p text:style-name="P6"><text:span text:style-name="T133"><text:tab/>Les mesures compensatoires peut être appuyée par différents mécanisme de gestion de l'environnement, au titre desquels figurent les réserves naturelles nationales pour les milieux naturels « </text:span><text:span text:style-name="T18">d'une importance particulière ou qu'il convient de les soustraire à toute intervention </text:span><text:soft-page-break/><text:span text:style-name="T18">artificielle susceptible de les dégrader </text:span><text:span text:style-name="T133">»</text:span><text:span text:style-name="T133"><text:note text:id="ftn102" text:note-class="footnote"><text:note-citation>102</text:note-citation><text:note-body><text:p text:style-name="P47">Code de l'environnement, art. L. 332-1 et suivants.</text:p><text:p text:style-name="P47"/></text:note-body></text:note></text:span><text:span text:style-name="T133"> ; les réserves naturelles régionales mises en places pour la protection de la faune, de la flore, ou des milieux naturels, par délibération du conseil régional</text:span><text:span text:style-name="T133"><text:note text:id="ftn103" text:note-class="footnote"><text:note-citation>103</text:note-citation><text:note-body><text:p text:style-name="P51">Code de l'environnement, art. L. 332-1 et suivants.</text:p></text:note-body></text:note></text:span><text:span text:style-name="T133"> ; <text:s/>les réserves nationales de chasse et de faune sauvage ; les réserves biologiques domaniales ; les réserves biologiques forestières ; etc.</text:span></text:p>
      <text:p text:style-name="P6"><text:tab/><text:span text:style-name="T134">Un mécanisme original consiste dans la réalisation d'arrêtés préfectoraux de protection du biotope (APB). Ceux-ci peuvent être pris par l'autorité administrative afin de favoriser des mesures de conservation d'espèces listées à l'article R. 411-1 du Code de l'environnement par la réglementation des activités humaines impactant le biotope. La mise en œuvre d'un arrêté de protection du biotope est souple dans la mesure où elle ne donne pas lieu à la désignation d'un gestionnaire. Les modalités des arrêtés de biotopes sont fixées aux articles R. 411-15 et suivants du Code de l'environnement.</text:span></text:p>
      <text:p text:style-name="P91">A la lumière de ces développements, les mesures compensatoires apparaissent comme le résultat d’un long processus juridique, d’abord dans le cadre d’études environnementales obligatoires afin de bénéficier d’autorisations administratives et dans le cadre de ces autorisations par l’intermédiaire de pouvoirs de police administrative spéciale, puis par la possibilité d’expropriation pour cause d’utilité publique ou le plus souvent à l’initiative de mécanismes contractuels. Les mesures compensatoires, si elles bénéficient d’un cadre réglementaire complexe, n’en demeurent pas moins par essence des mesures techniques mises en œuvre essentiellement par l’identification d’impacts résiduels et la détermination d’un équilibre écologique. Ce panorama non-exhaustif des moyens au service des mesures compensatoires permet d’entrevoir les potentialités ainsi que les limites de la compensation environnementale.</text:p>
      <text:p text:style-name="P103">II. <text:span text:style-name="T68">Intérêts</text:span> et limites de la compensation</text:p>
      <text:p text:style-name="P35"/>
      <text:p text:style-name="P35"><text:tab/><text:span text:style-name="T68">Les mécanismes de compensation environnementale suscitent des réactions ambivalentes. En France, les mesures compensatoires ont longtemps été insuffisamment mises en œuvre. La publication de </text:span><text:span text:style-name="T9">Lignes directrices </text:span><text:span text:style-name="T70">par le Ministère en charge de l'environnement en octobre 2013, visait à répondre à certaines critiques en proposant une Doctrine nationale facilitant leur réalisation. </text:span></text:p>
      <text:p text:style-name="P35"><text:span text:style-name="T70"><text:tab/>L'exercice consistant à faire le bilan des mesures compensatoires est délicat. En effet, la compensation environnementale </text:span><text:span text:style-name="T71">est</text:span><text:span text:style-name="T70"> censé</text:span><text:span text:style-name="T71">e</text:span><text:span text:style-name="T70"> produire des résultats à long terme. Il pourrait donc sembler prématuré de conclure sur l'efficacité des mécanismes de compensation </text:span><text:span text:style-name="T71">quatre ans après la loi Grenelle II et un an après la publication des Lignes directrices sur la séquences « éviter, réduire, compenser ». Cependant, les moyens au service de la compensation ainsi que la pratique des maîtres d'ouvrage permettent de dresser un panorama de l’intérêt des mesures compensatoires (A.) ainsi, et surtout, de ses limites (B.).</text:span></text:p>
      <text:p text:style-name="P101">A. Les avantages de la compensation environnementale</text:p>
      <text:p text:style-name="P38"/>
      <text:p text:style-name="P12"><text:tab/><text:span text:style-name="T99">La mise en œuvre correcte des mesures compensatoire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12"><text:tab/><text:span text:style-name="T100">Le programme de compensation biodiversité et entreprises</text:span><text:span text:style-name="T100"><text:note text:id="ftn104" text:note-class="footnote"><text:note-citation>104</text:note-citation><text:note-body><text:p text:style-name="Footnote">En anglais, <text:span text:style-name="T8">Business and Biodiversity offsets programme</text:span>.</text:p><text:p text:style-name="Footnote"/></text:note-body></text:note></text:span><text:span text:style-name="T100"> <text:s/>met en avant dix principes de la compensation environnementale qui témoignent, au niveau mondial, des intérêts du développement de cette pratique</text:span><text:span text:style-name="T100"><text:note text:id="ftn105" text:note-class="footnote"><text:note-citation>105</text:note-citation><text:note-body><text:p text:style-name="Footnote">« Standard on Biodiversity Offsets », <text:span text:style-name="T8">Business and Biodiversity Offsets Programme </text:span>(BBOP), 2012, Washington, D.C., 29 p. 17-22.</text:p></text:note-body></text:note></text:span><text:span text:style-name="T100">. Il s'agit de :</text:span></text:p>
      <text:list xml:id="list8934367867770064954" text:style-name="L1">
        <text:list-item>
          <text:p text:style-name="P75">atteindre un résultat de non perte nette de biodiversité ;</text:p>
        </text:list-item>
        <text:list-item>
          <text:p text:style-name="P75">tendre vers un gain de biodiversité ;</text:p>
        </text:list-item>
        <text:list-item>
          <text:p text:style-name="P75">respecter la hiérarchie des mesures d'atténuation (éviter, réduire, compenser) ;</text:p>
        </text:list-item>
        <text:list-item>
          <text:p text:style-name="P75">poser des limites au principe de compensation ;</text:p>
        </text:list-item>
        <text:list-item>
          <text:p text:style-name="P75">prendre en compte le contexte local ;</text:p>
        </text:list-item>
        <text:list-item>
          <text:p text:style-name="P75"><text:soft-page-break/>faire participer l'ensemble des parties prenantes ;</text:p>
        </text:list-item>
        <text:list-item>
          <text:p text:style-name="P75">mettre en œuvre une mesure de compensation de façon justifiée, équilibrée et équitable ;</text:p>
        </text:list-item>
        <text:list-item>
          <text:p text:style-name="P75">fixer un objectif de résultats sur du long terme ;</text:p>
        </text:list-item>
        <text:list-item>
          <text:p text:style-name="P75">être transparent et communiquer ses résultats :</text:p>
        </text:list-item>
        <text:list-item>
          <text:p text:style-name="P75">respecter les savoirs-faire traditionnels lors de la mise en place des mesures de compensation.</text:p>
        </text:list-item>
      </text:list>
      <text:p text:style-name="P12"><text:span text:style-name="T100"><text:tab/>Nous retenons dans le cadre de cette étude deux intérêts du développement des mesures compensatoire. Il apparaît, d'une part, que les maîtres d'ouvrage prennent mieux en compte la biodiversité dans le cadre de leurs projets industriels ou d'infrastructure (1.), et que, d'autre part, </text:span><text:span text:style-name="T10">a fortiori</text:span><text:span text:style-name="T72">, le</text:span><text:span text:style-name="T73">s projets environnementaux bénéficient de nouveaux moyens de financement (2.).</text:span></text:p>
      <text:p text:style-name="P12"/>
      <text:p text:style-name="P86"><text:span text:style-name="T74">1</text:span><text:span text:style-name="T69">. </text:span><text:span text:style-name="T75">La meilleure prise en compte de l'environnement par le porteur de projet</text:span></text:p>
      <text:p text:style-name="P13"/>
      <text:p text:style-name="P13"><text:span text:style-name="T75"><text:tab/></text:span><text:span text:style-name="T76">La mise en œuvre par les pétitionnaire</text:span><text:span text:style-name="T77">s</text:span><text:span text:style-name="T76"> de la séquence « éviter, réduire, compenser » dans le cadre de leurs projets, validée par l'administration</text:span><text:span text:style-name="T76"><text:note text:id="ftn106" text:note-class="footnote"><text:note-citation>106</text:note-citation><text:note-body><text:p text:style-name="P41">L<text:span text:style-name="T101">'insertion de mesures compensatoires dans un projet ne permet pas la validation automatique d'un projet.</text:span></text:p><text:p text:style-name="P41"/></text:note-body></text:note></text:span><text:span text:style-name="T76">, permet indéniablement une meilleure prise en compte de l'environnement, en particulier de la biodiversité par le pétitionnaire. </text:span></text:p>
      <text:p text:style-name="P12"/>
      <text:p text:style-name="P88">1.1. Les intérêts de la compensation dans le cadre des études environnementales</text:p>
      <text:p text:style-name="P12"/>
      <text:p text:style-name="P12"><text:span text:style-name="T76"><text:tab/>Les mesures compensatoires sont une formalité obligatoire pour tout projet soumis à étude d'impact. Si </text:span><text:span text:style-name="T78">l'étude d'impact ne porte pas de caractère </text:span><text:span text:style-name="T77">réglementaire</text:span><text:span text:style-name="T78"> par elle-même, les arrêtés d'autorisation comportent souvent un article dont les dispositions établissent que les installations «</text:span><text:span text:style-name="T11"> sont disposées, aménagées et exploitées conformément aux plans et données techniques contenus dans les différents dossier déposés par l'exploitant</text:span><text:span text:style-name="T78"> »</text:span><text:span text:style-name="T78"><text:note text:id="ftn107" text:note-class="footnote"><text:note-citation>107</text:note-citation><text:note-body><text:p text:style-name="Footnote"><text:span text:style-name="T102">C</text:span><text:span text:style-name="T108">'est le cas par exemple de l’arrêté du 17 juin 2014 autorisant la société Buty Décehts spéciaux à exploiter un centre de transit et de regroupement de déchets industriels dangereux situés 5, rue Francine Fromont, zone </text:span><text:span text:style-name="T109">indu1strielle</text:span><text:span text:style-name="T108"> Est à Vaulx-en-Velin. </text:span><text:a xlink:type="simple" xlink:href="http://www.rhone.gouv.fr/content/download/15544/83586/file/AA%20BUTY%20DECHETS%20SPECIAUX.pdf">http://www.rhone.gouv.fr/content/download/15544/83586/file/AA%20BUTY%20DECHETS%20SPECIAUX.pdf</text:a></text:p></text:note-body></text:note></text:span><text:span text:style-name="T78">. </text:span><text:span text:style-name="T77">Les études environnementales figurent au titre de ces dossiers. </text:span><text:span text:style-name="T79">Ainsi, les exploitants sont tenus par les mesures qu'ils s'engagent à prendre dans le cadre de leur étude d'impact afin de compenser les impacts résiduels de leur activité sur les milieux naturels. En outre, l'administration peut choisir plusieurs parmi plusieurs mesures </text:span><text:soft-page-break/><text:span text:style-name="T79">compensatoires proposées par le pétitionnaire, celle qui est jugée la efficace. </text:span><text:span text:style-name="T80">Dans le cadre spécifique de l'étude d'impact, le juge administrative s'attache depuis longtemps à observer non seulement la présence formelle, mais également le contenu des mesures compensatoires. Par conséquent, une étude d'impact dans laquelle les mesures compensatoires sont insuffisamment ou mal présentées peut être annulée pour vice de forme</text:span><text:span text:style-name="T80"><text:note text:id="ftn108" text:note-class="footnote"><text:note-citation>108</text:note-citation><text:note-body><text:p text:style-name="P41">Conseil d'Etat, 10 juin 1983, n° 46877, Recueil Lebon, pp. 255-256.</text:p><text:p text:style-name="P41"/></text:note-body></text:note></text:span><text:span text:style-name="T80">. Cette reconnaissance jurisprudentielle de l'importance des mesures compensatoires s'est accompagnée d'une progressive reconnaissance réglementaire </text:span><text:span text:style-name="T81">(</text:span><text:span text:style-name="T12">cf. infra</text:span><text:span text:style-name="T81">).</text:span><text:span text:style-name="T79"> </text:span><text:span text:style-name="T12">A fortiori</text:span><text:span text:style-name="T77">, </text:span><text:span text:style-name="T81">comme nous l'avons vu précédemment, </text:span><text:span text:style-name="T77">le processus de validation et de mise en œuvre </text:span><text:span text:style-name="T81">des mesures compensatoires est souvent </text:span><text:span text:style-name="T77">réalisé dans le cadre de procédures successives. Le contenu de la mesure compensatoire est </text:span><text:span text:style-name="T82">alors revu plusieurs fois par les autorités administratives.</text:span></text:p>
      <text:p text:style-name="P12"><text:tab/><text:span text:style-name="T121">On distingue habituellement deux types d'obligation, les obligations de moyens et les obligations de résultats</text:span><text:span text:style-name="T121"><text:note text:id="ftn109" text:note-class="footnote"><text:note-citation>109</text:note-citation><text:note-body><text:p text:style-name="P42">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p text:style-name="P42"/></text:note-body></text:note></text:span><text:span text:style-name="T121">. Dans le cadre des premières, le débiteur de l'obligation s'engage à <text:s/>mettre en œuvre, </text:span><text:span text:style-name="T13">in abstracto</text:span><text:span text:style-name="T83">, pour</text:span><text:span text:style-name="T121"> parvenir à exécuter son obligation. Il doit donc agir en bon père de famille. Dans le cadre d'obligations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13"> de plus en plus attendu un objectif d'atteinte d'un certain niveau écologique, "équivalent en surface et en fonctionnalités" comme mentionné dans les SDAGE 2010-2015. On est passée d'obligation de moyen (ou de mise en œuvre des travaux de restauration/gestion et des suivis écologiques) à une obligation de résultats</text:span><text:span text:style-name="T121"> »</text:span><text:span text:style-name="T121"><text:note text:id="ftn110" text:note-class="footnote"><text:note-citation>110</text:note-citation><text:note-body><text:p text:style-name="P43">Analyse des mesures compensatoires aux atteintes au patrimoine naturel – Receuil et analyse de cas<text:span text:style-name="T69">, pour le ministère de l'écologie, de l'énergie, du développement durable et de la mer, Enviroscop – CERE – Cogreah – In vivo, 2010, p. 37.</text:span></text:p><text:p text:style-name="P208"/></text:note-body></text:note></text:span><text:span text:style-name="T121">. Cela résulte donc indirectement de documents de planification avec lesquels le projet doit entretenir un rapport de comptabilité. A l'appui de cette analyse, citons les dispositions de l'arrêté interpréfectoral Bas-Rhin Moselle du 2 novembre 2009 portant autorisation de réalisation des travaux de la LGV est européenne – Unité Hydrographique <text:s/>de la Zorn. Cet arrêté établit que  « </text:span><text:span text:style-name="T13">les mesures compensatoires [...] devront présenter un intérêt et une fonctionnalité identiques aux zones </text:span><text:span text:style-name="T121">[humides] </text:span><text:span text:style-name="T13">détruites</text:span><text:span text:style-name="T121"> »</text:span><text:span text:style-name="T121"><text:note text:id="ftn111" text:note-class="footnote"><text:note-citation>111</text:note-citation><text:note-body><text:p text:style-name="P44"><text:span text:style-name="T122">L'arrêté dispose également qu'une </text:span><text:span text:style-name="T57">« </text:span><text:span text:style-name="T59">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57"> ». </text:span><text:span text:style-name="T63">In, A</text:span><text:span text:style-name="T57">rrêté interpréfectoral Bas-Rhin Moselle du 2 novembre 2009 portant autorisation de réalisation des travaux de la LGV est européenne – Unité Hydrographique <text:s/>de la Zorn </text:span><text:span text:style-name="T63">; cité par </text:span><text:span text:style-name="T58">Analyse des mesures compensatoires aux atteintes au patrimoine naturel – Receuil et analyse de cas</text:span><text:span text:style-name="T54">, pour le ministère de l'écologie, de l'énergie, du développement durable et de la mer, Enviroscop – CERE – Cogreah – In vivo, 2010, p. 37.</text:span></text:p><text:p text:style-name="P209"/></text:note-body></text:note></text:span><text:span text:style-name="T121">.</text:span><text:tab/></text:p>
      <text:p text:style-name="P76"><text:soft-page-break/><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p>
      <text:p text:style-name="P12"><text:tab/><text:span text:style-name="T123">Au terme de ce développement, notons que les mesures compensatoires visent essentiellement à permettre que les projets d'infrastructure et les projets industriels ne soient pas impactant pour la biodiversité. C'est ce que pointe les lignes directrices : «</text:span><text:span text:style-name="T14"> L’objectif poursuivi de la compensation est d’atteindre une non-perte nette de biodiversité et dans certains cas, de tendre vers un gain net</text:span><text:span text:style-name="T123"> »</text:span><text:span text:style-name="T123"><text:note text:id="ftn112" text:note-class="footnote"><text:note-citation>112</text:note-citation><text:note-body><text:p text:style-name="P48">HUBERT (S.) et al., « Lignes directrices nationales sur la séquence éviter, réduire et compenser les impacts sur les milieux naturels », Ibid., p. 97.</text:p></text:note-body></text:note></text:span><text:span text:style-name="T123">. Cet objectif est atteint grâce à l'équivalence écologique déterminée par les services instructeurs.</text:span></text:p>
      <text:p text:style-name="P12"/>
      <text:p text:style-name="P88">1.2. <text:span text:style-name="T124">L’intérêt de l'équivalence écologique en tant qu'outil de conciliation de l'écologie et de l'économie</text:span></text:p>
      <text:p text:style-name="P14"/>
      <text:p text:style-name="P12"><text:tab/><text:span text:style-name="T124">À travers l'application de l'équivalence écologique, les mesures compensatoires permettent de dépasser l'opposition entre des intérêts </text:span><text:span text:style-name="T15">a priori </text:span><text:span text:style-name="T84">divergents. Les mesures compensatoires, dans la mesures où elles permettent la prise en compte par les industriels des impacts résiduels des projets sur les espèces et les habitats, permettent d'insérer la problématique environnementale dans l'économie. Ainsi, la l'équivalence écologique peut sembler être le témoignage d'un nouveau paradigme, le </text:span><text:span text:style-name="T15">développement durable</text:span><text:span text:style-name="T84">. La notion même d'équivalence ne permet-elle pas de mettre à égalité ?</text:span></text:p>
      <text:p text:style-name="P14"><text:tab/>L'équivalence écologique dans le cadre de l'autorisation de défrichement illustre l’intérêt des mesures compensatoires afin d'atteindre des projets neutres.</text:p>
      <text:p text:style-name="P14"><text:tab/>La compensation environnementale pour les autorisations de défrichement apparaît comme le système <text:span text:style-name="T125">L</text:span>e plus abouti. <text:span text:style-name="T126">L'article L. 341-6 du Code forestier dispose :</text:span></text:p>
      <text:p text:style-name="P31"><text:span text:style-name="T69">« </text:span>L'autorité administrative compétente de l'Etat peut subordonner son autorisation au respect d'une ou plusieurs des conditions suivantes : [...]</text:p>
      <text:p text:style-name="P32"><text:soft-page-break/><text:span text:style-name="T16">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85">». </text:span></text:p>
      <text:p text:style-name="P92"><text:tab/></text:p>
      <text:p text:style-name="P36"><text:span text:style-name="T85"><text:tab/></text:span><text:span text:style-name="T86">U</text:span><text:span text:style-name="T85">n défrichement </text:span><text:span text:style-name="T86">consiste en une </text:span><text:span text:style-name="T85">opération volontaire </text:span><text:span text:style-name="T84">entraînant</text:span><text:span text:style-name="T85"> directement ou indirectement la destruction de l'état voisé d'un terrain. Une opération de défrichement doit <text:s/>obtenir une autorisation préalable. </text:span><text:span text:style-name="T84">La réalisation de mesures de reboisement n'est pas obligatoire. Il s'agit d'une prescription qui peut être discrétionnairement imposée par </text:span><text:span text:style-name="T86">le préfet dans le cadre de son arrêté d'autorisation de défrichement</text:span><text:span text:style-name="T84">. Lorsque le défrichement implique la réalisation de mesures compensatoires, le ratio </text:span><text:span text:style-name="T86">qui doit être </text:span><text:span text:style-name="T84">appliqu</text:span><text:span text:style-name="T86">é</text:span><text:span text:style-name="T84"> </text:span><text:span text:style-name="T86">est</text:span><text:span text:style-name="T84"> compris entre deux et cinq fois la superficie de la surface déboisée. En outre, le Préfet </text:span><text:span text:style-name="T86">dispose de la possibilité légale </text:span><text:span text:style-name="T84">d'imposer </text:span><text:span text:style-name="T87">que les mesures compensatoires soient réalisées de manière connexe au site impacté, dans des conditions écologiques et sociales comparables.</text:span><text:span text:style-name="T84"> </text:span><text:span text:style-name="T86">Ces dispositions légales témoignent de l’intérêt des mesures compensatoires pour la préservation des espaces boisés.</text:span></text:p>
      <text:p text:style-name="P36"/>
      <text:p text:style-name="P36"><text:span text:style-name="T86"><text:tab/>Les mesures compensatoires </text:span><text:span text:style-name="T88">constituent un outil d'insertion de la biodiversité et des écosystèmes dans les projets industriels. Ces mesures mesures ont également l’intérêt de ne pas être prises isolément, mais avec des mesures d'accompagnement qui sont plus transversales.</text:span><text:span text:style-name="T125"><text:tab/></text:span></text:p>
      <text:p text:style-name="P12"/>
      <text:p text:style-name="P87">2. La compensation environnementale comme opportunité de financement de la conservation environnementale</text:p>
      <text:p text:style-name="P15"><text:tab/></text:p>
      <text:p text:style-name="P16"><text:span text:style-name="T64"><text:tab/></text:span><text:span text:style-name="T65">Les mesures dites d'accompagnement ont vocation à renforcer les mesures compensatoires. Elles ne sont pas des mesures obligatoires, mais sont appréciées de l'administration qui leur accorde une importance particulière</text:span><text:span text:style-name="T65"><text:note text:id="ftn113" text:note-class="footnote"><text:note-citation>113</text:note-citation><text:note-body><text:p text:style-name="P45">Les mesures compensatoires pour la biodiversité : la stratégie de la DIREN PACA », Direction régionale de l'environnement Provence-Alpes-Côte d'Azur, Aix-En-Provence, 18 septembre 2008, p. 10.</text:p></text:note-body></text:note></text:span><text:span text:style-name="T65">. </text:span><text:span text:style-name="T66">Les mesures d'accompagnement sont des mesures globales et transversales éloignées des principes et des objectifs de la compensation environnementale. Elles doivent néanmoins toujours être attachées à des mesures « physiques » de restauration pour être validées.</text:span></text:p>
      <text:p text:style-name="P16"><text:soft-page-break/><text:span text:style-name="T66"><text:tab/>Les mesures d'accompagnement peuvent consister dans le financement de projet de recherche à condition que ces derniers répondent à des protocoles strictes, et qui peuvent permettre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66"><text:note text:id="ftn114" text:note-class="footnote"><text:note-citation>114</text:note-citation><text:note-body><text:p text:style-name="P46"><text:span text:style-name="T60">Analyse des mesures compensatoires aux atteintes au patrimoine naturel – </text:span><text:span text:style-name="T61">Recueil</text:span><text:span text:style-name="T60"> et analyse de cas</text:span><text:span text:style-name="T55">, pour le ministère de l'écologie, de l'énergie, du développement durable et de la mer, Enviroscop – CERE – Cogreah – In vivo, 2010, </text:span><text:span text:style-name="T56">p. 99.</text:span></text:p><text:p text:style-name="P210"/></text:note-body></text:note></text:span><text:span text:style-name="T66">.</text:span></text:p>
      <text:p text:style-name="P4"><text:span text:style-name="T66"><text:tab/></text:span><text:span text:style-name="T67">Les mesures d'accompagnement peuvent également donné lieu au prélèvement puis à la réintroduction d'espèces, après leur multiplication </text:span><text:span text:style-name="T62">in vitro</text:span><text:span text:style-name="T53">. La phase de multiplication est ici importante pour la qualification de mesure d'accompagnement. Philippe BILLET nous rappelle que le déplacement d'espèces est constitutif d'une mesure compensatoire</text:span><text:span text:style-name="T53"><text:note text:id="ftn115" text:note-class="footnote"><text:note-citation>115</text:note-citation><text:note-body><text:p text:style-name="P50"><text:span text:style-name="T127">BILLET (P.), « La prise en compte de la faune sauvage dans le cadre des procédures d'aménagement, de gestion et d'occupation de l'espace : réalités d'une apparence juridique », </text:span><text:span text:style-name="T17">Nature Sciences Société</text:span><text:span text:style-name="T89"> </text:span><text:span text:style-name="T17">14</text:span><text:span text:style-name="T89">, 2006, <text:s/>pp. 13-21.</text:span> p. 14.</text:p><text:p text:style-name="P49"/></text:note-body></text:note></text:span><text:span text:style-name="T53">. Ce type de mesure est mis en place pour des espèces d'un intérêt exceptionnel en raison des coûts en œuvre et des probabilités de réussite</text:span><text:span text:style-name="T53"><text:note text:id="ftn116" text:note-class="footnote"><text:note-citation>116</text:note-citation><text:note-body><text:p text:style-name="P215"><text:span text:style-name="T19">Les mesures compensatoires pour la biodiversité – Principes et projet de mise en œuvre en Région PACA, </text:span><text:span text:style-name="T90">Direction régionale de l'environnement Provence-Alpes-Côte-d'Azur, 2009, p.</text:span> 24.</text:p><text:p text:style-name="P215"/></text:note-body></text:note></text:span><text:span text:style-name="T53">.</text:span></text:p>
      <text:p text:style-name="P93"><text:tab/>Une mesures d'accompagnement est particulièrement intéressante. Il s'agit du soutien aux centres de sauvegarde, <text:s/>aux associations de protections de l'environnement dont la mission est la sauvegarde des espèces impactées, ou le financement de programmes d'actions locales, régionales ou nationales, en fonction de l'étendue de l'impact du projet.</text:p>
      <text:p text:style-name="P93"/>
      <text:p text:style-name="P89"><text:span text:style-name="T164">B. Les difficultés de compensation environnementale</text:span></text:p>
      <text:p text:style-name="P74"/>
      <text:p text:style-name="P74"><text:span text:style-name="T135"><text:tab/>Si la mise en œuvre de mesures environnementales constitue indéniablement une avancée pour la prise en compte des écosystèmes, la compensation ne présente pas moins de nombreuses limites. Il résulte de ces difficultés la crainte que les mesures compensatoires soient des faire-valoir pour les porteurs de projet. Le risque d’éco-blanchiment a été dénoncé par Jean UNTERMAIER considérant que les mesures compensatoires constituent une </text:span><text:span text:style-name="Default_20_Paragraph_20_Font"><text:span text:style-name="T137">supercherie</text:span></text:span><text:span text:style-name="Footnote_20_Reference"><text:span text:style-name="T137"><text:note text:id="ftn0" text:note-class="footnote"><text:note-citation>117</text:note-citation><text:note-body><text:p text:style-name="P225"><text:s/>XXXXXXXXXXXXXX ?????</text:p><text:p text:style-name="P222"/></text:note-body></text:note></text:span></text:span><text:span text:style-name="T135">. Philippe BILLET craint pour sa part que la compensation environnementale soit un « </text:span><text:span text:style-name="Default_20_Paragraph_20_Font"><text:span text:style-name="T137">alibis justifiant la réalisation</text:span></text:span><text:span text:style-name="T135"> » des </text:span><text:soft-page-break/><text:span text:style-name="T135">projets</text:span><text:span text:style-name="Footnote_20_Reference"><text:span text:style-name="T135"><text:note text:id="ftn117" text:note-class="footnote"><text:note-citation>118</text:note-citation><text:note-body><text:p text:style-name="P213"><text:span text:style-name="T90">BILLET (P.), « La prise en compte de la faune sauvage dans le cadre des procédures d'aménagement, de gestion et d'occupation de l'espace : réalités d'une apparence juridique »</text:span><text:span text:style-name="T19">, Natures Sciences Sociétés 14</text:span><text:span text:style-name="T90">, 2006, p.</text:span> 18.</text:p><text:p text:style-name="P221"/></text:note-body></text:note></text:span></text:span><text:span text:style-name="T135">. De telles formules sont justifiées par deux séries de difficultés. D’une part, malgré la publication d’une Doctrine nationale, la mise en œuvre des mesures compensatoires semble souffre d’un cadre méthodologique claire (1.). Par ailleurs, les résultats même attribués à la compensation écologique sont limités. Les mesures compensatoires ne sont pas toujours efficaces (2.).</text:span></text:p>
      <text:p text:style-name="P74"/>
      <text:p text:style-name="P84"><text:span text:style-name="T139">1. </text:span>Les limites méthodologiques des mesures compensatoires</text:p>
      <text:p text:style-name="P74"/>
      <text:p text:style-name="P74"><text:tab/>Les mesures compensatoires, comme toute étude ou tout projet, reposent sur une méthodologie. Cette méthodologie permet de justifier le cadre et le contenu des mesures compensatoires. Une double difficulté <text:span text:style-name="T166">apparaît</text:span> dans le cadre de la mise en place d’un cadre méthodologique pour les mesures compensatoires. La compensation environnementale est discutable au plan éthique ainsi qu’au plan scientifique.</text:p>
      <text:p text:style-name="P74"/>
      <text:p text:style-name="P77"><text:span text:style-name="T139">1.1. </text:span>Les problèmes éthiques de la compensation environnementale</text:p>
      <text:p text:style-name="P74"/>
      <text:p text:style-name="P74"><text:span text:style-name="Default_20_Paragraph_20_Font"><text:span text:style-name="T136"><text:tab/>La compensation environnementale </text:span></text:span><text:span text:style-name="Default_20_Paragraph_20_Font"><text:span text:style-name="T138">ex ante</text:span></text:span><text:span text:style-name="Default_20_Paragraph_20_Font"><text:span text:style-name="T136"> constitue, comme nous l’avons vu, un mécanisme dans le cadre duquel l’administration autorise la réalisation d’un projet impactant la biodiversité à condition que cet impact soit compensé sur un autre site. En cela, les mesures compensatoires constituent un « </text:span></text:span><text:span text:style-name="Default_20_Paragraph_20_Font"><text:span text:style-name="T138">droit de détruire</text:span></text:span><text:span text:style-name="Default_20_Paragraph_20_Font"><text:span text:style-name="T136"> ». Certains Etats, à l’instar du Kenya, refusent pour cette raison de mettre en place des mesures compensatoires. L’acceptation ou le refus de telles mesures renvoie à une anthropologie de la nature spécifique à chaque culture</text:span></text:span><text:span text:style-name="Footnote_20_Reference"><text:span text:style-name="T136"><text:note text:id="ftn118" text:note-class="footnote"><text:note-citation>119</text:note-citation><text:note-body><text:p text:style-name="Footnote"><text:span text:style-name="T140"><text:s/>Voir à ce propos l’œuvre de Philippe DESCOLA, dont les leçons au Collège de France sont disponibles en ligne : </text:span><text:a xlink:type="simple" xlink:href="http://www.college-de-france.fr/site/philippe-descola/#course" office:target-frame-name="_top" xlink:show="replace"><text:span text:style-name="Hyperlink"><text:span text:style-name="T140">http://www.college-de-france.fr/site/philippe-descola/#course</text:span></text:span></text:a><text:span text:style-name="T140"> </text:span></text:p><text:p text:style-name="P224"/></text:note-body></text:note></text:span></text:span><text:span text:style-name="Default_20_Paragraph_20_Font"><text:span text:style-name="T136">. Certains auteurs dénoncent le fait que la restauration de telle peinture ne saurait justifier la dégradation de telle autre dans la mesure de l’unicité de chaque œuvre</text:span></text:span><text:span text:style-name="Footnote_20_Reference"><text:span text:style-name="T136"><text:note text:id="ftn119" text:note-class="footnote"><text:note-citation>120</text:note-citation><text:note-body><text:p text:style-name="P219"><text:s/>RETROUVER LA RÉFÉRENCE !!!</text:p><text:p text:style-name="P222"/></text:note-body></text:note></text:span></text:span><text:span text:style-name="Default_20_Paragraph_20_Font"><text:span text:style-name="T136">. Cela renvoie au concept de fongibilité</text:span></text:span><text:span text:style-name="Footnote_20_Reference"><text:span text:style-name="T136"><text:note text:id="ftn120" text:note-class="footnote"><text:note-citation>121</text:note-citation><text:note-body><text:p text:style-name="Footnote"><text:span text:style-name="T140"><text:s/></text:span><text:span text:style-name="Default_20_Paragraph_20_Font"><text:span text:style-name="T141">Notons que la Nature est appréhendée par le droit comme une </text:span></text:span><text:span text:style-name="Default_20_Paragraph_20_Font"><text:span text:style-name="T142">res comunis</text:span></text:span><text:span text:style-name="Default_20_Paragraph_20_Font"><text:span text:style-name="T141">, une chose commune qui n’appartient à personne et dont l’usage est commun à tous (Code civil, Art. 714).</text:span></text:span></text:p><text:p text:style-name="P222"/></text:note-body></text:note></text:span></text:span><text:span text:style-name="Default_20_Paragraph_20_Font"><text:span text:style-name="T136"> utilisé pour établir des équivalences écologiques. Notons, qu’une telle critique est moins pertinente pour les mécanismes compensatoires </text:span></text:span><text:span text:style-name="Default_20_Paragraph_20_Font"><text:span text:style-name="T138">ex poste </text:span></text:span><text:span text:style-name="Default_20_Paragraph_20_Font"><text:span text:style-name="T136">issus de la loi relative à la responsabilité environnementale.</text:span></text:span></text:p>
      <text:p text:style-name="P74"><text:tab/>Un second problème éthique soulevé par les mesures compensatoires consiste dans le fait <text:soft-page-break/>que celles-ci sont des mesures « d’artificialisation de la nature ». La notion de « nature » est difficile à définir. Elle renvoie communément à ce qui est en dehors de la culture, c’est-à-dire à ce qui n’est pas modifié ou impacté par l’activité humaine. Au terme de l’irréversible conquête humaine sur l’ensemble de la biosphère, il n’existerait plus d’espace naturel. Cependant, les mesures compensatoires interrogent sur le bien-fondé de la création, la conservation et la restauration artificielle par l’Homme de sites, en contrepartie de la destruction d’un site préexistant. Cette critique doit être nuancée par l’application successive de la séquence « éviter, réduire, compenser ». Le site retenu pour le projet est en théorie de moindre impact. Il est pourvu de dispositifs de réduction d’impact.</text:p>
      <text:p text:style-name="P74"><text:span text:style-name="Default_20_Paragraph_20_Font"><text:span text:style-name="T136"><text:tab/>Le fait de donner une valeur étalon à la biodiversité également pose des questions éthiques. Depuis le célèbre arrêt Ville nouvelle-Est rendu par le Conseil d’Etat en 1971</text:span></text:span><text:span text:style-name="Footnote_20_Reference"><text:span text:style-name="T136"><text:note text:id="ftn121" text:note-class="footnote"><text:note-citation>122</text:note-citation><text:note-body><text:p text:style-name="Footnote"><text:span text:style-name="T145"><text:s/></text:span><text:span text:style-name="Default_20_Paragraph_20_Font"><text:span text:style-name="T146">Conseil d’Etat, 28 mai 1971, Rec. p. 409.</text:span></text:span></text:p><text:p text:style-name="P223"/></text:note-body></text:note></text:span></text:span><text:span text:style-name="Default_20_Paragraph_20_Font"><text:span text:style-name="T136">, l’application de la « théorie du bilan » a rarement donné lieu à l’annulation de de déclarations d’utilités publique pour des travaux d’intérêt national. </text:span></text:span><text:span text:style-name="T135">« Son application n'a jusqu'alors fait obstacle qu'à des projets de faible importance ou de dimension folklorique » pour Philippe CHRESTIA</text:span><text:span text:style-name="Footnote_20_Reference"><text:span text:style-name="T135"><text:note text:id="ftn122" text:note-class="footnote"><text:note-citation>123</text:note-citation><text:note-body><text:p text:style-name="Footnote"><text:span text:style-name="T140"><text:s/></text:span><text:span text:style-name="Default_20_Paragraph_20_Font"><text:span text:style-name="T141">Philippe CHRESTIA, « application de la théorie du bilan en matière de travaux autoroutiers », </text:span></text:span><text:span text:style-name="Default_20_Paragraph_20_Font"><text:span text:style-name="T142">AJDA</text:span></text:span><text:span text:style-name="Default_20_Paragraph_20_Font"><text:span text:style-name="T141">, 1997 p. 545.</text:span></text:span></text:p><text:p text:style-name="P222"/></text:note-body></text:note></text:span></text:span><text:span text:style-name="T135">. Dans le cadre de la compensation environnementale le caractère d’utilité publique de projets permet souvent de justifier les impacts environnementaux. La théorie du bilan est alors également appliquée entre cette utilité publique et l’impact environnemental. Pour des raisons conjoncturelles évidentes, la compensation environnementale « pèse » moins que l’emploi et le développement économique local.<text:tab/><text:tab/>Par analogie avec la théorie du bilan, le contrôle de « </text:span><text:span text:style-name="Default_20_Paragraph_20_Font"><text:span text:style-name="T137">l’équilibre écologique</text:span></text:span><text:span text:style-name="T135"> » apparaît difficile à évaluer. Il en résulte une insécurité juridique. Cela est renforcé par les éléments pris en compte afin d’évaluer l’équilibre entre l’impact d’un projet et les mesures compensatoires. Il apparaît que des éléments de nature différente font l’objet d’une compensation par équivalence. <text:s/>A ce titre, une jurisprudence est marquante, la décision du Conseil d’Etat du 27 novembre 1985, dans le cadre de l’affaire « Commune de Chamonix-Mont-Blanc contre Association de sauvegarde de la vallée de l’Aveyron »</text:span><text:span text:style-name="Footnote_20_Reference"><text:span text:style-name="T135"><text:note text:id="ftn123" text:note-class="footnote"><text:note-citation>124</text:note-citation><text:note-body><text:p text:style-name="Footnote"><text:span text:style-name="T35"><text:s/></text:span><text:span text:style-name="Default_20_Paragraph_20_Font"><text:span text:style-name="T35">CE 27 novembre 1985, commune de Chamonix-Mont-Blanc c. Association de sauvegarde de la vallée de l’Aveyron n°62210, RJE n°4/1986, p. 381.</text:span></text:span></text:p></text:note-body></text:note></text:span></text:span><text:span text:style-name="T135">.</text:span></text:p>
      <text:p text:style-name="P74"><text:span text:style-name="T135"><text:tab/>Dans le cadre de cette affaire, le ministre de l’environnement avait autorisé l’extension du domaine skiable des Grands Montets dans le site classé du Mont-Blanc en se fondant sur l’intérêt du développement économique et touristique de la commune de Chamonix-Mont-Blanc en contrepartie d’une révision du plan d’occupation des sols (POS) de la commune <text:s/>afin de réduire l’urbanisation ainsi que le classement comme monuments naturels et réserve naturelle d’une partie de la vallée. Cette jurisprudence a donné lieu à un commentaire de Jean UNTERMAIER qui a pointé </text:span><text:soft-page-break/><text:span text:style-name="T135">l’incohérence qui pouvait exister dans les mesures compensatoires qui ne permettent pas le « </text:span><text:span text:style-name="Default_20_Paragraph_20_Font"><text:span text:style-name="T137">remplacement de ce qui a disparu par autre chose, non seulement de même valeur, mais aussi de même nature</text:span></text:span><text:span text:style-name="T135"> »</text:span><text:span text:style-name="Footnote_20_Reference"><text:span text:style-name="T135"><text:note text:id="ftn124" text:note-class="footnote"><text:note-citation>125</text:note-citation><text:note-body><text:p text:style-name="P219"><text:s/>UNTERMAIER XXXXXXXXX ?????</text:p><text:p text:style-name="P222"/></text:note-body></text:note></text:span></text:span><text:span text:style-name="T135">. L’auteur s’indignait « compenser, et détruire ».</text:span></text:p>
      <text:p text:style-name="P74"><text:span text:style-name="T135"><text:tab/>A la suite de cette décision, la pratique des communes de montagne a consisté dans le déclassement préalable des réserves naturelles, et leur compensation par le classement d’autres sites, avant l’extension des domaines skiables</text:span><text:span text:style-name="Footnote_20_Reference"><text:span text:style-name="T135"><text:note text:id="ftn125" text:note-class="footnote"><text:note-citation>126</text:note-citation><text:note-body><text:p text:style-name="Footnote"><text:span text:style-name="T140"><text:s/></text:span><text:span text:style-name="Default_20_Paragraph_20_Font"><text:span text:style-name="T141">Ainsi en est-il de la station de Val d’Isère dont l’agrandissement <text:s/>a entraîné le déclassement de 1 500 hectares de la réserve naturelle de l’Iseran, compensé par la création d’une réserve naturelle sur 495 hectares, et par différents arrêtés préfectoraux de protection du biotope et la création d’une réserve de chasse. In BILLET (P.), <text:s/>pp. 20-21.</text:span></text:span></text:p><text:p text:style-name="P224"/></text:note-body></text:note></text:span></text:span><text:span text:style-name="T135">. </text:span></text:p>
      <text:p text:style-name="P74"><text:span text:style-name="T135"><text:tab/>Ces cas témoignent des limites méthodologiques des mesures compensatoires au plan éthique. Cette méthodologie souffre </text:span><text:span text:style-name="Default_20_Paragraph_20_Font"><text:span text:style-name="T137">a fortiori </text:span></text:span><text:span text:style-name="T135">de limites techniques et scientifiques.</text:span></text:p>
      <text:p text:style-name="P74"/>
      <text:p text:style-name="P77"><text:span text:style-name="T139">1.2. </text:span>Les difficultés techniques et scientifiques </text:p>
      <text:p text:style-name="P74"/>
      <text:p text:style-name="P74"><text:span text:style-name="Default_20_Paragraph_20_Font"><text:span text:style-name="T114"><text:tab/>La méthodologie appliquée aux mesures compensatoires, malgré la publication de </text:span></text:span><text:span text:style-name="Default_20_Paragraph_20_Font"><text:span text:style-name="T115">Lignes directrices nationales</text:span></text:span><text:span text:style-name="Default_20_Paragraph_20_Font"><text:span text:style-name="T114"> visant à l’application uniforme de la compensation environnementale sur l’ensemble du territoire, pose des problèmes techniques. Des documents de retour d’expérience témoignent de ces limites</text:span></text:span><text:span text:style-name="Footnote_20_Reference"><text:span text:style-name="T114"><text:note text:id="ftn126" text:note-class="footnote"><text:note-citation>127</text:note-citation><text:note-body><text:p text:style-name="Footnote"><text:span text:style-name="T140">Voir en particulier SOYER </text:span><text:span text:style-name="T141">(H.) </text:span><text:span text:style-name="T140">et al., </text:span><text:span text:style-name="T160">La compensation écologique état des lieux &amp; recommandations</text:span><text:span text:style-name="T140">, Union internationale pour la conservation de la Nature </text:span><text:span text:style-name="T162">(UICN)</text:span><text:span text:style-name="T140"> France, 2011, Paris, 44 p. et </text:span><text:span text:style-name="T161">Analyse de mesures compensatoires aux atteintes au patrimoine naturel Recueil et analyse de cas</text:span><text:span text:style-name="T163">, Pour le ministère de l'écologie de l'énergie, du développement durable et de la mer, Envirscop – CERE – SOGREAH – IN VIVO, 2010, 241 p.</text:span></text:p><text:p text:style-name="P224"/></text:note-body></text:note></text:span></text:span></text:p>
      <text:p text:style-name="P74"><text:span text:style-name="Default_20_Paragraph_20_Font"><text:span text:style-name="T114"><text:tab/>D’une part, si la notion d’équilibre écologique soulève des questions éthiques, elle pose également des problèmes scientifiques. En effet, cette notion fondatrice de la compensation environnementale ne fait pas l’objet d’un consensus scientifique</text:span></text:span><text:span text:style-name="Footnote_20_Reference"><text:span text:style-name="T114"><text:note text:id="ftn127" text:note-class="footnote"><text:note-citation>128</text:note-citation><text:note-body><text:p text:style-name="Footnote"><text:span text:style-name="T147"><text:s/>Il </text:span><text:span text:style-name="Default_20_Paragraph_20_Font"><text:span text:style-name="T130">existerait peu de retours d'expérience et aucune consultation scientifique sur la notion d'équivalence écologique selon Marthe LUCAS et Anne GERRERO. In, NÉOUZE (B.), « La compensation écologique, une double peine pour l'agriculture », </text:span></text:span><text:span text:style-name="Default_20_Paragraph_20_Font"><text:span text:style-name="T131">Réussir grandes cultures</text:span></text:span><text:span text:style-name="Default_20_Paragraph_20_Font"><text:span text:style-name="T130">, janvier 2013, n° 265, p. 78.</text:span></text:span></text:p><text:p text:style-name="P224"/></text:note-body></text:note></text:span></text:span><text:span text:style-name="Default_20_Paragraph_20_Font"><text:span text:style-name="T114">. Il ne saurait exister d’équilibre environnemental certain et indiscutable du fait de la complexité et de la dynamique du fonctionnement des écosystèmes. Il en résulte que pour chaque projet, l’exactitude du niveau des mesures compensatoires est incertain. La prudence du juge administratif à leur égard</text:span></text:span><text:span text:style-name="Footnote_20_Reference"><text:span text:style-name="T114"><text:note text:id="ftn128" text:note-class="footnote"><text:note-citation>129</text:note-citation><text:note-body><text:p text:style-name="Footnote"><text:span text:style-name="T147"><text:s/></text:span><text:span text:style-name="Default_20_Paragraph_20_Font"><text:span text:style-name="T148">Philippe BILLET démontre le manque d’expertise du juge face aux mesures compensatoires <text:s/>qu’il se contente de citer comme des standards, sans description précise (voir par exemple, </text:span></text:span><text:span text:style-name="Default_20_Paragraph_20_Font"><text:span text:style-name="T103">Cons. d’État, 9 février 2004, Association Manche Nature, 223121), In BILLET (P.) <text:s/></text:span></text:span><text:span text:style-name="Default_20_Paragraph_20_Font"><text:span text:style-name="T151">BILLET (P.), « La prise en compte de la faune sauvage dans le cadre des procédures d'aménagement, de gestion et d'occupation de l'espace : réalités d'une apparence juridique »</text:span></text:span><text:span text:style-name="Default_20_Paragraph_20_Font"><text:span text:style-name="T150">, Natures Sciences Sociétés 14</text:span></text:span><text:span text:style-name="Default_20_Paragraph_20_Font"><text:span text:style-name="T151">, 2006, p. 2</text:span></text:span><text:span text:style-name="Default_20_Paragraph_20_Font"><text:span text:style-name="T152">0.</text:span></text:span></text:p><text:p text:style-name="P220"/></text:note-body></text:note></text:span></text:span><text:span text:style-name="Default_20_Paragraph_20_Font"><text:span text:style-name="T114"> conforte </text:span></text:span><text:soft-page-break/><text:span text:style-name="Default_20_Paragraph_20_Font"><text:span text:style-name="T114">l’idée que les mesures compensatoires souffrent d’insécurité juridique. La jurisprudence permet de donner plus de certitude juridique à des projets pour lesquels la détermination de l’additionalité est nécessairement sujette à discussion. </text:span></text:span></text:p>
      <text:p text:style-name="P74"><text:span text:style-name="Default_20_Paragraph_20_Font"><text:span text:style-name="T114"><text:tab/>Ce problème méthodologique est encore plus problématique pour la détermination des ratios compensatoires par les autorités administratives chargées de délivrer les autorisations. Le manque de transparence dans la fixation de ces ratios ne permet pas leur compréhension</text:span></text:span><text:span text:style-name="Footnote_20_Reference"><text:span text:style-name="T114"><text:note text:id="ftn129" text:note-class="footnote"><text:note-citation>130</text:note-citation><text:note-body><text:p text:style-name="Footnote"><text:s/><text:span text:style-name="T166">La justification du choix du coefficient de compensation et de la durée des mesures demandées ne repose pas toujours sur des bases scientifiques. D’autre part, celles-ci ne sont pas toujours expliquées au maître d’ouvrage. Or, la justification ou la définition d’orientations générales nécessaires à l’établissement d’un ratio faciliterait leur acceptation et leur mise en œuvre. In SOYER </text:span><text:span text:style-name="T29">(H.) </text:span><text:span text:style-name="T166">et al., </text:span><text:span text:style-name="T21">La compensation écologique état des lieux &amp; recommandations</text:span><text:span text:style-name="T166">, Union internationale pour la conservation de la Nature (UICN) France, 2011, Paris, p. 31.</text:span></text:p><text:p text:style-name="P224"/></text:note-body></text:note></text:span></text:span><text:span text:style-name="Default_20_Paragraph_20_Font"><text:span text:style-name="T114">.</text:span></text:span></text:p>
      <text:p text:style-name="P74"><text:span text:style-name="Default_20_Paragraph_20_Font"><text:span text:style-name="T114"><text:tab/>Si l’on pourrait considérer que les projets médiatiques mettent en place une méthodologie exemplaire, cela n’est pas toujours le cas. Ainsi, le projet de construction d’aéroport dans la commune de Notre-Dame-des-Landes en Loire-Atlantique a fait l’objet d’un </text:span></text:span><text:span text:style-name="Default_20_Paragraph_20_Font"><text:span text:style-name="T115">Rapport du collège d’experts scientifiques relatif à l’évaluation de la méthode de compensation des incidences sur les zones humides</text:span></text:span><text:span text:style-name="Default_20_Paragraph_20_Font"><text:span text:style-name="T114"> qui émet de nombreuses réserves sur la poursuite du projet en raison d’une méthodologie ne permettant pas d’assurer la « </text:span></text:span><text:span text:style-name="Default_20_Paragraph_20_Font"><text:span text:style-name="T115">compensation équitables des zones humides détruites ou impactées</text:span></text:span><text:span text:style-name="Default_20_Paragraph_20_Font"><text:span text:style-name="T114"> »</text:span></text:span><text:span text:style-name="Footnote_20_Reference"><text:span text:style-name="T114"><text:note text:id="ftn130" text:note-class="footnote"><text:note-citation>131</text:note-citation><text:note-body><text:p text:style-name="Footnote"><text:span text:style-name="T147"><text:s/>MARSILY (G.) et al., </text:span><text:span text:style-name="Default_20_Paragraph_20_Font"><text:span text:style-name="T153">Rapport du collège d’experts scientifiques relatif à l’évaluation de la méthode de compensation des incidences sur les zones humides</text:span></text:span><text:span text:style-name="Default_20_Paragraph_20_Font"><text:span text:style-name="T147">, avril 2013 124 p.</text:span></text:span></text:p><text:p text:style-name="P224"/></text:note-body></text:note></text:span></text:span><text:span text:style-name="Default_20_Paragraph_20_Font"><text:span text:style-name="T114">. Le rapport met en particulier en avant une analyse insuffisante du fonctionnement hydrologique quantitatif, une analyse non pertinente de la qualité des eaux ainsi que l’absence de prise en compte du risque d’échec des mesures compensatoires et la justification insuffisante du choix et du calcul des coefficients de compensation.</text:span></text:span></text:p>
      <text:p text:style-name="P74"><text:span text:style-name="Default_20_Paragraph_20_Font"><text:span text:style-name="T114"><text:tab/>Enfin, et surtout, la méthodologie adoptée pour les mesures compensatoires ne permet pas d’en faire le bilan et de tirer des conclusions de ce bilan. En effet, le retour d’expérience des mesures compensatoires prévu dans le cadre de dispositifs de suivi n’entraîne pas la remise en cause de la mise en œuvre de mesures similaires. Par exemple, des études publiées dans les années 2000 ont montré le manque d’efficacité des batrachducs, ces dispositifs permettant aux batraciens de traverser une route sans danger, et des tunnels permettant le passage des mammifères</text:span></text:span><text:span text:style-name="Footnote_20_Reference"><text:span text:style-name="T114"><text:note text:id="ftn131" text:note-class="footnote"><text:note-citation>132</text:note-citation><text:note-body><text:p text:style-name="Footnote"><text:span text:style-name="Default_20_Paragraph_20_Font"><text:span text:style-name="T141"><text:s/></text:span></text:span><text:span text:style-name="Default_20_Paragraph_20_Font"><text:span text:style-name="T154">DUGUET (R.) et <text:s/>MELKKI, (F.),</text:span></text:span><text:span text:style-name="Default_20_Paragraph_20_Font"><text:span text:style-name="T155"> Les amphibiens de France, Belgique et Luxembourg</text:span></text:span><text:span text:style-name="Default_20_Paragraph_20_Font"><text:span text:style-name="T154">, Mèze, Éd. Biotope. 2003. In </text:span></text:span><text:span text:style-name="Default_20_Paragraph_20_Font"><text:span text:style-name="T157">BILLET (P.), « La prise en compte de la faune sauvage dans le cadre des procédures d'aménagement, de gestion et d'occupation de l'espace : réalités d'une apparence juridique »</text:span></text:span><text:span text:style-name="Default_20_Paragraph_20_Font"><text:span text:style-name="T156">, Natures Sciences Sociétés 14</text:span></text:span><text:span text:style-name="Default_20_Paragraph_20_Font"><text:span text:style-name="T157">, 2006, pp. 1</text:span></text:span><text:span text:style-name="Default_20_Paragraph_20_Font"><text:span text:style-name="T158">8</text:span></text:span><text:span text:style-name="Default_20_Paragraph_20_Font"><text:span text:style-name="T157">.</text:span></text:span></text:p></text:note-body></text:note></text:span></text:span><text:span text:style-name="Default_20_Paragraph_20_Font"><text:span text:style-name="T114"> ; Cela témoigne de l’échec des mesures compensatoires pour les infrastructures de transports, consistant en majeur partie dans ce type de dispositifs.</text:span></text:span></text:p>
      <text:p text:style-name="P74"><text:span text:style-name="Default_20_Paragraph_20_Font"><text:span text:style-name="T114"><text:tab/>Les mesures compensatoires dans les sites Natura 2000, mises en place à l’issue d’évaluation des incidences, doivent permettre le « maintien de la cohérence globale du réseau Natura 2000. La question se pose de savoir si le milieu atteint est nécessairement compris dans cette </text:span></text:span><text:soft-page-break/><text:span text:style-name="Default_20_Paragraph_20_Font"><text:span text:style-name="T115">cohérence globale</text:span></text:span><text:span text:style-name="Default_20_Paragraph_20_Font"><text:span text:style-name="T114">. Quelle est donc l’importance de telle espèce ou de tel habitat pour la cohérence globale du site ? Un document d’orientation concernant l’article 6 paragraphe 4, de la directive « Habitats » indique que les mesures compensatoires doivent se référer aux objectifs de conservation du site. Cela limite d’autant le champ de la compensation, et n’est pas sans poser de problème méthodologique.</text:span></text:span></text:p>
      <text:p text:style-name="P74"><text:span text:style-name="Default_20_Paragraph_20_Font"><text:span text:style-name="T114"><text:tab/>Il apparaît donc, à la fois pour des raisons éthiques que techniques, que la méthodologie des mesures compensatoires est limitée. Au-delà de ces difficultés méthodologiques, les mesures compensatoires souffrent des problèmes pratiques d’effectivité et de conflit d’usage.</text:span></text:span></text:p>
      <text:p text:style-name="P74"/>
      <text:p text:style-name="P84">2. Les problèmes d’efficacité des mesures compensatoires</text:p>
      <text:p text:style-name="P74"/>
      <text:p text:style-name="P74"><text:tab/>Tout impact résiduel résultant d’un projet est-il compensable ? La réponse à cette question est négative. Tout n’est pas compensable. Lorsque, pour des raisons de coût économiquement acceptable ou pour des raisons techniques, la compensation des impacts résiduels n’est pas possible, alors, le projet n’est pas autorisé. Il existe certaines situations dans lesquelles la mise en place des mesures compensatoires nécessitent plusieurs dizaines voire plusieurs centaines d’années. Un document de la DREAL de Franche-Comté explique, par exemple, que la replantation de vingt hectares de forêts afin de permettre l’installation et le développement d’espèces d’oiseaux, d’insectes et de mammifères nécessite des habitats constitués de gros bois ainsi que de bois morts, qui sont produits dans un temps long. Il apparaît donc que, dans le cadre temporel des activités humaines – et donc dans celui des mesures compensatoires - tout n’est pas compensable. Quel opérateur économique met en place des mesures compensatoires et de surveillance pour plusieurs centaines d’années pour permettre la nidification d’une espèce de chauve-souris ?</text:p>
      <text:p text:style-name="P74"><text:tab/>Deux problèmes majeurs nous apparaissent quant aux limites pratiques de la compensation écologique. Il s’agit d’une part de « l’éparpillement juridique » de la compensation dans le cadre de différentes procédures d’autorisation, et d’autre part la difficulté de trouver un site pour mettre en place la compensation.</text:p>
      <text:p text:style-name="P74"/>
      <text:p text:style-name="P77">2.1. Le problème d’éparpillement juridique des mesures compensatoires</text:p>
      <text:p text:style-name="P74"/>
      <text:p text:style-name="P74"><text:span text:style-name="T135"><text:tab/>Notons à titre liminaire que les critiques adressées généralement au cadre des études environnementales s’appliquent aux mesures compensatoires. Parmi ces critiques, le problème de </text:span><text:soft-page-break/><text:span text:style-name="T135">l’(im)partialité des bureaux d’études et des maîtres d’ouvrage, en tant qu’ils sont à la fois juge et parti, est le plus important. La question du moment d’intervention de l’étude d’impact apparaît également particulièrement problématique pour la définition des mesures compensatoires. L’UICN préconise que la séquence « éviter, réduire, compenser » soit mise en œuvre plus en amont dans le projet</text:span><text:span text:style-name="Footnote_20_Reference"><text:span text:style-name="T135"><text:note text:id="ftn132" text:note-class="footnote"><text:note-citation>133</text:note-citation><text:note-body><text:p text:style-name="Footnote"><text:span text:style-name="Default_20_Paragraph_20_Font"><text:span text:style-name="T141">SOYER (H.) et al., </text:span></text:span><text:span text:style-name="Default_20_Paragraph_20_Font"><text:span text:style-name="T143">La compensation écologique état des lieux &amp; recommandations</text:span></text:span><text:span text:style-name="Default_20_Paragraph_20_Font"><text:span text:style-name="T141">, Union internationale pour la conservation de la Nature </text:span></text:span><text:span text:style-name="Default_20_Paragraph_20_Font"><text:span text:style-name="T144">(UICN)</text:span></text:span><text:span text:style-name="Default_20_Paragraph_20_Font"><text:span text:style-name="T141"> France, 2011, Paris, p. 30.</text:span></text:span></text:p><text:p text:style-name="P224"/></text:note-body></text:note></text:span></text:span><text:span text:style-name="T135">. Une autre limite des mesures compensatoires en tant qu’elles résultent d’études environnementales tient au fait que ces études ont un statut juridique particulier. Les études environnementales ne sont pas des actes faisant grief. Par conséquent, une recours ne saurait se fondé sur la seule insuffisance d’une étude d’impact. Or les mesures compensatoires sont souvent énumérées uniquement dans l’étude d’impact. Par conséquent, les requérants doivent former un recours contre l’arrêté d’autorisation pris sur la base de l’étude d’impact</text:span><text:span text:style-name="Footnote_20_Reference"><text:span text:style-name="T135"><text:note text:id="ftn133" text:note-class="footnote"><text:note-citation>134</text:note-citation><text:note-body><text:p text:style-name="Footnote"><text:span text:style-name="T140"><text:s/></text:span><text:span text:style-name="Default_20_Paragraph_20_Font"><text:span text:style-name="T141"><text:s/>LUCAS (M.), « La compensation environnemental, un mécanisme inefficace à améliorer », </text:span></text:span><text:span text:style-name="Default_20_Paragraph_20_Font"><text:span text:style-name="T142">Revue juridique de l’environnement</text:span></text:span><text:span text:style-name="Default_20_Paragraph_20_Font"><text:span text:style-name="T141">, 1/2009, p. 61.</text:span></text:span></text:p><text:p text:style-name="Footnote_20_Text"><text:span text:style-name="Default_20_Paragraph_20_Font"><text:span text:style-name="T141"/></text:span></text:p></text:note-body></text:note></text:span></text:span><text:span text:style-name="T135">. Enfin, le coût de la réalisation des mesures d’impact, dont le montant ne dépasse guère 1% du coût total du projet montre qu’il ne s’agit pour le maîtres d’ouvrage que d’une formalité.</text:span></text:p>
      <text:p text:style-name="P74"><text:span text:style-name="T135"><text:tab/>Le rapport entre le coût total du projet et le coût de mesures prises pour compenser l’impact résiduel du projet témoigne également de la disproportion entre l’un et l’autre</text:span><text:span text:style-name="Footnote_20_Reference"><text:span text:style-name="T135"><text:note text:id="ftn134" text:note-class="footnote"><text:note-citation>135</text:note-citation><text:note-body><text:p text:style-name="P217"><text:span text:style-name="T93">Le montant des mesures compensatoire ne dépasse jamais 2 % du coût total du projet parmi les cas présenté dans l'</text:span>Analyse de mesures compensatoires aux atteintes au patrimoine naturel Recueil et analyse de cas<text:span text:style-name="T69">, , Envirscop – CERE – SOGREAH – IN VIVO, 2010, 241 p</text:span><text:span text:style-name="T93">p</text:span><text:span text:style-name="T69">. </text:span><text:span text:style-name="T93">18-20.</text:span></text:p><text:p text:style-name="P217"/></text:note-body></text:note></text:span></text:span><text:span text:style-name="T135">.</text:span></text:p>
      <text:p text:style-name="P74"><text:span text:style-name="T135"><text:tab/>Une limite fondamentale des mesures compensatoires réside dans l’absence d’unité de cet outil du fait d’un cadre éclaté. Les mesures compensatoires sont, en effet, mises en œuvre dans plusieurs études environnementales de manière assez différentes. Elles sont plus ou moins détaillées. Elles sont mises en œuvre selon des modalités différentes, et ne visent pas à compenser les mêmes éléments du patrimoine environnemental. Or, il ne semble pas que les divergences importantes qui peuvent résulter du cadre éclaté des mesures compensatoires soient justifiées</text:span><text:span text:style-name="Footnote_20_Reference"><text:span text:style-name="T135"><text:note text:id="ftn135" text:note-class="footnote"><text:note-citation>136</text:note-citation><text:note-body><text:p text:style-name="Footnote"><text:s/>LUCAS (M.), « La compensation environnemental, un mécanisme inefficace à améliorer », <text:span text:style-name="T7">Revue juridique de l’environnement</text:span>, 1/2009, p. 6<text:span text:style-name="T166">2</text:span>.</text:p><text:p text:style-name="P52"/></text:note-body></text:note></text:span></text:span><text:span text:style-name="T135">.</text:span></text:p>
      <text:p text:style-name="P74"><text:span text:style-name="T135"><text:tab/>Ainsi, l’objet des mesures compensatoires dans le cadre de l’étude d’impact environnemental s’attachent à des projets susceptibles d’avoir un impact sur l’environnement ou la santé humaine</text:span><text:span text:style-name="Footnote_20_Reference"><text:span text:style-name="T135"><text:note text:id="ftn136" text:note-class="footnote"><text:note-citation>137</text:note-citation><text:note-body><text:p text:style-name="Footnote_20_Text"><text:span text:style-name="T140"><text:s/></text:span><text:span text:style-name="Default_20_Paragraph_20_Font"><text:span text:style-name="T141">Code de l’environnement, art. L. 122-2.</text:span></text:span></text:p><text:p text:style-name="P224"/></text:note-body></text:note></text:span></text:span><text:span text:style-name="T135">. L’autorisation de défrichement à un champ beaucoup plus restreint. Il vise au maintien des rôles écologique </text:span><text:span text:style-name="Default_20_Paragraph_20_Font"><text:span text:style-name="T137">ou</text:span></text:span><text:span text:style-name="T135"> social du bois défriché</text:span><text:span text:style-name="Footnote_20_Reference"><text:span text:style-name="T135"><text:note text:id="ftn137" text:note-class="footnote"><text:note-citation>138</text:note-citation><text:note-body><text:p text:style-name="Footnote_20_Text"><text:span text:style-name="T140"><text:s/>Code forestier, art. </text:span><text:span text:style-name="Default_20_Paragraph_20_Font"><text:span text:style-name="T141">L. 341-6.</text:span></text:span></text:p><text:p text:style-name="P224"/></text:note-body></text:note></text:span></text:span><text:span text:style-name="T135">. Enfin les mesures compensatoires dans </text:span><text:soft-page-break/><text:span text:style-name="T135">le cadre des sites Natura 2000 doit permettre « le maintien de la cohérence écologique du réseau ». Le but visé par les mesures compensatoires dans le cadre de ces trois procédures diffère donc de manière importante.</text:span></text:p>
      <text:p text:style-name="P74"><text:tab/>Par ailleurs, il apparaît que la décision d’exécution des mesures compensatoires dans le cadre de l’autorisation de défrichement est laissée à la discrétion du Préfet, tandis qu’elle obligatoire dans le cadre de l’évaluation des incidences Natura 2000 et de l’étude d’impact environnemental. Mais, les modalités de mises en œuvre de la compensation sont plus strictes pour les défrichements, dans la mesure où les mesures compensatoires sont sujettes à une obligation légale de localisation (dans la même région forestière ou dans un secteur écologiquement ou socialement comparable), de superficie (correspondant à la surface défrichée assortie d’un coefficient) et de nature (reboisement) contrairement aux mesures compensatoires issues des évaluations des incidences Natura 2000 ou des études d’impact pour lesquels les modalités ne sont pas précisées.</text:p>
      <text:p text:style-name="P74"><text:tab/>Les mesures compensatoires ne sauraient être lisibles et compréhensibles sans une harmonisation de la réglementation au terme de laquelle, des situations très diverses doivent être mises en œuvre. L’imbroglio actuel constitue à ce titre une limite importante de réalisation des mesures compensatoires. Il s’y ajoute une mesure résultant de la difficulté de trouver des sites sur lesquels effectuer les mesures compensatoires.</text:p>
      <text:p text:style-name="P74"/>
      <text:p text:style-name="P77">2.2. La difficulté d’identification de sites destinés à la compensation écologique</text:p>
      <text:p text:style-name="P74"/>
      <text:p text:style-name="P74"><text:span text:style-name="Default_20_Paragraph_20_Font"><text:span text:style-name="T111"><text:tab/></text:span></text:span><text:span text:style-name="Default_20_Paragraph_20_Font"><text:span text:style-name="T112">Les mesures compensatoires ne peuvent être mises en œuvre en tout lieu. Si par essence, elles ne peuvent pas être réalisées </text:span></text:span><text:span text:style-name="Default_20_Paragraph_20_Font"><text:span text:style-name="T117">in situ</text:span></text:span><text:span text:style-name="Default_20_Paragraph_20_Font"><text:span text:style-name="T119">, les mesures compensatoires doivent autant que possible être prises dans la continuité immédiate de l'espace impacté par le projet, en particulier, sans que cela ne soit obligatoire, dans des sites qui ont un intérêt fonctionnel, c'est-à-dire dans le réseau des trames vertes bleues. Ce principe de connexité n'est pas facile à mettre en place dans la mesure où la proximité géographique doit également être une proximité géologique, hydrologique, physique et chimique afin d'assurer avec la plus grande certitude la réussite de la compensation. </text:span></text:span><text:span text:style-name="Default_20_Paragraph_20_Font"><text:span text:style-name="T120">En effet, les mesures compensatoires doivent être mises en œuvre sur des surfaces de qualité équivalente au site du projet.</text:span></text:span></text:p>
      <text:p text:style-name="P74"><text:span text:style-name="Default_20_Paragraph_20_Font"><text:span text:style-name="T119"><text:tab/>L'identification du site </text:span></text:span><text:span text:style-name="Default_20_Paragraph_20_Font"><text:span text:style-name="T120">sur lequel</text:span></text:span><text:span text:style-name="Default_20_Paragraph_20_Font"><text:span text:style-name="T119"> </text:span></text:span><text:span text:style-name="Default_20_Paragraph_20_Font"><text:span text:style-name="T120">réaliser </text:span></text:span><text:span text:style-name="Default_20_Paragraph_20_Font"><text:span text:style-name="T119">la mesure compensatoire est rendu plus difficile par les surfaces nécessaires aux mesures compensatoires </text:span></text:span><text:span text:style-name="Default_20_Paragraph_20_Font"><text:span text:style-name="T120">dont la superficie peut être multiplié </text:span></text:span><text:soft-page-break/><text:span text:style-name="Default_20_Paragraph_20_Font"><text:span text:style-name="T120">jusqu'à dix fois par rapport à à la superficie du site impacté</text:span></text:span><text:span text:style-name="Default_20_Paragraph_20_Font"><text:span text:style-name="T120"><text:note text:id="ftn138" text:note-class="footnote"><text:note-citation>139</text:note-citation><text:note-body><text:p text:style-name="P212">Un tel coefficient de un pour dix a par exemple été appliqué dans le cadre de la compensation de canalisations de transport de gaz, sur une superficie de 6,4 hectares (ha). Gaz de France, porteur du projet a été tenu de compenser sur une superficie de 65 ha. In. Analyse de mesures compensatoire <text:span text:style-name="T20">Analyse de mesures compensatoires aux atteintes au patrimoine naturel Recueil et analyse de cas</text:span><text:span text:style-name="T91">, Pour le ministère de l'écologie de l'énergie, du développement durable et de la mer, Envirscop – CERE – SOGREAH – IN VIVO, 2010, </text:span><text:span text:style-name="T92">P. 89.</text:span></text:p><text:p text:style-name="P211"/></text:note-body></text:note></text:span></text:span><text:span text:style-name="Default_20_Paragraph_20_Font"><text:span text:style-name="T120">.</text:span></text:span></text:p>
      <text:p text:style-name="P74"><text:span text:style-name="Default_20_Paragraph_20_Font"><text:span text:style-name="T119"><text:tab/>La difficulté à trouver un terrain répondant aux conditions nécessaires à la des mesures compensatoires se double de la difficulté à trouver un terrain, tout court, de fait d'une pression foncière importante.</text:span></text:span></text:p>
      <text:p text:style-name="P74"><text:span text:style-name="Default_20_Paragraph_20_Font"><text:span text:style-name="T111"><text:tab/>Les projets qui sont tenus de réaliser des mesures compensatoires, c’est-à-dire les projets qui impactent les espèces et les habitats, se situent dans des zones naturelles, du moins, des zones non-urbanisées. En France, ces zones représentent 80% du territoire</text:span></text:span><text:span text:style-name="Footnote_20_Reference"><text:span text:style-name="T111"><text:note text:id="ftn139" text:note-class="footnote"><text:note-citation>140</text:note-citation><text:note-body><text:p text:style-name="Footnote_20_Text"><text:s/><text:span text:style-name="Default_20_Paragraph_20_Font"><text:span text:style-name="T141">En 2011, les villes couvraient 119 000 km² sur les 641 000 km² que comprend le territoire terrestre national.</text:span></text:span></text:p><text:p text:style-name="P224"/></text:note-body></text:note></text:span></text:span><text:span text:style-name="Default_20_Paragraph_20_Font"><text:span text:style-name="T111">. Cependant, la surface agricole utilisée, qui représente l’ensemble de terres arables, des surfaces en herbe et des cultures permanentes représenteraient 50% du territoire national selon l’Institut national de la statistique et des études économiques (INSEE)</text:span></text:span><text:span text:style-name="Footnote_20_Reference"><text:span text:style-name="T111"><text:note text:id="ftn140" text:note-class="footnote"><text:note-citation>141</text:note-citation><text:note-body><text:p text:style-name="Footnote"><text:span text:style-name="T140"><text:s/></text:span><text:span text:style-name="Default_20_Paragraph_20_Font"><text:span text:style-name="T159">Exploitations et superficie agricole utilisée dans l’Union Européenne en 2010</text:span></text:span><text:span text:style-name="T140">, Institut national de la statistique et des études économiques (INSEE), disponible en ligne : </text:span><text:a xlink:type="simple" xlink:href="http://www.insee.fr/fr/themes/tableau.asp?ref_id=CMPTEF10204" office:target-frame-name="_top" xlink:show="replace"><text:span text:style-name="Hyperlink"><text:span text:style-name="T140">http://www.insee.fr/fr/themes/tableau.asp?ref_id=CMPTEF10204</text:span></text:span></text:a></text:p><text:p text:style-name="P224"/></text:note-body></text:note></text:span></text:span><text:span text:style-name="Default_20_Paragraph_20_Font"><text:span text:style-name="T111">. Or, si la France a longtemps été, et demeure, un pays dans lequel l’agriculture joue un rôle important, labourage et pâturage font aujourd’hui face à la pression foncière résultant de la périurbanisation</text:span></text:span><text:span text:style-name="Footnote_20_Reference"><text:span text:style-name="T111"><text:note text:id="ftn141" text:note-class="footnote"><text:note-citation>142</text:note-citation><text:note-body><text:p text:style-name="Footnote"><text:span text:style-name="T140"><text:s/></text:span><text:span text:style-name="Default_20_Paragraph_20_Font"><text:span text:style-name="T141">Comme nous le soulignions en introduction, l’équivalent d’un département est urbanisé tous les dix ans. </text:span></text:span></text:p><text:p text:style-name="P224"/></text:note-body></text:note></text:span></text:span><text:span text:style-name="Default_20_Paragraph_20_Font"><text:span text:style-name="T111"> et de la construction d’infrastructures de transports et industrielles. Le choix du site sur lequel lest mesures compensatoires sont mises en œuvre doit par conséquent répondre à différentes exigences réglementaires et sociales. </text:span></text:span></text:p>
      <text:p text:style-name="P74"><text:span text:style-name="Default_20_Paragraph_20_Font"><text:span text:style-name="T111"><text:tab/>Il apparaît que les projets industriels qui font l’objet de mesures compensatoires sont parfois implantés sur des terrains agricoles. C’est notamment le cas infrastructures routières et autoroutières (rendues nécessaires par l’étalement urbain). Les mesures compensatoires sont souvent, en outre, mises en œuvre sur des terrains agricoles. Elles sont donc perçues comme « une double peine »</text:span></text:span><text:span text:style-name="Footnote_20_Reference"><text:span text:style-name="T111"><text:note text:id="ftn142" text:note-class="footnote"><text:note-citation>143</text:note-citation><text:note-body><text:p text:style-name="P216"><text:s/><text:span text:style-name="T91">NÉOUZE (B.), « La compensation </text:span><text:span text:style-name="T90">écologique</text:span><text:span text:style-name="T91">, une double peine pour l'agriculture », </text:span><text:span text:style-name="T20">Réussir grandes cultures</text:span><text:span text:style-name="T91">, janvier 2013, n°265, pp. 78-80.</text:span></text:p><text:p text:style-name="P216"><text:span text:style-name="T91"/></text:p></text:note-body></text:note></text:span></text:span><text:span text:style-name="Default_20_Paragraph_20_Font"><text:span text:style-name="T111"> par les agriculteurs qui font face à une pression foncière croissante. Un syndicat agricole pointait dans un courrier au Ministre en charge de l’environnement que « </text:span></text:span><text:span text:style-name="Default_20_Paragraph_20_Font"><text:span text:style-name="T116">le débat sur la compensation ne peut être disjoint de celui de la surconsommation des terres agricoles au profit d’un étalement urbain mal maîtrisé et d’infrastructures voraces en foncier</text:span></text:span><text:span text:style-name="Default_20_Paragraph_20_Font"><text:span text:style-name="T111"> »</text:span></text:span><text:span text:style-name="Footnote_20_Reference"><text:span text:style-name="T111"><text:note text:id="ftn143" text:note-class="footnote"><text:note-citation>144</text:note-citation><text:note-body><text:p text:style-name="Footnote"><text:span text:style-name="T140"><text:s/></text:span><text:span text:style-name="Default_20_Paragraph_20_Font"><text:span text:style-name="T141">BEULIN (X.), <text:s/></text:span></text:span><text:span text:style-name="Default_20_Paragraph_20_Font"><text:span text:style-name="T142">Courrier à Madame Nathalie KOSCIUSKO-MORIZET</text:span></text:span><text:span text:style-name="Default_20_Paragraph_20_Font"><text:span text:style-name="T141">, Fédération nationale des syndicats d’exploitants agricoles 19 septembre 2011, p. 1.</text:span></text:span></text:p></text:note-body></text:note></text:span></text:span><text:span text:style-name="Default_20_Paragraph_20_Font"><text:span text:style-name="T111">. </text:span></text:span></text:p>
      <text:p text:style-name="P74"><text:span text:style-name="Default_20_Paragraph_20_Font"><text:span text:style-name="T111"><text:tab/>Comme nous l’avons montré précédemment, plusieurs possibilités existent pour la mise en </text:span></text:span><text:soft-page-break/><text:span text:style-name="Default_20_Paragraph_20_Font"><text:span text:style-name="T111">place des mesures compensatoires. En pratique, cependant, les opérateurs concluent des conventions avec des exploitants agricoles, à charge pour ceux-ci de respecter les prescriptions environnementales de compensation, afin d’éviter d’acquérir du foncier à moins que toute activité soit prohibée sur le site dévolu à la compensation. La société GRT GAZ décrit ces difficultés dans le cadre d’un document de synthèse rédigé par l’</text:span></text:span><text:span text:style-name="Default_20_Paragraph_20_Font"><text:span text:style-name="T113">UI</text:span></text:span><text:span text:style-name="Default_20_Paragraph_20_Font"><text:span text:style-name="T111">CN</text:span></text:span><text:span text:style-name="Footnote_20_Reference"><text:span text:style-name="T111"><text:note text:id="ftn144" text:note-class="footnote"><text:note-citation>145</text:note-citation><text:note-body><text:p text:style-name="Footnote">SOYER <text:span text:style-name="T23">(H.) </text:span>et al., <text:span text:style-name="T8">La compensation écologique état des lieux &amp; recommandations</text:span>, Union internationale pour la conservation de la Nature <text:span text:style-name="T167">(UICN)</text:span> France, 2011, Paris, p. <text:span text:style-name="T169">23.</text:span></text:p></text:note-body></text:note></text:span></text:span><text:span text:style-name="Default_20_Paragraph_20_Font"><text:span text:style-name="T111"> : « </text:span></text:span><text:span text:style-name="Default_20_Paragraph_20_Font"><text:span text:style-name="T118">L’expérience montre que l’achat des parcelles n’est pas chose facile. Il lui faut généralement passer par les SAFER qui ne sont pas favorables à ces démarches car elles pourraient conduire à priver le monde agricole des parcelles correspondantes. Des Conservatoires Régionaux d’Espaces Naturels (CREN), dont la mission est de gérer et de valoriser le patrimoine naturel, ont été approchés pour acquérir et entretenir des parcelles pour le compte de l’entreprise, mais compte tenu des difficultés rencontrées pour l’acquisition de ces parcelles, ceux-ci ne souhaitent plus en devenir propriétaires</text:span></text:span><text:span text:style-name="Default_20_Paragraph_20_Font"><text:span text:style-name="T110"> ».</text:span></text:span></text:p>
      <text:p text:style-name="P74"><text:span text:style-name="Default_20_Paragraph_20_Font"><text:span text:style-name="T110"><text:tab/>La conciliation des intérêts des agriculteurs et des porteurs de projets industriels ou d’infrastructure constituent donc une difficulté majeure de mise en œuvre de la compensation environnementale. Les pétitionnaires, pour la réalisation de mesures de compensation, bénéficient d’outils réglementaires susmentionnés afin de prendre le dessus sur les intérêts agricoles.</text:span></text:span></text:p>
      <text:p text:style-name="P96">Conclusion</text:p>
      <text:p text:style-name="P90"/>
      <text:p text:style-name="P99">Bibliographie</text:p>
      <text:p text:style-name="P65"/>
      <text:p text:style-name="P65"><text:span text:style-name="T90">R</text:span><text:span text:style-name="T69">éférences normatives</text:span></text:p>
      <text:p text:style-name="P56"/>
      <text:p text:style-name="P163"><text:span text:style-name="T97">Loi n° 76-629 du 10 juillet 1976 relative à la protection de la nature, publiée au Journal Officiel du 13 juillet 1976.</text:span></text:p>
      <text:p text:style-name="P164"/>
      <text:p text:style-name="P163"><text:span text:style-name="T98">Loi n° 2008-757 du 1er août 2008 relative à la responsabilité environnementale et à diverses dispositions d'adaptation au droit communautaire dans le domaine de l'environnement, publiée le 2 août 2008.</text:span></text:p>
      <text:p text:style-name="P66"/>
      <text:p text:style-name="P164"><text:span text:style-name="T69">LOI n° 2009-967 du 3 août 2009 de programmation relative à la mise en œuvre du Grenelle de l'environnement, publiée au Journal Officiel du 5 août 2009.</text:span></text:p>
      <text:p text:style-name="P164"/>
      <text:p text:style-name="P164"><text:span text:style-name="T69">LOI n° 2010-788 du 12 juillet 2010 portant engagement national pour l'environnement, publiée au Journal Officiel du 13 juillet 2010.</text:span></text:p>
      <text:p text:style-name="P164"><text:span text:style-name="T69"/></text:p>
      <text:p text:style-name="P164"><text:span text:style-name="T69">Décret n° 2011-2019 du 29 décembre 2011 portant réforme des études d'impact des projets de travaux, d'ouvrages ou d'aménagements, publiée au Journal Officiel du 30 décembre 2011.</text:span></text:p>
      <text:p text:style-name="P163"/>
      <text:p text:style-name="P163"><text:span text:style-name="T97">Décret n°77-1141 du 12 octobre 1977 pris pour l'application de l'article 2 de la loi n° 76-629 du 10 juillet 1976 relative à la protection de la nature, publié au Journal Officiel du 13 Octobre 1977.</text:span></text:p>
      <text:p text:style-name="P163"/>
      <text:p text:style-name="P67"><text:span text:style-name="T97">Arrêté du 20 décembre 2004 fixant la liste des animaux de la faune marine protégés sur l'ensemble du territoire, Journal Officiel du 7 janvier 2005.</text:span></text:p>
      <text:p text:style-name="P56"/>
      <text:p text:style-name="P59"><text:span text:style-name="T69">Articles</text:span></text:p>
      <text:p text:style-name="P56"/>
      <text:p text:style-name="P56"><text:span text:style-name="T69">BILLET (P.), « La prise en compte de la faune sauvage dans le cadre des procédures d'aménagement, de gestion et d'occupation de l'espace : réalités d'une apparence juridique », Natures Sciences Sociétés 14, 2006, pp. 13-21.</text:span></text:p>
      <text:p text:style-name="P56"/>
      <text:p text:style-name="P56">CAMPROUX-DUFFRÈNE <text:span text:style-name="T23">(M.-P.) </text:span>et LUCAS <text:span text:style-name="T23">(M.)</text:span>, « L’ombre portée sur l’avenir de la trame verte et bleue. Quelques réflexions juridiques », Développement durable et territoires, Vol. 3, n° 2 | Juillet 2012.</text:p>
      <text:p text:style-name="P54"/>
      <text:p text:style-name="P57"><text:span text:style-name="T69">CHRESTIA (P.), </text:span>«<text:span text:style-name="T69">Application de la théorie du bilan en matière de travaux autoroutiers », </text:span>Actualités juridique, Droit administratif<text:span text:style-name="T69"> </text:span>(AJDA)<text:span text:style-name="T69">, 1997, p. 545.</text:span></text:p>
      <text:p text:style-name="P54"/>
      <text:p text:style-name="P57"><text:span text:style-name="T69">HOSTIOU (R.), « Des limites du contrôle du juge administratif sur une décision de refus d'engager des travaux d'utilité publique », </text:span>Actualités juridiques, Droit immobilier (AJDI)<text:span text:style-name="T69">, 2004, p. 303.</text:span></text:p>
      <text:p text:style-name="P54"/>
      <text:p text:style-name="P163"><text:span text:style-name="T69">LATOUCHE (S.), « Pour une société de décroissance », </text:span>Le Monde Diplomatique<text:span text:style-name="T69">, novembre 2003.</text:span></text:p>
      <text:p text:style-name="P56"/>
      <text:p text:style-name="P56">LIMA (G. B), « Les diverses formes pour la compensation dans la protection juridique de l’environnement : un défi pour l’épistémologie juridique », ACDI-Anuario Colombiano de Derecho International vol.7, <text:s/>Bogotá <text:s/>pp. 161-188.</text:p>
      <text:p text:style-name="P56"/>
      <text:p text:style-name="P54">LUCAS (M.), « La compensation écologique des zones humides en France : vers une intégration des services écosystémiques ? », Droit de l'environnement, n°219, janvier 2014, pp. 19-25.</text:p>
      <text:p text:style-name="P54"/>
      <text:p text:style-name="P56"><text:soft-page-break/>LUCAS (M.), « La compensation environnemental, un mécanisme inefficace à améliorer », Revue juridique de l’environnement, 1/2009, pp. 59-68.</text:p>
      <text:p text:style-name="P56"/>
      <text:p text:style-name="P60">NÉOUZE (B.), « La compensation <text:span text:style-name="T167">écologique</text:span>, une double peine pour l'agriculture », <text:span text:style-name="T8">Réussir grandes cultures</text:span>, janvier 2013, n°265, pp. 78-80.</text:p>
      <text:p text:style-name="P56"/>
      <text:p text:style-name="P56">QUÉTIER <text:span text:style-name="T23">(F.) </text:span>et al., « Les enjeux de l'équivalence écologique pour la conception et le dimensionnement de mesures compensatoires d'impacts sur la biodiversité et les milieux naturels », Sciences eaux &amp; territoires, article hors-série – 2012, 7 p.</text:p>
      <text:p text:style-name="P56"/>
      <text:p text:style-name="P56">ROCHE <text:span text:style-name="T23">(C.)</text:span>, « évaluation des incidences d'un projet d'aménagement sur une zone Natura 2000 », Actualités juridiques du Droit administratif, 2014, p 807-811.</text:p>
      <text:p text:style-name="P56"/>
      <text:p text:style-name="P56">ROYER <text:span text:style-name="T23">(E.)</text:span>, « Indemnité compensatoire de contraintes environnementales », Dalloz actualité, 16 mai 2008, 1 p.</text:p>
      <text:p text:style-name="P56"/>
      <text:p text:style-name="P218"><text:span text:style-name="T69">TESTOT (L.), « Les crises écologiques », Sciences Humaines, numéro spécial, n°247, avril 2013</text:span></text:p>
      <text:p text:style-name="P56"/>
      <text:p text:style-name="P56"><text:span text:style-name="T4">THIÉVENT </text:span><text:span text:style-name="T30">(P.) </text:span><text:span text:style-name="T4">et QUENOUILLE </text:span><text:span text:style-name="T30">(B.)</text:span><text:span text:style-name="T4">, « Un moyen de compensation pour maintenir la biodiversité </text:span><text:span text:style-name="T1">»</text:span><text:span text:style-name="T4">, Biodiversité</text:span><text:span text:style-name="T1">, énergie et changements climatiques</text:span><text:span text:style-name="T4">, pp. 53-57.</text:span></text:p>
      <text:p text:style-name="P56"/>
      <text:p text:style-name="P54"><text:span text:style-name="T19">TUTENUIT </text:span><text:span text:style-name="T27">(C.) </text:span><text:span text:style-name="T19">et STEHLIN </text:span><text:span text:style-name="T27">(C.)</text:span><text:span text:style-name="T19">, « Combien valent les escargots, lorsqu'ils ne sont pas de Bourgogne ? La biodiversité : quelles valeurs ? Et pour quelles décisions? », Annales des Mines – Responsabilité et environnement, 2009/2 n° 54, p. 23-29.</text:span></text:p>
      <text:p text:style-name="P54"/>
      <text:p text:style-name="P54">VANPEENE-BRUHIER <text:span text:style-name="T23">(S.)</text:span>, PISSARD <text:span text:style-name="T23">(P.-A .) </text:span>et BASSI <text:span text:style-name="T23">(C.)</text:span>, « Mesures compensatoires des atteintes à l’environnement dans les projets d’infrastructures : de nouvelles exigences réglementaires pour une amélioration des pratiques ? », <text:s/>Sciences eaux &amp; territoires, article hors-série 2013, 7 p.</text:p>
      <text:p text:style-name="P54"/>
      <text:p text:style-name="P57"><text:span text:style-name="T69">UNTERMAIER (J.), « La Charge de l'environnement face au Droit administratif » </text:span>Revue juridique de l'environnement<text:span text:style-name="T69">, n° spécial 2005, pp. 145-159.</text:span></text:p>
      <text:p text:style-name="P57"/>
      <text:p text:style-name="P69"><text:span text:style-name="T69">UNTERMAIER (J.)</text:span></text:p>
      <text:p text:style-name="P56"/>
      <text:p text:style-name="P56"><text:span text:style-name="T4"/></text:p>
      <text:p text:style-name="P62"><text:span text:style-name="T39">Ouvrages</text:span></text:p>
      <text:p text:style-name="P61"><text:span text:style-name="T39"/></text:p>
      <text:p text:style-name="P218"><text:span text:style-name="T69">BONNEUIL </text:span><text:span text:style-name="T94">(C.) </text:span><text:span text:style-name="T69">et FRESSOZ </text:span><text:span text:style-name="T94">(J.-B.), </text:span>L'évènement Anthropocène. La terre, l'histoire et nous<text:span text:style-name="T69"> (Seuil, 2013, Paris, 320 p.</text:span></text:p>
      <text:p text:style-name="P218"/>
      <text:p text:style-name="P218"><text:span text:style-name="T69">DESCARTES (R.), </text:span>Discours de la méthode<text:span text:style-name="T69">, 6e partie, Bibliothèque de la Pléiade, Éd. Gallimard, 1966, p. 168.</text:span></text:p>
      <text:p text:style-name="P163"/>
      <text:p text:style-name="P163"><text:span text:style-name="T69">ILLICH (I.), « L'histoire des besoins », </text:span>La perte des sens<text:span text:style-name="T69">, éd. Fayard, 2004, 357 p.</text:span></text:p>
      <text:p text:style-name="P163"/>
      <text:p text:style-name="P163"><text:span text:style-name="T69">GEORGESCU-ROEGEN (N.), </text:span>La décroissance. Entropie, écologie, économie<text:span text:style-name="T69">, éd. Sang de la Terre et Ellébore, 2006. </text:span></text:p>
      <text:p text:style-name="P163"><text:span text:style-name="T69"/></text:p>
      <text:p text:style-name="P56"/>
      <text:p text:style-name="P63">Rapports</text:p>
      <text:p text:style-name="P63"/>
      <text:p text:style-name="P163"><text:soft-page-break/><text:span text:style-name="T69">BRUNDTLAND, (G.H.) Notre avenir à tous, Commission mondiale de l'environnement et du développement, éditions du Fleuve, 1989, p. 179.</text:span></text:p>
      <text:p text:style-name="P54"/>
      <text:p text:style-name="P55"><text:span text:style-name="T1">CHEVASSUS-AU-LOUIS (B.), et al., </text:span><text:span text:style-name="T2">Approche économique de la biodiversité et des services liés aux écosystèmes Contribution à la décision publique</text:span><text:span text:style-name="T4">, Centre d'analyse stratégique, avril 2009, 378 p.</text:span></text:p>
      <text:p text:style-name="P55"/>
      <text:p text:style-name="P55"><text:span text:style-name="T4">DAR</text:span><text:bookmark text:name="_GoBack1"/><text:span text:style-name="T4">BI, (M.) et al., </text:span><text:span text:style-name="T2">International Approaches to Compensation for Impacts on Biological Diversity. Final Report</text:span><text:span text:style-name="T4">, 2009, Berlin, 184 p.</text:span></text:p>
      <text:p text:style-name="P64"/>
      <text:p text:style-name="P54">HUBERT <text:span text:style-name="T23">(S.) </text:span>et al., « Lignes directrices nationales sur la séquence éviter, réduire et compenser les impacts sur les milieux naturels », <text:span text:style-name="T8">Références</text:span>, Commissariat général au développement durable, Direction de l'eau et de la biodiversité, Octobre 2013, 232 p.</text:p>
      <text:p text:style-name="P58"/>
      <text:p text:style-name="P54"><text:span text:style-name="T1">MADSEN (B.) et al., « Offset and compensation programs worldwide », <text:s/></text:span><text:span text:style-name="T2">State of biodiversity markets</text:span><text:span text:style-name="T1">, 2010. </text:span>85 p.</text:p>
      <text:p text:style-name="P54"/>
      <text:p text:style-name="P56"><text:span text:style-name="T4">MARTINEZ (C.), </text:span><text:span text:style-name="T1">Les espaces protégés français</text:span><text:span text:style-name="T4">, </text:span><text:span text:style-name="T1">une diversité d'outils au service de la protection de la biodiversité</text:span><text:span text:style-name="T4">, <text:s/>Union internationale pour la conservation de la Nature (UICN) France, Paris, 2008, 68 p.</text:span></text:p>
      <text:p text:style-name="P56"/>
      <text:p text:style-name="P54"><text:span text:style-name="T5">SOYER </text:span><text:span text:style-name="T31">(H.) </text:span><text:span text:style-name="T5">et al., </text:span><text:span text:style-name="T3">La compensation écologique état des lieux &amp; recommandations</text:span><text:span text:style-name="T5">, Union internationale pour la conservation de la Nature (UICN) France, 2011, Paris, 44 p.</text:span></text:p>
      <text:p text:style-name="P54"/>
      <text:p text:style-name="P165"><text:span text:style-name="T98">STERN (N.). </text:span><text:span text:style-name="T6">2008. "The Economics of Climate Change." </text:span><text:span text:style-name="T32">American Economic Review, 98(2): 1-37, 45 p.</text:span></text:p>
      <text:p text:style-name="P163"/>
      <text:p text:style-name="P68"><text:span text:style-name="T69">TEN KATE (K.) et al., </text:span>Les fonds <text:span text:style-name="T167">environnementaux</text:span> et les mécanismes de compensation et d'Offset des atteintes à la biodiversité – Projet RedLAC de renforcement des Compétences des fonds Environnementaux<text:span text:style-name="T69">, Latin American and Carribbean Network of Environmental Funds</text:span>, <text:span text:style-name="T69">101 p.</text:span></text:p>
      <text:p text:style-name="P163"><text:span text:style-name="T69"/></text:p>
      <text:p text:style-name="P56"><text:span text:style-name="T1">WILKINSON (J.) et THOMPSON (J.), 2005 Status Report on Compensatory Mitigation in the United States, Environmental Law Institute, </text:span><text:span text:style-name="T4">avril 2006, Washington, 110 p.</text:span></text:p>
      <text:p text:style-name="P56"/>
      <text:p text:style-name="P57"><text:span text:style-name="T69">Analyse de mesures compensatoires aux atteintes au patrimoine naturel Recueil et analyse de cas, Pour le ministère de l'écologie de l'énergie, du développement durable et de la mer, Envirscop – CERE – SOGREAH – IN VIVO, 2010, 241 p.</text:span></text:p>
      <text:p text:style-name="P57"/>
      <text:p text:style-name="P56"><text:span text:style-name="T69">« Urbanisation et consommation de l'espace, une question de mesure »</text:span>, La revue du CGDD<text:span text:style-name="T69">, Commissariat général au développement durable, 2012, 106 p.</text:span></text:p>
      <text:p text:style-name="P56"/>
      <text:p text:style-name="P56">Les mesures compensatoires pour la biodiversité – Principes et projet de mise en œuvre en Région PACA, <text:span text:style-name="T69">Direction régionale de l'environnement Provence-Alpes-Côte-d'Azur, 2009, 55 p.</text:span></text:p>
      <text:p text:style-name="P56"/>
      <text:p text:style-name="P64">« Compenser les atteintes à la biodiversité : expériences internationales et enseignements pour la France », Le point sur, Commissariat général au développement durable, n° 133, août 2012, 4 p.</text:p>
      <text:p text:style-name="P64"/>
      <text:p text:style-name="P64">« Standard on Biodiversity Offsets », Business and Biodiversity Offsets Programme (BBOP), 2012, Washington, D.C., 29 p.</text:p>
      <text:p text:style-name="P64"/>
      <text:p text:style-name="P64">« To No Net Loss and Beyond: An Overview of the Business and Biodiversity Offsets Programme », Business and Biodiversity Offsets Programme (BBOP), 2013, Washington, D.C., 35 p.</text:p>
      <text:p text:style-name="P54"><text:soft-page-break/></text:p>
      <text:p text:style-name="P54"><text:span text:style-name="T8">Guide « espèces protégées, aménagements et infrastructures » Recommandations pour la prise en compte des enjeux liés aux espèces protégées et pour la conduite d’éventuelles procédures de dérogation au sens des articles L. 411-1 et L. 411-2 du code de l’environnement dans le cadre des projets d’aménagements et d’infrastructures</text:span>, Ministère de l'écologie, du Développement durable et de l'Énergie, Paris, 65 p.</text:p>
      <text:p text:style-name="P54"/>
      <text:p text:style-name="P54"><text:span text:style-name="T8">Modalités de mise en œuvre des mesures compensatoires</text:span>, Direction régionale de l'environnement, de l'aménagement et du logement de Franche-Comté, Besançon, 5 janvier 2011, 14 p.</text:p>
      <text:p text:style-name="P54"/>
      <text:p text:style-name="P53"><text:span text:style-name="T1">« Ecosystems and human well-being: Opportunities and challenges for business and Industry », Millennium ecosystem assessment, 2005, 36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orphans="0" fo:widows="0"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orphans="0" fo:widows="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fo:orphans="0" fo:widows="0"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1" style:family="paragraph" style:default-outline-level="">
      <style:paragraph-properties fo:orphans="2" fo:widows="2" fo:hyphenation-ladder-count="no-limit" style:writing-mode="lr-tb"/>
      <style:text-properties fo:color="#00000a"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Normal1" style:default-outline-level="" style:class="extra">
      <style:paragraph-properties text:number-lines="false" text:line-number="0"/>
    </style:style>
    <style:style style:name="annotation_20_text" style:display-name="annotation text" style:family="paragraph" style:parent-style-name="Normal1"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 style:display-name="footnote text" style:family="paragraph" style:default-outline-level="">
      <style:paragraph-properties fo:orphans="0" fo:widows="0" fo:hyphenation-ladder-count="no-limit" style:writing-mode="lr-tb"/>
      <style:text-properties fo:color="#00000a" fo:font-size="10pt" style:font-size-asian="10pt" style:font-name-complex="Mangal" style:font-family-complex="Mangal" style:font-family-generic-complex="system" style:font-pitch-complex="variable" style:font-size-complex="9pt" fo:hyphenate="false" fo:hyphenation-remain-char-count="2" fo:hyphenation-push-char-count="2"/>
    </style:style>
    <style:style style:name="title-doc-fir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la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oj-reference"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O-Normal" style:family="paragraph" style:default-outline-level="">
      <style:paragraph-properties fo:orphans="0" fo:widows="0" fo:hyphenation-ladder-count="no-limit" style:writing-mode="lr-tb"/>
      <style:text-properties fo:color="#00000a" fo:hyphenate="false" fo:hyphenation-remain-char-count="2" fo:hyphenation-push-char-count="2"/>
    </style:style>
    <style:style style:name="textecentre"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End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Salutation" style:family="paragraph" style:parent-style-name="Standard" style:default-outline-level="" style:class="text">
      <style:paragraph-properties text:number-lines="false" text:line-number="0"/>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orphans="2" fo:widows="2" fo:hyphenation-ladder-count="no-limit" style:writing-mode="lr-tb"/>
      <style:text-properties fo:color="#00000a" style:font-name-complex="Mangal" style:font-family-complex="Mangal" style:font-family-generic-complex="system" style:font-pitch-complex="variable" style:font-size-complex="10.5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fo:hyphenation-remain-char-count="2" fo:hyphenation-push-char-count="2"/>
    </style:style>
    <style:style style:name="Footnote_20_Text" style:display-name="Footnote 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reference" style:display-name="footnote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_20_Char" style:display-name="Footnote Text Char" style:family="text" style:parent-style-name="Default_20_Paragraph_20_Font">
      <style:text-properties fo:color="#00000a" fo:font-size="10pt" style:font-size-asian="10pt" style:font-name-complex="Mangal" style:font-family-complex="Mangal" style:font-family-generic-complex="system" style:font-pitch-complex="variable" style:font-size-complex="9pt"/>
    </style:style>
    <style:style style:name="st" style:family="text" style:parent-style-name="Default_20_Paragraph_20_Font"/>
    <style:style style:name="soussection" style:family="text" style:parent-style-name="Default_20_Paragraph_20_Font"/>
    <style:style style:name="chapitre1dp04" style:family="text" style:parent-style-name="Default_20_Paragraph_20_Font"/>
    <style:style style:name="chapitre" style:family="text" style:parent-style-name="Default_20_Paragraph_20_Font"/>
    <style:style style:name="chiffredp04" style:family="text" style:parent-style-name="Default_20_Paragraph_20_Font"/>
    <style:style style:name="secti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Endnote_20_anchor" style:display-name="Endnote anchor" style:family="text">
      <style:text-properties style:text-position="super 58%"/>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info" style:family="text" style:parent-style-name="Default_20_Paragraph_20_Font"/>
    <style:style style:name="exemple" style:family="text" style:parent-style-name="Default_20_Paragraph_20_Font"/>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highlight" style:family="text" style:parent-style-name="Default_20_Paragraph_20_Font"/>
    <style:style style:name="Header_20_Char1" style:display-name="Head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Footer_20_Char1" style:display-name="Foot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cm" fo:margin-left="2cm" fo:margin-right="2cm" style:writing-mode="lr-tb" style:layout-grid-color="#c0c0c0" style:layout-grid-lines="65"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Endnote" style:page-layout-name="Mpm3"/>
    <style:master-page style:name="MP0"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giaire - Benjamin - Enhesa</meta:initial-creator>
    <meta:editing-cycles>18</meta:editing-cycles>
    <meta:creation-date>2014-08-29T10:09:00</meta:creation-date>
    <dc:date>2014-09-04T22:55:25.594676865</dc:date>
    <dc:language>fr-FR</dc:language>
    <meta:editing-duration>PT8H32M15S</meta:editing-duration>
    <meta:generator>LibreOffice/4.2.6.3$Linux_X86_64 LibreOffice_project/420m0$Build-3</meta:generator>
    <meta:document-statistic meta:table-count="0" meta:image-count="0" meta:object-count="0" meta:page-count="52" meta:paragraph-count="429" meta:word-count="20805" meta:character-count="139854" meta:non-whitespace-character-count="11919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